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44"/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274" calcext:value-type="float">
            <text:p>13274</text:p>
          </table:table-cell>
          <table:table-cell office:value-type="string" calcext:value-type="string">
            <text:p>11961_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40" calcext:value-type="float">
            <text:p>11640</text:p>
          </table:table-cell>
          <table:table-cell office:value-type="string" calcext:value-type="string">
            <text:p>11673_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12381_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71" calcext:value-type="float">
            <text:p>14271</text:p>
          </table:table-cell>
          <table:table-cell office:value-type="string" calcext:value-type="string">
            <text:p>12044_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06_0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10361_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94" calcext:value-type="float">
            <text:p>8494</text:p>
          </table:table-cell>
          <table:table-cell office:value-type="string" calcext:value-type="string">
            <text:p>11135_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127" calcext:value-type="float">
            <text:p>23127</text:p>
          </table:table-cell>
          <table:table-cell office:value-type="string" calcext:value-type="string">
            <text:p>13178_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295" calcext:value-type="float">
            <text:p>24295</text:p>
          </table:table-cell>
          <table:table-cell office:value-type="string" calcext:value-type="string">
            <text:p>13348_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</table:table-row>
      </table:table>
      <table:table table:name="工作表2" table:style-name="ta1">
        <table:table-column table:style-name="co1" table:number-columns-repeated="3" table:default-cell-style-name="ce1"/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column table:style-name="co1" table:default-cell-style-name="ce4"/>
        <table:table-column table:style-name="co1" table:number-columns-repeated="999" table:default-cell-style-name="Default"/>
        <table:table-row table:style-name="ro1"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table:style-name="ce3" office:value-type="float" office:value="0.276423" calcext:value-type="float">
            <text:p>0.276423</text:p>
          </table:table-cell>
          <table:table-cell table:style-name="ce3" office:value-type="float" office:value="0.246659" calcext:value-type="float">
            <text:p>0.246659</text:p>
          </table:table-cell>
          <table:table-cell table:style-name="ce3" office:value-type="float" office:value="0.643985" calcext:value-type="float">
            <text:p>0.643985</text:p>
          </table:table-cell>
          <table:table-cell table:style-name="ce3" office:value-type="float" office:value="0.348724" calcext:value-type="float">
            <text:p>0.348724</text:p>
          </table:table-cell>
          <table:table-cell office:value-type="float" office:value="0.538275" calcext:value-type="float">
            <text:p>0.538275</text:p>
          </table:table-cell>
          <table:table-cell office:value-type="float" office:value="0.315917" calcext:value-type="float">
            <text:p>0.315917</text:p>
          </table:table-cell>
          <table:table-cell office:value-type="float" office:value="0.238153" calcext:value-type="float">
            <text:p>0.238153</text:p>
          </table:table-cell>
          <table:table-cell office:value-type="float" office:value="0.257594" calcext:value-type="float">
            <text:p>0.257594</text:p>
          </table:table-cell>
          <table:table-cell office:value-type="float" office:value="0.168894" calcext:value-type="float">
            <text:p>0.168894</text:p>
          </table:table-cell>
          <table:table-cell office:value-type="float" office:value="0.465371" calcext:value-type="float">
            <text:p>0.465371</text:p>
          </table:table-cell>
          <table:table-cell table:formula="of:=AVERAGE([.D2:.M2])" office:value-type="float" office:value="0.3499995" calcext:value-type="float">
            <text:p>0.3499995</text:p>
          </table:table-cell>
          <table:table-cell table:style-name="ce4" office:value-type="float" office:value="11060" calcext:value-type="float">
            <text:p>11060</text:p>
          </table:table-cell>
          <table:table-cell table:style-name="ce4" office:value-type="float" office:value="11030" calcext:value-type="float">
            <text:p>11030</text:p>
          </table:table-cell>
          <table:table-cell table:style-name="ce4" office:value-type="float" office:value="11597" calcext:value-type="float">
            <text:p>11597</text:p>
          </table:table-cell>
          <table:table-cell table:style-name="ce4" office:value-type="float" office:value="10482" calcext:value-type="float">
            <text:p>10482</text:p>
          </table:table-cell>
          <table:table-cell table:style-name="ce4" office:value-type="float" office:value="13215" calcext:value-type="float">
            <text:p>13215</text:p>
          </table:table-cell>
          <table:table-cell office:value-type="float" office:value="9915" calcext:value-type="float">
            <text:p>9915</text:p>
          </table:table-cell>
          <table:table-cell office:value-type="float" office:value="11337" calcext:value-type="float">
            <text:p>11337</text:p>
          </table:table-cell>
          <table:table-cell office:value-type="float" office:value="10574" calcext:value-type="float">
            <text:p>10574</text:p>
          </table:table-cell>
          <table:table-cell office:value-type="float" office:value="10430" calcext:value-type="float">
            <text:p>10430</text:p>
          </table:table-cell>
          <table:table-cell office:value-type="float" office:value="12939" calcext:value-type="float">
            <text:p>12939</text:p>
          </table:table-cell>
          <table:table-cell table:formula="of:=AVERAGE([.O2:.X2])" office:value-type="float" office:value="11257.9" calcext:value-type="float">
            <text:p>11257.9</text:p>
          </table:table-cell>
          <table:table-cell table:formula="of:=[.Y2]/131246" office:value-type="float" office:value="0.0857770903494202" calcext:value-type="float">
            <text:p>0.0857770903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table:style-name="ce3" office:value-type="float" office:value="0.537313" calcext:value-type="float">
            <text:p>0.537313</text:p>
          </table:table-cell>
          <table:table-cell table:style-name="ce3" office:value-type="float" office:value="0.46748" calcext:value-type="float">
            <text:p>0.46748</text:p>
          </table:table-cell>
          <table:table-cell table:style-name="ce3" office:value-type="float" office:value="0.711382" calcext:value-type="float">
            <text:p>0.711382</text:p>
          </table:table-cell>
          <table:table-cell table:style-name="ce3" office:value-type="float" office:value="0.264228" calcext:value-type="float">
            <text:p>0.264228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0.54065" calcext:value-type="float">
            <text:p>0.54065</text:p>
          </table:table-cell>
          <table:table-cell office:value-type="float" office:value="0.337398" calcext:value-type="float">
            <text:p>0.337398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50813" calcext:value-type="float">
            <text:p>0.50813</text:p>
          </table:table-cell>
          <table:table-cell table:formula="of:=AVERAGE([.D3:.M3])" office:value-type="float" office:value="0.4634873" calcext:value-type="float">
            <text:p>0.4634873</text:p>
          </table:table-cell>
          <table:table-cell table:style-name="ce4" office:value-type="float" office:value="8602" calcext:value-type="float">
            <text:p>8602</text:p>
          </table:table-cell>
          <table:table-cell table:style-name="ce4" office:value-type="float" office:value="10672" calcext:value-type="float">
            <text:p>10672</text:p>
          </table:table-cell>
          <table:table-cell table:style-name="ce4" office:value-type="float" office:value="10371" calcext:value-type="float">
            <text:p>10371</text:p>
          </table:table-cell>
          <table:table-cell table:style-name="ce4" office:value-type="float" office:value="9213" calcext:value-type="float">
            <text:p>9213</text:p>
          </table:table-cell>
          <table:table-cell table:style-name="ce4" office:value-type="float" office:value="9180" calcext:value-type="float">
            <text:p>9180</text:p>
          </table:table-cell>
          <table:table-cell office:value-type="float" office:value="11315" calcext:value-type="float">
            <text:p>11315</text:p>
          </table:table-cell>
          <table:table-cell office:value-type="float" office:value="12521" calcext:value-type="float">
            <text:p>12521</text:p>
          </table:table-cell>
          <table:table-cell office:value-type="float" office:value="10906" calcext:value-type="float">
            <text:p>10906</text:p>
          </table:table-cell>
          <table:table-cell office:value-type="float" office:value="10159" calcext:value-type="float">
            <text:p>10159</text:p>
          </table:table-cell>
          <table:table-cell office:value-type="float" office:value="13521" calcext:value-type="float">
            <text:p>13521</text:p>
          </table:table-cell>
          <table:table-cell table:formula="of:=AVERAGE([.O3:.X3])" office:value-type="float" office:value="10646" calcext:value-type="float">
            <text:p>10646</text:p>
          </table:table-cell>
          <table:table-cell table:formula="of:=[.Y3]/131246" office:value-type="float" office:value="0.0811148530240922" calcext:value-type="float">
            <text:p>0.081114853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table:style-name="ce3" office:value-type="float" office:value="0.615385" calcext:value-type="float">
            <text:p>0.615385</text:p>
          </table:table-cell>
          <table:table-cell table:style-name="ce3" office:value-type="float" office:value="0.238806" calcext:value-type="float">
            <text:p>0.238806</text:p>
          </table:table-cell>
          <table:table-cell table:style-name="ce3" office:value-type="float" office:value="0.470149" calcext:value-type="float">
            <text:p>0.470149</text:p>
          </table:table-cell>
          <table:table-cell table:style-name="ce3" office:value-type="float" office:value="0.343284" calcext:value-type="float">
            <text:p>0.343284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343284" calcext:value-type="float">
            <text:p>0.343284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253731" calcext:value-type="float">
            <text:p>0.253731</text:p>
          </table:table-cell>
          <table:table-cell office:value-type="float" office:value="0.395522" calcext:value-type="float">
            <text:p>0.395522</text:p>
          </table:table-cell>
          <table:table-cell office:value-type="float" office:value="0.641791" calcext:value-type="float">
            <text:p>0.641791</text:p>
          </table:table-cell>
          <table:table-cell table:formula="of:=AVERAGE([.D4:.M4])" office:value-type="float" office:value="0.432434" calcext:value-type="float">
            <text:p>0.432434</text:p>
          </table:table-cell>
          <table:table-cell table:style-name="ce4" office:value-type="float" office:value="11031" calcext:value-type="float">
            <text:p>11031</text:p>
          </table:table-cell>
          <table:table-cell table:style-name="ce4" office:value-type="float" office:value="10690" calcext:value-type="float">
            <text:p>10690</text:p>
          </table:table-cell>
          <table:table-cell table:style-name="ce4" office:value-type="float" office:value="10977" calcext:value-type="float">
            <text:p>10977</text:p>
          </table:table-cell>
          <table:table-cell table:style-name="ce4" office:value-type="float" office:value="10898" calcext:value-type="float">
            <text:p>10898</text:p>
          </table:table-cell>
          <table:table-cell table:style-name="ce4" office:value-type="float" office:value="13617" calcext:value-type="float">
            <text:p>13617</text:p>
          </table:table-cell>
          <table:table-cell office:value-type="float" office:value="10000" calcext:value-type="float">
            <text:p>10000</text:p>
          </table:table-cell>
          <table:table-cell office:value-type="float" office:value="12521" calcext:value-type="float">
            <text:p>12521</text:p>
          </table:table-cell>
          <table:table-cell office:value-type="float" office:value="9977" calcext:value-type="float">
            <text:p>9977</text:p>
          </table:table-cell>
          <table:table-cell office:value-type="float" office:value="11994" calcext:value-type="float">
            <text:p>11994</text:p>
          </table:table-cell>
          <table:table-cell office:value-type="float" office:value="17852" calcext:value-type="float">
            <text:p>17852</text:p>
          </table:table-cell>
          <table:table-cell table:formula="of:=AVERAGE([.O4:.X4])" office:value-type="float" office:value="11955.7" calcext:value-type="float">
            <text:p>11955.7</text:p>
          </table:table-cell>
          <table:table-cell table:formula="of:=[.Y4]/131246" office:value-type="float" office:value="0.0910938238117733" calcext:value-type="float">
            <text:p>0.0910938238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table:style-name="ce3" office:value-type="float" office:value="0.624146" calcext:value-type="float">
            <text:p>0.624146</text:p>
          </table:table-cell>
          <table:table-cell table:style-name="ce3" office:value-type="float" office:value="0.517483" calcext:value-type="float">
            <text:p>0.517483</text:p>
          </table:table-cell>
          <table:table-cell table:style-name="ce3" office:value-type="float" office:value="0.636364" calcext:value-type="float">
            <text:p>0.636364</text:p>
          </table:table-cell>
          <table:table-cell table:style-name="ce3" office:value-type="float" office:value="0.657343" calcext:value-type="float">
            <text:p>0.657343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58042" calcext:value-type="float">
            <text:p>0.58042</text:p>
          </table:table-cell>
          <table:table-cell office:value-type="float" office:value="0.685315" calcext:value-type="float">
            <text:p>0.685315</text:p>
          </table:table-cell>
          <table:table-cell office:value-type="float" office:value="0.251748" calcext:value-type="float">
            <text:p>0.251748</text:p>
          </table:table-cell>
          <table:table-cell table:formula="of:=AVERAGE([.D5:.M5])" office:value-type="float" office:value="0.5771001" calcext:value-type="float">
            <text:p>0.5771001</text:p>
          </table:table-cell>
          <table:table-cell table:style-name="ce4" office:value-type="float" office:value="10729" calcext:value-type="float">
            <text:p>10729</text:p>
          </table:table-cell>
          <table:table-cell table:style-name="ce4" office:value-type="float" office:value="10451" calcext:value-type="float">
            <text:p>10451</text:p>
          </table:table-cell>
          <table:table-cell table:style-name="ce4" office:value-type="float" office:value="10139" calcext:value-type="float">
            <text:p>10139</text:p>
          </table:table-cell>
          <table:table-cell table:style-name="ce4" office:value-type="float" office:value="11630" calcext:value-type="float">
            <text:p>11630</text:p>
          </table:table-cell>
          <table:table-cell table:style-name="ce4" office:value-type="float" office:value="10228" calcext:value-type="float">
            <text:p>10228</text:p>
          </table:table-cell>
          <table:table-cell office:value-type="float" office:value="9628" calcext:value-type="float">
            <text:p>9628</text:p>
          </table:table-cell>
          <table:table-cell office:value-type="float" office:value="11075" calcext:value-type="float">
            <text:p>11075</text:p>
          </table:table-cell>
          <table:table-cell office:value-type="float" office:value="8476" calcext:value-type="float">
            <text:p>8476</text:p>
          </table:table-cell>
          <table:table-cell office:value-type="float" office:value="11340" calcext:value-type="float">
            <text:p>11340</text:p>
          </table:table-cell>
          <table:table-cell office:value-type="float" office:value="14559" calcext:value-type="float">
            <text:p>14559</text:p>
          </table:table-cell>
          <table:table-cell table:formula="of:=AVERAGE([.O5:.X5])" office:value-type="float" office:value="10825.5" calcext:value-type="float">
            <text:p>10825.5</text:p>
          </table:table-cell>
          <table:table-cell table:formula="of:=[.Y5]/131246" office:value-type="float" office:value="0.0824825137528001" calcext:value-type="float">
            <text:p>0.0824825138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table:style-name="ce3" office:value-type="float" office:value="0.751445" calcext:value-type="float">
            <text:p>0.751445</text:p>
          </table:table-cell>
          <table:table-cell table:style-name="ce3" office:value-type="float" office:value="0.797267" calcext:value-type="float">
            <text:p>0.797267</text:p>
          </table:table-cell>
          <table:table-cell table:style-name="ce3" office:value-type="float" office:value="0.601367" calcext:value-type="float">
            <text:p>0.601367</text:p>
          </table:table-cell>
          <table:table-cell table:style-name="ce3" office:value-type="float" office:value="0.432802" calcext:value-type="float">
            <text:p>0.432802</text:p>
          </table:table-cell>
          <table:table-cell office:value-type="float" office:value="0.389522" calcext:value-type="float">
            <text:p>0.389522</text:p>
          </table:table-cell>
          <table:table-cell office:value-type="float" office:value="0.535308" calcext:value-type="float">
            <text:p>0.535308</text:p>
          </table:table-cell>
          <table:table-cell office:value-type="float" office:value="0.47836" calcext:value-type="float">
            <text:p>0.47836</text:p>
          </table:table-cell>
          <table:table-cell office:value-type="float" office:value="0.503417" calcext:value-type="float">
            <text:p>0.503417</text:p>
          </table:table-cell>
          <table:table-cell office:value-type="float" office:value="0.615034" calcext:value-type="float">
            <text:p>0.615034</text:p>
          </table:table-cell>
          <table:table-cell office:value-type="float" office:value="0.731207" calcext:value-type="float">
            <text:p>0.731207</text:p>
          </table:table-cell>
          <table:table-cell table:formula="of:=AVERAGE([.D6:.M6])" office:value-type="float" office:value="0.5835729" calcext:value-type="float">
            <text:p>0.5835729</text:p>
          </table:table-cell>
          <table:table-cell table:style-name="ce4" office:value-type="float" office:value="9503" calcext:value-type="float">
            <text:p>9503</text:p>
          </table:table-cell>
          <table:table-cell table:style-name="ce4" office:value-type="float" office:value="11463" calcext:value-type="float">
            <text:p>11463</text:p>
          </table:table-cell>
          <table:table-cell table:style-name="ce4" office:value-type="float" office:value="11875" calcext:value-type="float">
            <text:p>11875</text:p>
          </table:table-cell>
          <table:table-cell table:style-name="ce4" office:value-type="float" office:value="9824" calcext:value-type="float">
            <text:p>9824</text:p>
          </table:table-cell>
          <table:table-cell table:style-name="ce4" office:value-type="float" office:value="9328" calcext:value-type="float">
            <text:p>9328</text:p>
          </table:table-cell>
          <table:table-cell office:value-type="float" office:value="10903" calcext:value-type="float">
            <text:p>10903</text:p>
          </table:table-cell>
          <table:table-cell office:value-type="float" office:value="11075" calcext:value-type="float">
            <text:p>11075</text:p>
          </table:table-cell>
          <table:table-cell office:value-type="float" office:value="10264" calcext:value-type="float">
            <text:p>10264</text:p>
          </table:table-cell>
          <table:table-cell office:value-type="float" office:value="12361" calcext:value-type="float">
            <text:p>12361</text:p>
          </table:table-cell>
          <table:table-cell office:value-type="float" office:value="18200" calcext:value-type="float">
            <text:p>18200</text:p>
          </table:table-cell>
          <table:table-cell table:formula="of:=AVERAGE([.O6:.X6])" office:value-type="float" office:value="11479.6" calcext:value-type="float">
            <text:p>11479.6</text:p>
          </table:table-cell>
          <table:table-cell table:formula="of:=[.Y6]/131246" office:value-type="float" office:value="0.0874662846867714" calcext:value-type="float">
            <text:p>0.0874662847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table:style-name="ce3" office:value-type="float" office:value="0.268293" calcext:value-type="float">
            <text:p>0.268293</text:p>
          </table:table-cell>
          <table:table-cell table:style-name="ce3" office:value-type="float" office:value="0.491329" calcext:value-type="float">
            <text:p>0.491329</text:p>
          </table:table-cell>
          <table:table-cell table:style-name="ce3" office:value-type="float" office:value="0.635838" calcext:value-type="float">
            <text:p>0.635838</text:p>
          </table:table-cell>
          <table:table-cell table:style-name="ce3" office:value-type="float" office:value="0.763006" calcext:value-type="float">
            <text:p>0.763006</text:p>
          </table:table-cell>
          <table:table-cell office:value-type="float" office:value="0.745665" calcext:value-type="float">
            <text:p>0.745665</text:p>
          </table:table-cell>
          <table:table-cell office:value-type="float" office:value="0.751445" calcext:value-type="float">
            <text:p>0.751445</text:p>
          </table:table-cell>
          <table:table-cell office:value-type="float" office:value="0.924855" calcext:value-type="float">
            <text:p>0.924855</text:p>
          </table:table-cell>
          <table:table-cell office:value-type="float" office:value="0.83815" calcext:value-type="float">
            <text:p>0.83815</text:p>
          </table:table-cell>
          <table:table-cell office:value-type="float" office:value="0.416185" calcext:value-type="float">
            <text:p>0.416185</text:p>
          </table:table-cell>
          <table:table-cell office:value-type="float" office:value="0.728324" calcext:value-type="float">
            <text:p>0.728324</text:p>
          </table:table-cell>
          <table:table-cell table:formula="of:=AVERAGE([.D7:.M7])" office:value-type="float" office:value="0.656309" calcext:value-type="float">
            <text:p>0.656309</text:p>
          </table:table-cell>
          <table:table-cell table:style-name="ce4" office:value-type="float" office:value="12190" calcext:value-type="float">
            <text:p>12190</text:p>
          </table:table-cell>
          <table:table-cell table:style-name="ce4" office:value-type="float" office:value="10178" calcext:value-type="float">
            <text:p>10178</text:p>
          </table:table-cell>
          <table:table-cell table:style-name="ce4" office:value-type="float" office:value="9909" calcext:value-type="float">
            <text:p>9909</text:p>
          </table:table-cell>
          <table:table-cell table:style-name="ce4" office:value-type="float" office:value="10907" calcext:value-type="float">
            <text:p>10907</text:p>
          </table:table-cell>
          <table:table-cell table:style-name="ce4" office:value-type="float" office:value="11724" calcext:value-type="float">
            <text:p>11724</text:p>
          </table:table-cell>
          <table:table-cell office:value-type="float" office:value="11280" calcext:value-type="float">
            <text:p>11280</text:p>
          </table:table-cell>
          <table:table-cell office:value-type="float" office:value="11429" calcext:value-type="float">
            <text:p>11429</text:p>
          </table:table-cell>
          <table:table-cell office:value-type="float" office:value="10651" calcext:value-type="float">
            <text:p>10651</text:p>
          </table:table-cell>
          <table:table-cell office:value-type="float" office:value="9769" calcext:value-type="float">
            <text:p>9769</text:p>
          </table:table-cell>
          <table:table-cell office:value-type="float" office:value="15040" calcext:value-type="float">
            <text:p>15040</text:p>
          </table:table-cell>
          <table:table-cell table:formula="of:=AVERAGE([.O7:.X7])" office:value-type="float" office:value="11307.7" calcext:value-type="float">
            <text:p>11307.7</text:p>
          </table:table-cell>
          <table:table-cell table:formula="of:=[.Y7]/131246" office:value-type="float" office:value="0.0861565304847386" calcext:value-type="float">
            <text:p>0.0861565305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table:style-name="ce3" office:value-type="float" office:value="0.558931" calcext:value-type="float">
            <text:p>0.558931</text:p>
          </table:table-cell>
          <table:table-cell table:style-name="ce3" office:value-type="float" office:value="0.240418" calcext:value-type="float">
            <text:p>0.240418</text:p>
          </table:table-cell>
          <table:table-cell table:style-name="ce3" office:value-type="float" office:value="0.393728" calcext:value-type="float">
            <text:p>0.393728</text:p>
          </table:table-cell>
          <table:table-cell table:style-name="ce3" office:value-type="float" office:value="0.142857" calcext:value-type="float">
            <text:p>0.142857</text:p>
          </table:table-cell>
          <table:table-cell office:value-type="float" office:value="0.332753" calcext:value-type="float">
            <text:p>0.332753</text:p>
          </table:table-cell>
          <table:table-cell office:value-type="float" office:value="0.45122" calcext:value-type="float">
            <text:p>0.45122</text:p>
          </table:table-cell>
          <table:table-cell office:value-type="float" office:value="0.228223" calcext:value-type="float">
            <text:p>0.228223</text:p>
          </table:table-cell>
          <table:table-cell office:value-type="float" office:value="0.200348" calcext:value-type="float">
            <text:p>0.200348</text:p>
          </table:table-cell>
          <table:table-cell office:value-type="float" office:value="0.289199" calcext:value-type="float">
            <text:p>0.289199</text:p>
          </table:table-cell>
          <table:table-cell office:value-type="float" office:value="0.38676" calcext:value-type="float">
            <text:p>0.38676</text:p>
          </table:table-cell>
          <table:table-cell table:formula="of:=AVERAGE([.D8:.M8])" office:value-type="float" office:value="0.3224437" calcext:value-type="float">
            <text:p>0.3224437</text:p>
          </table:table-cell>
          <table:table-cell table:style-name="ce4" office:value-type="float" office:value="10640" calcext:value-type="float">
            <text:p>10640</text:p>
          </table:table-cell>
          <table:table-cell table:style-name="ce4" office:value-type="float" office:value="9361" calcext:value-type="float">
            <text:p>9361</text:p>
          </table:table-cell>
          <table:table-cell table:style-name="ce4" office:value-type="float" office:value="10171" calcext:value-type="float">
            <text:p>10171</text:p>
          </table:table-cell>
          <table:table-cell table:style-name="ce4" office:value-type="float" office:value="11706" calcext:value-type="float">
            <text:p>11706</text:p>
          </table:table-cell>
          <table:table-cell table:style-name="ce4" office:value-type="float" office:value="9814" calcext:value-type="float">
            <text:p>9814</text:p>
          </table:table-cell>
          <table:table-cell office:value-type="float" office:value="10445" calcext:value-type="float">
            <text:p>10445</text:p>
          </table:table-cell>
          <table:table-cell office:value-type="float" office:value="9470" calcext:value-type="float">
            <text:p>9470</text:p>
          </table:table-cell>
          <table:table-cell office:value-type="float" office:value="10021" calcext:value-type="float">
            <text:p>10021</text:p>
          </table:table-cell>
          <table:table-cell office:value-type="float" office:value="10512" calcext:value-type="float">
            <text:p>10512</text:p>
          </table:table-cell>
          <table:table-cell office:value-type="float" office:value="14095" calcext:value-type="float">
            <text:p>14095</text:p>
          </table:table-cell>
          <table:table-cell table:formula="of:=AVERAGE([.O8:.X8])" office:value-type="float" office:value="10623.5" calcext:value-type="float">
            <text:p>10623.5</text:p>
          </table:table-cell>
          <table:table-cell table:formula="of:=[.Y8]/131246" office:value-type="float" office:value="0.0809434192280146" calcext:value-type="float">
            <text:p>0.080943419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normalized matrix, hash table size: 2000, number of hash tables: 5</text:p>
          </table:table-cell>
          <table:covered-table-cell table:number-columns-repeated="1023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309842" calcext:value-type="float">
            <text:p>0.309842</text:p>
          </table:table-cell>
          <table:table-cell office:value-type="float" office:value="0.260024" calcext:value-type="float">
            <text:p>0.260024</text:p>
          </table:table-cell>
          <table:table-cell office:value-type="float" office:value="0.239368" calcext:value-type="float">
            <text:p>0.239368</text:p>
          </table:table-cell>
          <table:table-cell table:number-columns-repeated="2" office:value-type="float" office:value="0.556501" calcext:value-type="float">
            <text:p>0.556501</text:p>
          </table:table-cell>
          <table:table-cell office:value-type="float" office:value="0.300122" calcext:value-type="float">
            <text:p>0.300122</text:p>
          </table:table-cell>
          <table:table-cell office:value-type="float" office:value="0.437424" calcext:value-type="float">
            <text:p>0.437424</text:p>
          </table:table-cell>
          <table:table-cell office:value-type="float" office:value="0.211422" calcext:value-type="float">
            <text:p>0.211422</text:p>
          </table:table-cell>
          <table:table-cell office:value-type="float" office:value="0.441069" calcext:value-type="float">
            <text:p>0.441069</text:p>
          </table:table-cell>
          <table:table-cell table:formula="of:=AVERAGE([.D10:.M10])" office:value-type="float" office:value="0.3950183" calcext:value-type="float">
            <text:p>0.3950183</text:p>
          </table:table-cell>
          <table:table-cell office:value-type="float" office:value="11893" calcext:value-type="float">
            <text:p>11893</text:p>
          </table:table-cell>
          <table:table-cell office:value-type="float" office:value="10701" calcext:value-type="float">
            <text:p>10701</text:p>
          </table:table-cell>
          <table:table-cell office:value-type="float" office:value="11024" calcext:value-type="float">
            <text:p>11024</text:p>
          </table:table-cell>
          <table:table-cell office:value-type="float" office:value="11292" calcext:value-type="float">
            <text:p>11292</text:p>
          </table:table-cell>
          <table:table-cell table:number-columns-repeated="2" office:value-type="float" office:value="10759" calcext:value-type="float">
            <text:p>10759</text:p>
          </table:table-cell>
          <table:table-cell office:value-type="float" office:value="12952" calcext:value-type="float">
            <text:p>12952</text:p>
          </table:table-cell>
          <table:table-cell office:value-type="float" office:value="11195" calcext:value-type="float">
            <text:p>11195</text:p>
          </table:table-cell>
          <table:table-cell office:value-type="float" office:value="11732" calcext:value-type="float">
            <text:p>11732</text:p>
          </table:table-cell>
          <table:table-cell office:value-type="float" office:value="11255" calcext:value-type="float">
            <text:p>11255</text:p>
          </table:table-cell>
          <table:table-cell table:formula="of:=AVERAGE([.O10:.X10])" office:value-type="float" office:value="11356.2" calcext:value-type="float">
            <text:p>11356.2</text:p>
          </table:table-cell>
          <table:table-cell table:formula="of:=[.Y10]/131246" office:value-type="float" office:value="0.0865260655562836" calcext:value-type="float">
            <text:p>0.0865260656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479675" calcext:value-type="float">
            <text:p>0.479675</text:p>
          </table:table-cell>
          <table:table-cell office:value-type="float" office:value="0.410569" calcext:value-type="float">
            <text:p>0.410569</text:p>
          </table:table-cell>
          <table:table-cell office:value-type="float" office:value="0.471545" calcext:value-type="float">
            <text:p>0.471545</text:p>
          </table:table-cell>
          <table:table-cell office:value-type="float" office:value="0.617886" calcext:value-type="float">
            <text:p>0.617886</text:p>
          </table:table-cell>
          <table:table-cell table:number-columns-repeated="2" office:value-type="float" office:value="0.53252" calcext:value-type="float">
            <text:p>0.53252</text:p>
          </table:table-cell>
          <table:table-cell office:value-type="float" office:value="0.170732" calcext:value-type="float">
            <text:p>0.170732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341463" calcext:value-type="float">
            <text:p>0.341463</text:p>
          </table:table-cell>
          <table:table-cell office:value-type="float" office:value="0.325203" calcext:value-type="float">
            <text:p>0.325203</text:p>
          </table:table-cell>
          <table:table-cell table:formula="of:=AVERAGE([.D11:.M11])" office:value-type="float" office:value="0.458943" calcext:value-type="float">
            <text:p>0.458943</text:p>
          </table:table-cell>
          <table:table-cell office:value-type="float" office:value="11052" calcext:value-type="float">
            <text:p>11052</text:p>
          </table:table-cell>
          <table:table-cell office:value-type="float" office:value="9102" calcext:value-type="float">
            <text:p>9102</text:p>
          </table:table-cell>
          <table:table-cell office:value-type="float" office:value="11057" calcext:value-type="float">
            <text:p>11057</text:p>
          </table:table-cell>
          <table:table-cell office:value-type="float" office:value="10892" calcext:value-type="float">
            <text:p>10892</text:p>
          </table:table-cell>
          <table:table-cell table:number-columns-repeated="2" office:value-type="float" office:value="9688" calcext:value-type="float">
            <text:p>9688</text:p>
          </table:table-cell>
          <table:table-cell office:value-type="float" office:value="12988" calcext:value-type="float">
            <text:p>12988</text:p>
          </table:table-cell>
          <table:table-cell office:value-type="float" office:value="11203" calcext:value-type="float">
            <text:p>11203</text:p>
          </table:table-cell>
          <table:table-cell office:value-type="float" office:value="11791" calcext:value-type="float">
            <text:p>11791</text:p>
          </table:table-cell>
          <table:table-cell office:value-type="float" office:value="9945" calcext:value-type="float">
            <text:p>9945</text:p>
          </table:table-cell>
          <table:table-cell table:formula="of:=AVERAGE([.O11:.X11])" office:value-type="float" office:value="10740.6" calcext:value-type="float">
            <text:p>10740.6</text:p>
          </table:table-cell>
          <table:table-cell table:formula="of:=[.Y11]/131246" office:value-type="float" office:value="0.0818356368956006" calcext:value-type="float">
            <text:p>0.0818356369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38806" calcext:value-type="float">
            <text:p>0.38806</text:p>
          </table:table-cell>
          <table:table-cell office:value-type="float" office:value="0.641791" calcext:value-type="float">
            <text:p>0.641791</text:p>
          </table:table-cell>
          <table:table-cell office:value-type="float" office:value="0.701493" calcext:value-type="float">
            <text:p>0.701493</text:p>
          </table:table-cell>
          <table:table-cell office:value-type="float" office:value="0.80597" calcext:value-type="float">
            <text:p>0.80597</text:p>
          </table:table-cell>
          <table:table-cell table:number-columns-repeated="2" office:value-type="float" office:value="0.223881" calcext:value-type="float">
            <text:p>0.223881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574627" calcext:value-type="float">
            <text:p>0.574627</text:p>
          </table:table-cell>
          <table:table-cell office:value-type="float" office:value="0.552239" calcext:value-type="float">
            <text:p>0.552239</text:p>
          </table:table-cell>
          <table:table-cell office:value-type="float" office:value="0.529851" calcext:value-type="float">
            <text:p>0.529851</text:p>
          </table:table-cell>
          <table:table-cell table:formula="of:=AVERAGE([.D12:.M12])" office:value-type="float" office:value="0.5485077" calcext:value-type="float">
            <text:p>0.5485077</text:p>
          </table:table-cell>
          <table:table-cell office:value-type="float" office:value="9712" calcext:value-type="float">
            <text:p>9712</text:p>
          </table:table-cell>
          <table:table-cell office:value-type="float" office:value="10655" calcext:value-type="float">
            <text:p>10655</text:p>
          </table:table-cell>
          <table:table-cell office:value-type="float" office:value="12395" calcext:value-type="float">
            <text:p>12395</text:p>
          </table:table-cell>
          <table:table-cell office:value-type="float" office:value="12480" calcext:value-type="float">
            <text:p>12480</text:p>
          </table:table-cell>
          <table:table-cell table:number-columns-repeated="2" office:value-type="float" office:value="11777" calcext:value-type="float">
            <text:p>11777</text:p>
          </table:table-cell>
          <table:table-cell office:value-type="float" office:value="12725" calcext:value-type="float">
            <text:p>12725</text:p>
          </table:table-cell>
          <table:table-cell office:value-type="float" office:value="10915" calcext:value-type="float">
            <text:p>10915</text:p>
          </table:table-cell>
          <table:table-cell office:value-type="float" office:value="11102" calcext:value-type="float">
            <text:p>11102</text:p>
          </table:table-cell>
          <table:table-cell office:value-type="float" office:value="12567" calcext:value-type="float">
            <text:p>12567</text:p>
          </table:table-cell>
          <table:table-cell table:formula="of:=AVERAGE([.O12:.X12])" office:value-type="float" office:value="11610.5" calcext:value-type="float">
            <text:p>11610.5</text:p>
          </table:table-cell>
          <table:table-cell table:formula="of:=[.Y12]/131246" office:value-type="float" office:value="0.0884636484159517" calcext:value-type="float">
            <text:p>0.088463648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643357" calcext:value-type="float">
            <text:p>0.643357</text:p>
          </table:table-cell>
          <table:table-cell office:value-type="float" office:value="0.587413" calcext:value-type="float">
            <text:p>0.587413</text:p>
          </table:table-cell>
          <table:table-cell office:value-type="float" office:value="0.881119" calcext:value-type="float">
            <text:p>0.881119</text:p>
          </table:table-cell>
          <table:table-cell office:value-type="float" office:value="0.454545" calcext:value-type="float">
            <text:p>0.454545</text:p>
          </table:table-cell>
          <table:table-cell table:number-columns-repeated="2" office:value-type="float" office:value="0.531469" calcext:value-type="float">
            <text:p>0.531469</text:p>
          </table:table-cell>
          <table:table-cell office:value-type="float" office:value="0.93007" calcext:value-type="float">
            <text:p>0.93007</text:p>
          </table:table-cell>
          <table:table-cell office:value-type="float" office:value="0.762238" calcext:value-type="float">
            <text:p>0.762238</text:p>
          </table:table-cell>
          <table:table-cell office:value-type="float" office:value="0.706294" calcext:value-type="float">
            <text:p>0.706294</text:p>
          </table:table-cell>
          <table:table-cell office:value-type="float" office:value="0.776224" calcext:value-type="float">
            <text:p>0.776224</text:p>
          </table:table-cell>
          <table:table-cell table:formula="of:=AVERAGE([.D13:.M13])" office:value-type="float" office:value="0.6804198" calcext:value-type="float">
            <text:p>0.6804198</text:p>
          </table:table-cell>
          <table:table-cell office:value-type="float" office:value="10304" calcext:value-type="float">
            <text:p>10304</text:p>
          </table:table-cell>
          <table:table-cell office:value-type="float" office:value="9498" calcext:value-type="float">
            <text:p>9498</text:p>
          </table:table-cell>
          <table:table-cell office:value-type="float" office:value="11133" calcext:value-type="float">
            <text:p>11133</text:p>
          </table:table-cell>
          <table:table-cell office:value-type="float" office:value="10763" calcext:value-type="float">
            <text:p>10763</text:p>
          </table:table-cell>
          <table:table-cell table:number-columns-repeated="2" office:value-type="float" office:value="9325" calcext:value-type="float">
            <text:p>9325</text:p>
          </table:table-cell>
          <table:table-cell office:value-type="float" office:value="11776" calcext:value-type="float">
            <text:p>11776</text:p>
          </table:table-cell>
          <table:table-cell office:value-type="float" office:value="11974" calcext:value-type="float">
            <text:p>11974</text:p>
          </table:table-cell>
          <table:table-cell office:value-type="float" office:value="11459" calcext:value-type="float">
            <text:p>11459</text:p>
          </table:table-cell>
          <table:table-cell office:value-type="float" office:value="10900" calcext:value-type="float">
            <text:p>10900</text:p>
          </table:table-cell>
          <table:table-cell table:formula="of:=AVERAGE([.O13:.X13])" office:value-type="float" office:value="10645.7" calcext:value-type="float">
            <text:p>10645.7</text:p>
          </table:table-cell>
          <table:table-cell table:formula="of:=[.Y13]/131246" office:value-type="float" office:value="0.0811125672401445" calcext:value-type="float">
            <text:p>0.0811125672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701595" calcext:value-type="float">
            <text:p>0.701595</text:p>
          </table:table-cell>
          <table:table-cell office:value-type="float" office:value="0.396355" calcext:value-type="float">
            <text:p>0.396355</text:p>
          </table:table-cell>
          <table:table-cell office:value-type="float" office:value="0.457859" calcext:value-type="float">
            <text:p>0.457859</text:p>
          </table:table-cell>
          <table:table-cell office:value-type="float" office:value="0.640091" calcext:value-type="float">
            <text:p>0.640091</text:p>
          </table:table-cell>
          <table:table-cell table:number-columns-repeated="2" office:value-type="float" office:value="0.890661" calcext:value-type="float">
            <text:p>0.890661</text:p>
          </table:table-cell>
          <table:table-cell office:value-type="float" office:value="0.712984" calcext:value-type="float">
            <text:p>0.712984</text:p>
          </table:table-cell>
          <table:table-cell office:value-type="float" office:value="0.806378" calcext:value-type="float">
            <text:p>0.806378</text:p>
          </table:table-cell>
          <table:table-cell office:value-type="float" office:value="0.599089" calcext:value-type="float">
            <text:p>0.599089</text:p>
          </table:table-cell>
          <table:table-cell office:value-type="float" office:value="0.350797" calcext:value-type="float">
            <text:p>0.350797</text:p>
          </table:table-cell>
          <table:table-cell table:formula="of:=AVERAGE([.D14:.M14])" office:value-type="float" office:value="0.644647" calcext:value-type="float">
            <text:p>0.644647</text:p>
          </table:table-cell>
          <table:table-cell office:value-type="float" office:value="9569" calcext:value-type="float">
            <text:p>9569</text:p>
          </table:table-cell>
          <table:table-cell office:value-type="float" office:value="10587" calcext:value-type="float">
            <text:p>10587</text:p>
          </table:table-cell>
          <table:table-cell office:value-type="float" office:value="10926" calcext:value-type="float">
            <text:p>10926</text:p>
          </table:table-cell>
          <table:table-cell office:value-type="float" office:value="11537" calcext:value-type="float">
            <text:p>11537</text:p>
          </table:table-cell>
          <table:table-cell table:number-columns-repeated="2" office:value-type="float" office:value="10843" calcext:value-type="float">
            <text:p>10843</text:p>
          </table:table-cell>
          <table:table-cell office:value-type="float" office:value="9317" calcext:value-type="float">
            <text:p>9317</text:p>
          </table:table-cell>
          <table:table-cell office:value-type="float" office:value="11802" calcext:value-type="float">
            <text:p>11802</text:p>
          </table:table-cell>
          <table:table-cell office:value-type="float" office:value="11213" calcext:value-type="float">
            <text:p>11213</text:p>
          </table:table-cell>
          <table:table-cell office:value-type="float" office:value="10488" calcext:value-type="float">
            <text:p>10488</text:p>
          </table:table-cell>
          <table:table-cell table:formula="of:=AVERAGE([.O14:.X14])" office:value-type="float" office:value="10712.5" calcext:value-type="float">
            <text:p>10712.5</text:p>
          </table:table-cell>
          <table:table-cell table:formula="of:=[.Y14]/131246" office:value-type="float" office:value="0.0816215351324993" calcext:value-type="float">
            <text:p>0.0816215351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716763" calcext:value-type="float">
            <text:p>0.716763</text:p>
          </table:table-cell>
          <table:table-cell office:value-type="float" office:value="0.583815" calcext:value-type="float">
            <text:p>0.583815</text:p>
          </table:table-cell>
          <table:table-cell office:value-type="float" office:value="0.589595" calcext:value-type="float">
            <text:p>0.589595</text:p>
          </table:table-cell>
          <table:table-cell office:value-type="float" office:value="0.578035" calcext:value-type="float">
            <text:p>0.578035</text:p>
          </table:table-cell>
          <table:table-cell table:number-columns-repeated="2" office:value-type="float" office:value="0.797688" calcext:value-type="float">
            <text:p>0.797688</text:p>
          </table:table-cell>
          <table:table-cell office:value-type="float" office:value="0.65896" calcext:value-type="float">
            <text:p>0.65896</text:p>
          </table:table-cell>
          <table:table-cell office:value-type="float" office:value="0.728324" calcext:value-type="float">
            <text:p>0.728324</text:p>
          </table:table-cell>
          <table:table-cell office:value-type="float" office:value="0.601156" calcext:value-type="float">
            <text:p>0.601156</text:p>
          </table:table-cell>
          <table:table-cell office:value-type="float" office:value="0.734104" calcext:value-type="float">
            <text:p>0.734104</text:p>
          </table:table-cell>
          <table:table-cell table:formula="of:=AVERAGE([.D15:.M15])" office:value-type="float" office:value="0.6786128" calcext:value-type="float">
            <text:p>0.6786128</text:p>
          </table:table-cell>
          <table:table-cell office:value-type="float" office:value="11132" calcext:value-type="float">
            <text:p>11132</text:p>
          </table:table-cell>
          <table:table-cell office:value-type="float" office:value="10185" calcext:value-type="float">
            <text:p>10185</text:p>
          </table:table-cell>
          <table:table-cell office:value-type="float" office:value="10801" calcext:value-type="float">
            <text:p>10801</text:p>
          </table:table-cell>
          <table:table-cell office:value-type="float" office:value="10065" calcext:value-type="float">
            <text:p>10065</text:p>
          </table:table-cell>
          <table:table-cell table:number-columns-repeated="2" office:value-type="float" office:value="11870" calcext:value-type="float">
            <text:p>11870</text:p>
          </table:table-cell>
          <table:table-cell office:value-type="float" office:value="10774" calcext:value-type="float">
            <text:p>10774</text:p>
          </table:table-cell>
          <table:table-cell office:value-type="float" office:value="12021" calcext:value-type="float">
            <text:p>12021</text:p>
          </table:table-cell>
          <table:table-cell office:value-type="float" office:value="9388" calcext:value-type="float">
            <text:p>9388</text:p>
          </table:table-cell>
          <table:table-cell office:value-type="float" office:value="11457" calcext:value-type="float">
            <text:p>11457</text:p>
          </table:table-cell>
          <table:table-cell table:formula="of:=AVERAGE([.O15:.X15])" office:value-type="float" office:value="10956.3" calcext:value-type="float">
            <text:p>10956.3</text:p>
          </table:table-cell>
          <table:table-cell table:formula="of:=[.Y15]/131246" office:value-type="float" office:value="0.0834791155539978" calcext:value-type="float">
            <text:p>0.0834791156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186411" calcext:value-type="float">
            <text:p>0.186411</text:p>
          </table:table-cell>
          <table:table-cell office:value-type="float" office:value="0.339721" calcext:value-type="float">
            <text:p>0.339721</text:p>
          </table:table-cell>
          <table:table-cell office:value-type="float" office:value="0.301394" calcext:value-type="float">
            <text:p>0.301394</text:p>
          </table:table-cell>
          <table:table-cell office:value-type="float" office:value="0.41115" calcext:value-type="float">
            <text:p>0.41115</text:p>
          </table:table-cell>
          <table:table-cell table:number-columns-repeated="2" office:value-type="float" office:value="0.423345" calcext:value-type="float">
            <text:p>0.423345</text:p>
          </table:table-cell>
          <table:table-cell office:value-type="float" office:value="0.461672" calcext:value-type="float">
            <text:p>0.461672</text:p>
          </table:table-cell>
          <table:table-cell office:value-type="float" office:value="0.336237" calcext:value-type="float">
            <text:p>0.336237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0.256098" calcext:value-type="float">
            <text:p>0.256098</text:p>
          </table:table-cell>
          <table:table-cell table:formula="of:=AVERAGE([.D16:.M16])" office:value-type="float" office:value="0.3390244" calcext:value-type="float">
            <text:p>0.3390244</text:p>
          </table:table-cell>
          <table:table-cell office:value-type="float" office:value="9731" calcext:value-type="float">
            <text:p>9731</text:p>
          </table:table-cell>
          <table:table-cell office:value-type="float" office:value="10957" calcext:value-type="float">
            <text:p>10957</text:p>
          </table:table-cell>
          <table:table-cell office:value-type="float" office:value="10396" calcext:value-type="float">
            <text:p>10396</text:p>
          </table:table-cell>
          <table:table-cell office:value-type="float" office:value="11767" calcext:value-type="float">
            <text:p>11767</text:p>
          </table:table-cell>
          <table:table-cell table:number-columns-repeated="2" office:value-type="float" office:value="10472" calcext:value-type="float">
            <text:p>10472</text:p>
          </table:table-cell>
          <table:table-cell office:value-type="float" office:value="13030" calcext:value-type="float">
            <text:p>13030</text:p>
          </table:table-cell>
          <table:table-cell office:value-type="float" office:value="9329" calcext:value-type="float">
            <text:p>9329</text:p>
          </table:table-cell>
          <table:table-cell office:value-type="float" office:value="11128" calcext:value-type="float">
            <text:p>11128</text:p>
          </table:table-cell>
          <table:table-cell office:value-type="float" office:value="11091" calcext:value-type="float">
            <text:p>11091</text:p>
          </table:table-cell>
          <table:table-cell table:formula="of:=AVERAGE([.O16:.X16])" office:value-type="float" office:value="10837.3" calcext:value-type="float">
            <text:p>10837.3</text:p>
          </table:table-cell>
          <table:table-cell table:formula="of:=[.Y16]/131246" office:value-type="float" office:value="0.082572421254743" calcext:value-type="float">
            <text:p>0.082572421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2000, number of hash tables: 5</text:p>
          </table:table-cell>
          <table:covered-table-cell table:number-columns-repeated="1023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441069" calcext:value-type="float">
            <text:p>0.441069</text:p>
          </table:table-cell>
          <table:table-cell office:value-type="float" office:value="0.358445" calcext:value-type="float">
            <text:p>0.358445</text:p>
          </table:table-cell>
          <table:table-cell office:value-type="float" office:value="0.336574" calcext:value-type="float">
            <text:p>0.336574</text:p>
          </table:table-cell>
          <table:table-cell table:number-columns-repeated="2" office:value-type="float" office:value="0.358445" calcext:value-type="float">
            <text:p>0.358445</text:p>
          </table:table-cell>
          <table:table-cell office:value-type="float" office:value="0.425273" calcext:value-type="float">
            <text:p>0.425273</text:p>
          </table:table-cell>
          <table:table-cell office:value-type="float" office:value="0.405832" calcext:value-type="float">
            <text:p>0.405832</text:p>
          </table:table-cell>
          <table:table-cell office:value-type="float" office:value="0.334143" calcext:value-type="float">
            <text:p>0.334143</text:p>
          </table:table-cell>
          <table:table-cell office:value-type="float" office:value="0.517618" calcext:value-type="float">
            <text:p>0.517618</text:p>
          </table:table-cell>
          <table:table-cell office:value-type="float" office:value="0.313487" calcext:value-type="float">
            <text:p>0.313487</text:p>
          </table:table-cell>
          <table:table-cell table:formula="of:=AVERAGE([.D18:.M18])" office:value-type="float" office:value="0.3849331" calcext:value-type="float">
            <text:p>0.3849331</text:p>
          </table:table-cell>
          <table:table-cell office:value-type="float" office:value="11255" calcext:value-type="float">
            <text:p>11255</text:p>
          </table:table-cell>
          <table:table-cell office:value-type="float" office:value="11599" calcext:value-type="float">
            <text:p>11599</text:p>
          </table:table-cell>
          <table:table-cell office:value-type="float" office:value="10451" calcext:value-type="float">
            <text:p>10451</text:p>
          </table:table-cell>
          <table:table-cell office:value-type="float" office:value="9755" calcext:value-type="float">
            <text:p>9755</text:p>
          </table:table-cell>
          <table:table-cell office:value-type="float" office:value="10451" calcext:value-type="float">
            <text:p>10451</text:p>
          </table:table-cell>
          <table:table-cell office:value-type="float" office:value="11627" calcext:value-type="float">
            <text:p>11627</text:p>
          </table:table-cell>
          <table:table-cell office:value-type="float" office:value="10734" calcext:value-type="float">
            <text:p>10734</text:p>
          </table:table-cell>
          <table:table-cell office:value-type="float" office:value="11197" calcext:value-type="float">
            <text:p>11197</text:p>
          </table:table-cell>
          <table:table-cell office:value-type="float" office:value="12837" calcext:value-type="float">
            <text:p>12837</text:p>
          </table:table-cell>
          <table:table-cell office:value-type="float" office:value="11788" calcext:value-type="float">
            <text:p>11788</text:p>
          </table:table-cell>
          <table:table-cell table:formula="of:=AVERAGE([.O18:.X18])" office:value-type="float" office:value="11169.4" calcext:value-type="float">
            <text:p>11169.4</text:p>
          </table:table-cell>
          <table:table-cell table:formula="of:=[.Y18]/131246" office:value-type="float" office:value="0.0851027840848483" calcext:value-type="float">
            <text:p>0.0851027841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325203" calcext:value-type="float">
            <text:p>0.325203</text:p>
          </table:table-cell>
          <table:table-cell office:value-type="float" office:value="0.207317" calcext:value-type="float">
            <text:p>0.207317</text:p>
          </table:table-cell>
          <table:table-cell office:value-type="float" office:value="0.552846" calcext:value-type="float">
            <text:p>0.552846</text:p>
          </table:table-cell>
          <table:table-cell table:number-columns-repeated="2" office:value-type="float" office:value="0.207317" calcext:value-type="float">
            <text:p>0.207317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0.544715" calcext:value-type="float">
            <text:p>0.544715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0.780488" calcext:value-type="float">
            <text:p>0.780488</text:p>
          </table:table-cell>
          <table:table-cell office:value-type="float" office:value="0.0934959" calcext:value-type="float">
            <text:p>0.0934959</text:p>
          </table:table-cell>
          <table:table-cell table:formula="of:=AVERAGE([.D19:.M19])" office:value-type="float" office:value="0.36016259" calcext:value-type="float">
            <text:p>0.36016259</text:p>
          </table:table-cell>
          <table:table-cell office:value-type="float" office:value="9945" calcext:value-type="float">
            <text:p>9945</text:p>
          </table:table-cell>
          <table:table-cell office:value-type="float" office:value="12618" calcext:value-type="float">
            <text:p>12618</text:p>
          </table:table-cell>
          <table:table-cell office:value-type="float" office:value="10086" calcext:value-type="float">
            <text:p>10086</text:p>
          </table:table-cell>
          <table:table-cell office:value-type="float" office:value="10433" calcext:value-type="float">
            <text:p>10433</text:p>
          </table:table-cell>
          <table:table-cell office:value-type="float" office:value="10086" calcext:value-type="float">
            <text:p>10086</text:p>
          </table:table-cell>
          <table:table-cell office:value-type="float" office:value="11574" calcext:value-type="float">
            <text:p>11574</text:p>
          </table:table-cell>
          <table:table-cell office:value-type="float" office:value="11700" calcext:value-type="float">
            <text:p>11700</text:p>
          </table:table-cell>
          <table:table-cell office:value-type="float" office:value="11033" calcext:value-type="float">
            <text:p>11033</text:p>
          </table:table-cell>
          <table:table-cell office:value-type="float" office:value="11196" calcext:value-type="float">
            <text:p>11196</text:p>
          </table:table-cell>
          <table:table-cell office:value-type="float" office:value="10932" calcext:value-type="float">
            <text:p>10932</text:p>
          </table:table-cell>
          <table:table-cell table:formula="of:=AVERAGE([.O19:.X19])" office:value-type="float" office:value="10960.3" calcext:value-type="float">
            <text:p>10960.3</text:p>
          </table:table-cell>
          <table:table-cell table:formula="of:=[.Y19]/131246" office:value-type="float" office:value="0.0835095926733005" calcext:value-type="float">
            <text:p>0.0835095927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529851" calcext:value-type="float">
            <text:p>0.529851</text:p>
          </table:table-cell>
          <table:table-cell office:value-type="float" office:value="0.544776" calcext:value-type="float">
            <text:p>0.544776</text:p>
          </table:table-cell>
          <table:table-cell office:value-type="float" office:value="0.432836" calcext:value-type="float">
            <text:p>0.432836</text:p>
          </table:table-cell>
          <table:table-cell table:number-columns-repeated="2" office:value-type="float" office:value="0.544776" calcext:value-type="float">
            <text:p>0.544776</text:p>
          </table:table-cell>
          <table:table-cell office:value-type="float" office:value="0.358209" calcext:value-type="float">
            <text:p>0.358209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544776" calcext:value-type="float">
            <text:p>0.544776</text:p>
          </table:table-cell>
          <table:table-cell office:value-type="float" office:value="0.61194" calcext:value-type="float">
            <text:p>0.61194</text:p>
          </table:table-cell>
          <table:table-cell table:formula="of:=AVERAGE([.D20:.M20])" office:value-type="float" office:value="0.5037313" calcext:value-type="float">
            <text:p>0.5037313</text:p>
          </table:table-cell>
          <table:table-cell office:value-type="float" office:value="12567" calcext:value-type="float">
            <text:p>12567</text:p>
          </table:table-cell>
          <table:table-cell office:value-type="float" office:value="11457" calcext:value-type="float">
            <text:p>11457</text:p>
          </table:table-cell>
          <table:table-cell office:value-type="float" office:value="10795" calcext:value-type="float">
            <text:p>10795</text:p>
          </table:table-cell>
          <table:table-cell office:value-type="float" office:value="9849" calcext:value-type="float">
            <text:p>9849</text:p>
          </table:table-cell>
          <table:table-cell office:value-type="float" office:value="10795" calcext:value-type="float">
            <text:p>10795</text:p>
          </table:table-cell>
          <table:table-cell office:value-type="float" office:value="13097" calcext:value-type="float">
            <text:p>13097</text:p>
          </table:table-cell>
          <table:table-cell office:value-type="float" office:value="12185" calcext:value-type="float">
            <text:p>12185</text:p>
          </table:table-cell>
          <table:table-cell office:value-type="float" office:value="10393" calcext:value-type="float">
            <text:p>10393</text:p>
          </table:table-cell>
          <table:table-cell office:value-type="float" office:value="11601" calcext:value-type="float">
            <text:p>11601</text:p>
          </table:table-cell>
          <table:table-cell office:value-type="float" office:value="10295" calcext:value-type="float">
            <text:p>10295</text:p>
          </table:table-cell>
          <table:table-cell table:formula="of:=AVERAGE([.O20:.X20])" office:value-type="float" office:value="11303.4" calcext:value-type="float">
            <text:p>11303.4</text:p>
          </table:table-cell>
          <table:table-cell table:formula="of:=[.Y20]/131246" office:value-type="float" office:value="0.0861237675814882" calcext:value-type="float">
            <text:p>0.0861237676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776224" calcext:value-type="float">
            <text:p>0.776224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15385" calcext:value-type="float">
            <text:p>0.615385</text:p>
          </table:table-cell>
          <table:table-cell table:number-columns-repeated="2" office:value-type="float" office:value="0.727273" calcext:value-type="float">
            <text:p>0.727273</text:p>
          </table:table-cell>
          <table:table-cell office:value-type="float" office:value="0.734266" calcext:value-type="float">
            <text:p>0.734266</text:p>
          </table:table-cell>
          <table:table-cell office:value-type="float" office:value="0.573427" calcext:value-type="float">
            <text:p>0.573427</text:p>
          </table:table-cell>
          <table:table-cell office:value-type="float" office:value="0.664336" calcext:value-type="float">
            <text:p>0.664336</text:p>
          </table:table-cell>
          <table:table-cell office:value-type="float" office:value="0.608392" calcext:value-type="float">
            <text:p>0.608392</text:p>
          </table:table-cell>
          <table:table-cell office:value-type="float" office:value="0.426573" calcext:value-type="float">
            <text:p>0.426573</text:p>
          </table:table-cell>
          <table:table-cell table:formula="of:=AVERAGE([.D21:.M21])" office:value-type="float" office:value="0.6580422" calcext:value-type="float">
            <text:p>0.6580422</text:p>
          </table:table-cell>
          <table:table-cell office:value-type="float" office:value="10900" calcext:value-type="float">
            <text:p>10900</text:p>
          </table:table-cell>
          <table:table-cell office:value-type="float" office:value="12602" calcext:value-type="float">
            <text:p>12602</text:p>
          </table:table-cell>
          <table:table-cell office:value-type="float" office:value="9195" calcext:value-type="float">
            <text:p>9195</text:p>
          </table:table-cell>
          <table:table-cell office:value-type="float" office:value="9942" calcext:value-type="float">
            <text:p>9942</text:p>
          </table:table-cell>
          <table:table-cell office:value-type="float" office:value="9195" calcext:value-type="float">
            <text:p>9195</text:p>
          </table:table-cell>
          <table:table-cell office:value-type="float" office:value="10692" calcext:value-type="float">
            <text:p>10692</text:p>
          </table:table-cell>
          <table:table-cell office:value-type="float" office:value="12314" calcext:value-type="float">
            <text:p>12314</text:p>
          </table:table-cell>
          <table:table-cell office:value-type="float" office:value="10777" calcext:value-type="float">
            <text:p>10777</text:p>
          </table:table-cell>
          <table:table-cell office:value-type="float" office:value="13206" calcext:value-type="float">
            <text:p>13206</text:p>
          </table:table-cell>
          <table:table-cell office:value-type="float" office:value="11133" calcext:value-type="float">
            <text:p>11133</text:p>
          </table:table-cell>
          <table:table-cell table:formula="of:=AVERAGE([.O21:.X21])" office:value-type="float" office:value="10995.6" calcext:value-type="float">
            <text:p>10995.6</text:p>
          </table:table-cell>
          <table:table-cell table:formula="of:=[.Y21]/131246" office:value-type="float" office:value="0.0837785532511467" calcext:value-type="float">
            <text:p>0.0837785533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350797" calcext:value-type="float">
            <text:p>0.350797</text:p>
          </table:table-cell>
          <table:table-cell office:value-type="float" office:value="0.289294" calcext:value-type="float">
            <text:p>0.289294</text:p>
          </table:table-cell>
          <table:table-cell office:value-type="float" office:value="0.446469" calcext:value-type="float">
            <text:p>0.446469</text:p>
          </table:table-cell>
          <table:table-cell table:number-columns-repeated="2" office:value-type="float" office:value="0.289294" calcext:value-type="float">
            <text:p>0.289294</text:p>
          </table:table-cell>
          <table:table-cell office:value-type="float" office:value="0.332574" calcext:value-type="float">
            <text:p>0.332574</text:p>
          </table:table-cell>
          <table:table-cell office:value-type="float" office:value="0.494305" calcext:value-type="float">
            <text:p>0.494305</text:p>
          </table:table-cell>
          <table:table-cell office:value-type="float" office:value="0.580866" calcext:value-type="float">
            <text:p>0.580866</text:p>
          </table:table-cell>
          <table:table-cell office:value-type="float" office:value="0.633257" calcext:value-type="float">
            <text:p>0.633257</text:p>
          </table:table-cell>
          <table:table-cell office:value-type="float" office:value="0.667426" calcext:value-type="float">
            <text:p>0.667426</text:p>
          </table:table-cell>
          <table:table-cell table:formula="of:=AVERAGE([.D22:.M22])" office:value-type="float" office:value="0.4373576" calcext:value-type="float">
            <text:p>0.4373576</text:p>
          </table:table-cell>
          <table:table-cell office:value-type="float" office:value="10488" calcext:value-type="float">
            <text:p>10488</text:p>
          </table:table-cell>
          <table:table-cell office:value-type="float" office:value="9751" calcext:value-type="float">
            <text:p>9751</text:p>
          </table:table-cell>
          <table:table-cell office:value-type="float" office:value="9570" calcext:value-type="float">
            <text:p>9570</text:p>
          </table:table-cell>
          <table:table-cell office:value-type="float" office:value="10459" calcext:value-type="float">
            <text:p>10459</text:p>
          </table:table-cell>
          <table:table-cell office:value-type="float" office:value="9570" calcext:value-type="float">
            <text:p>9570</text:p>
          </table:table-cell>
          <table:table-cell office:value-type="float" office:value="11052" calcext:value-type="float">
            <text:p>11052</text:p>
          </table:table-cell>
          <table:table-cell office:value-type="float" office:value="9610" calcext:value-type="float">
            <text:p>9610</text:p>
          </table:table-cell>
          <table:table-cell office:value-type="float" office:value="10829" calcext:value-type="float">
            <text:p>10829</text:p>
          </table:table-cell>
          <table:table-cell office:value-type="float" office:value="12862" calcext:value-type="float">
            <text:p>12862</text:p>
          </table:table-cell>
          <table:table-cell office:value-type="float" office:value="11087" calcext:value-type="float">
            <text:p>11087</text:p>
          </table:table-cell>
          <table:table-cell table:formula="of:=AVERAGE([.O22:.X22])" office:value-type="float" office:value="10527.8" calcext:value-type="float">
            <text:p>10527.8</text:p>
          </table:table-cell>
          <table:table-cell table:formula="of:=[.Y22]/131246" office:value-type="float" office:value="0.0802142541486979" calcext:value-type="float">
            <text:p>0.0802142541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734104" calcext:value-type="float">
            <text:p>0.734104</text:p>
          </table:table-cell>
          <table:table-cell office:value-type="float" office:value="0.705202" calcext:value-type="float">
            <text:p>0.705202</text:p>
          </table:table-cell>
          <table:table-cell office:value-type="float" office:value="0.618497" calcext:value-type="float">
            <text:p>0.618497</text:p>
          </table:table-cell>
          <table:table-cell table:number-columns-repeated="2" office:value-type="float" office:value="0.705202" calcext:value-type="float">
            <text:p>0.705202</text:p>
          </table:table-cell>
          <table:table-cell office:value-type="float" office:value="0.508671" calcext:value-type="float">
            <text:p>0.508671</text:p>
          </table:table-cell>
          <table:table-cell office:value-type="float" office:value="0.404624" calcext:value-type="float">
            <text:p>0.404624</text:p>
          </table:table-cell>
          <table:table-cell office:value-type="float" office:value="0.728324" calcext:value-type="float">
            <text:p>0.728324</text:p>
          </table:table-cell>
          <table:table-cell office:value-type="float" office:value="0.566474" calcext:value-type="float">
            <text:p>0.566474</text:p>
          </table:table-cell>
          <table:table-cell office:value-type="float" office:value="0.867052" calcext:value-type="float">
            <text:p>0.867052</text:p>
          </table:table-cell>
          <table:table-cell table:formula="of:=AVERAGE([.D23:.M23])" office:value-type="float" office:value="0.6543352" calcext:value-type="float">
            <text:p>0.6543352</text:p>
          </table:table-cell>
          <table:table-cell office:value-type="float" office:value="11457" calcext:value-type="float">
            <text:p>11457</text:p>
          </table:table-cell>
          <table:table-cell office:value-type="float" office:value="13215" calcext:value-type="float">
            <text:p>13215</text:p>
          </table:table-cell>
          <table:table-cell office:value-type="float" office:value="12750" calcext:value-type="float">
            <text:p>12750</text:p>
          </table:table-cell>
          <table:table-cell office:value-type="float" office:value="10276" calcext:value-type="float">
            <text:p>10276</text:p>
          </table:table-cell>
          <table:table-cell office:value-type="float" office:value="12750" calcext:value-type="float">
            <text:p>12750</text:p>
          </table:table-cell>
          <table:table-cell office:value-type="float" office:value="10320" calcext:value-type="float">
            <text:p>10320</text:p>
          </table:table-cell>
          <table:table-cell office:value-type="float" office:value="10022" calcext:value-type="float">
            <text:p>10022</text:p>
          </table:table-cell>
          <table:table-cell office:value-type="float" office:value="9151" calcext:value-type="float">
            <text:p>9151</text:p>
          </table:table-cell>
          <table:table-cell office:value-type="float" office:value="11372" calcext:value-type="float">
            <text:p>11372</text:p>
          </table:table-cell>
          <table:table-cell office:value-type="float" office:value="10420" calcext:value-type="float">
            <text:p>10420</text:p>
          </table:table-cell>
          <table:table-cell table:formula="of:=AVERAGE([.O23:.X23])" office:value-type="float" office:value="11173.3" calcext:value-type="float">
            <text:p>11173.3</text:p>
          </table:table-cell>
          <table:table-cell table:formula="of:=[.Y23]/131246" office:value-type="float" office:value="0.0851324992761684" calcext:value-type="float">
            <text:p>0.0851324993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256098" calcext:value-type="float">
            <text:p>0.256098</text:p>
          </table:table-cell>
          <table:table-cell office:value-type="float" office:value="0.60453" calcext:value-type="float">
            <text:p>0.60453</text:p>
          </table:table-cell>
          <table:table-cell office:value-type="float" office:value="0.376307" calcext:value-type="float">
            <text:p>0.376307</text:p>
          </table:table-cell>
          <table:table-cell table:number-columns-repeated="2" office:value-type="float" office:value="0.60453" calcext:value-type="float">
            <text:p>0.60453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0.148084" calcext:value-type="float">
            <text:p>0.148084</text:p>
          </table:table-cell>
          <table:table-cell office:value-type="float" office:value="0.367596" calcext:value-type="float">
            <text:p>0.367596</text:p>
          </table:table-cell>
          <table:table-cell office:value-type="float" office:value="0.231707" calcext:value-type="float">
            <text:p>0.231707</text:p>
          </table:table-cell>
          <table:table-cell office:value-type="float" office:value="0.196864" calcext:value-type="float">
            <text:p>0.196864</text:p>
          </table:table-cell>
          <table:table-cell table:formula="of:=AVERAGE([.D24:.M24])" office:value-type="float" office:value="0.3682929" calcext:value-type="float">
            <text:p>0.3682929</text:p>
          </table:table-cell>
          <table:table-cell office:value-type="float" office:value="11091" calcext:value-type="float">
            <text:p>11091</text:p>
          </table:table-cell>
          <table:table-cell office:value-type="float" office:value="10371" calcext:value-type="float">
            <text:p>10371</text:p>
          </table:table-cell>
          <table:table-cell office:value-type="float" office:value="10780" calcext:value-type="float">
            <text:p>10780</text:p>
          </table:table-cell>
          <table:table-cell office:value-type="float" office:value="10978" calcext:value-type="float">
            <text:p>10978</text:p>
          </table:table-cell>
          <table:table-cell office:value-type="float" office:value="10780" calcext:value-type="float">
            <text:p>10780</text:p>
          </table:table-cell>
          <table:table-cell office:value-type="float" office:value="9807" calcext:value-type="float">
            <text:p>9807</text:p>
          </table:table-cell>
          <table:table-cell office:value-type="float" office:value="11318" calcext:value-type="float">
            <text:p>11318</text:p>
          </table:table-cell>
          <table:table-cell office:value-type="float" office:value="10622" calcext:value-type="float">
            <text:p>10622</text:p>
          </table:table-cell>
          <table:table-cell office:value-type="float" office:value="11669" calcext:value-type="float">
            <text:p>11669</text:p>
          </table:table-cell>
          <table:table-cell office:value-type="float" office:value="11297" calcext:value-type="float">
            <text:p>11297</text:p>
          </table:table-cell>
          <table:table-cell table:formula="of:=AVERAGE([.O24:.X24])" office:value-type="float" office:value="10871.3" calcext:value-type="float">
            <text:p>10871.3</text:p>
          </table:table-cell>
          <table:table-cell table:formula="of:=[.Y24]/131246" office:value-type="float" office:value="0.0828314767688158" calcext:value-type="float">
            <text:p>0.082831476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1000, number of hash tables: 5</text:p>
          </table:table-cell>
          <table:covered-table-cell table:number-columns-repeated="1023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466586" calcext:value-type="float">
            <text:p>0.466586</text:p>
          </table:table-cell>
          <table:table-cell office:value-type="float" office:value="0.522479" calcext:value-type="float">
            <text:p>0.522479</text:p>
          </table:table-cell>
          <table:table-cell office:value-type="float" office:value="0.54921" calcext:value-type="float">
            <text:p>0.54921</text:p>
          </table:table-cell>
          <table:table-cell office:value-type="float" office:value="0.569866" calcext:value-type="float">
            <text:p>0.569866</text:p>
          </table:table-cell>
          <table:table-cell office:value-type="float" office:value="0.608748" calcext:value-type="float">
            <text:p>0.608748</text:p>
          </table:table-cell>
          <table:table-cell office:value-type="float" office:value="0.730255" calcext:value-type="float">
            <text:p>0.730255</text:p>
          </table:table-cell>
          <table:table-cell office:value-type="float" office:value="0.45322" calcext:value-type="float">
            <text:p>0.45322</text:p>
          </table:table-cell>
          <table:table-cell office:value-type="float" office:value="0.72175" calcext:value-type="float">
            <text:p>0.72175</text:p>
          </table:table-cell>
          <table:table-cell office:value-type="float" office:value="0.530984" calcext:value-type="float">
            <text:p>0.530984</text:p>
          </table:table-cell>
          <table:table-cell office:value-type="float" office:value="0.332928" calcext:value-type="float">
            <text:p>0.332928</text:p>
          </table:table-cell>
          <table:table-cell table:formula="of:=AVERAGE([.D26:.M26])" office:value-type="float" office:value="0.5486026" calcext:value-type="float">
            <text:p>0.5486026</text:p>
          </table:table-cell>
          <table:table-cell office:value-type="float" office:value="21059" calcext:value-type="float">
            <text:p>21059</text:p>
          </table:table-cell>
          <table:table-cell office:value-type="float" office:value="23926" calcext:value-type="float">
            <text:p>23926</text:p>
          </table:table-cell>
          <table:table-cell office:value-type="float" office:value="21565" calcext:value-type="float">
            <text:p>21565</text:p>
          </table:table-cell>
          <table:table-cell office:value-type="float" office:value="18225" calcext:value-type="float">
            <text:p>18225</text:p>
          </table:table-cell>
          <table:table-cell office:value-type="float" office:value="20030" calcext:value-type="float">
            <text:p>20030</text:p>
          </table:table-cell>
          <table:table-cell office:value-type="float" office:value="20543" calcext:value-type="float">
            <text:p>20543</text:p>
          </table:table-cell>
          <table:table-cell office:value-type="float" office:value="22320" calcext:value-type="float">
            <text:p>22320</text:p>
          </table:table-cell>
          <table:table-cell office:value-type="float" office:value="23759" calcext:value-type="float">
            <text:p>23759</text:p>
          </table:table-cell>
          <table:table-cell office:value-type="float" office:value="20023" calcext:value-type="float">
            <text:p>20023</text:p>
          </table:table-cell>
          <table:table-cell office:value-type="float" office:value="18961" calcext:value-type="float">
            <text:p>18961</text:p>
          </table:table-cell>
          <table:table-cell table:formula="of:=AVERAGE([.O26:.X26])" office:value-type="float" office:value="21041.1" calcext:value-type="float">
            <text:p>21041.1</text:p>
          </table:table-cell>
          <table:table-cell table:formula="of:=[.Y26]/131246" office:value-type="float" office:value="0.160318028739923" calcext:value-type="float">
            <text:p>0.1603180287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691057" calcext:value-type="float">
            <text:p>0.691057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776423" calcext:value-type="float">
            <text:p>0.776423</text:p>
          </table:table-cell>
          <table:table-cell office:value-type="float" office:value="0.398374" calcext:value-type="float">
            <text:p>0.398374</text:p>
          </table:table-cell>
          <table:table-cell office:value-type="float" office:value="0.50813" calcext:value-type="float">
            <text:p>0.50813</text:p>
          </table:table-cell>
          <table:table-cell office:value-type="float" office:value="0.674797" calcext:value-type="float">
            <text:p>0.674797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768293" calcext:value-type="float">
            <text:p>0.768293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808943" calcext:value-type="float">
            <text:p>0.808943</text:p>
          </table:table-cell>
          <table:table-cell table:formula="of:=AVERAGE([.D27:.M27])" office:value-type="float" office:value="0.6585366" calcext:value-type="float">
            <text:p>0.6585366</text:p>
          </table:table-cell>
          <table:table-cell office:value-type="float" office:value="23591" calcext:value-type="float">
            <text:p>23591</text:p>
          </table:table-cell>
          <table:table-cell office:value-type="float" office:value="20142" calcext:value-type="float">
            <text:p>20142</text:p>
          </table:table-cell>
          <table:table-cell office:value-type="float" office:value="23313" calcext:value-type="float">
            <text:p>23313</text:p>
          </table:table-cell>
          <table:table-cell office:value-type="float" office:value="19950" calcext:value-type="float">
            <text:p>19950</text:p>
          </table:table-cell>
          <table:table-cell office:value-type="float" office:value="18297" calcext:value-type="float">
            <text:p>18297</text:p>
          </table:table-cell>
          <table:table-cell office:value-type="float" office:value="20685" calcext:value-type="float">
            <text:p>20685</text:p>
          </table:table-cell>
          <table:table-cell office:value-type="float" office:value="20568" calcext:value-type="float">
            <text:p>20568</text:p>
          </table:table-cell>
          <table:table-cell office:value-type="float" office:value="20567" calcext:value-type="float">
            <text:p>20567</text:p>
          </table:table-cell>
          <table:table-cell office:value-type="float" office:value="18930" calcext:value-type="float">
            <text:p>18930</text:p>
          </table:table-cell>
          <table:table-cell office:value-type="float" office:value="20972" calcext:value-type="float">
            <text:p>20972</text:p>
          </table:table-cell>
          <table:table-cell table:formula="of:=AVERAGE([.O27:.X27])" office:value-type="float" office:value="20701.5" calcext:value-type="float">
            <text:p>20701.5</text:p>
          </table:table-cell>
          <table:table-cell table:formula="of:=[.Y27]/131246" office:value-type="float" office:value="0.157730521311126" calcext:value-type="float">
            <text:p>0.1577305213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28358" calcext:value-type="float">
            <text:p>0.828358</text:p>
          </table:table-cell>
          <table:table-cell office:value-type="float" office:value="0.626866" calcext:value-type="float">
            <text:p>0.626866</text:p>
          </table:table-cell>
          <table:table-cell office:value-type="float" office:value="0.686567" calcext:value-type="float">
            <text:p>0.686567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708955" calcext:value-type="float">
            <text:p>0.708955</text:p>
          </table:table-cell>
          <table:table-cell office:value-type="float" office:value="0.932836" calcext:value-type="float">
            <text:p>0.932836</text:p>
          </table:table-cell>
          <table:table-cell office:value-type="float" office:value="0.552239" calcext:value-type="float">
            <text:p>0.552239</text:p>
          </table:table-cell>
          <table:table-cell office:value-type="float" office:value="0.574627" calcext:value-type="float">
            <text:p>0.574627</text:p>
          </table:table-cell>
          <table:table-cell office:value-type="float" office:value="0.932836" calcext:value-type="float">
            <text:p>0.932836</text:p>
          </table:table-cell>
          <table:table-cell office:value-type="float" office:value="0.708955" calcext:value-type="float">
            <text:p>0.708955</text:p>
          </table:table-cell>
          <table:table-cell table:formula="of:=AVERAGE([.D28:.M28])" office:value-type="float" office:value="0.7395523" calcext:value-type="float">
            <text:p>0.7395523</text:p>
          </table:table-cell>
          <table:table-cell office:value-type="float" office:value="23547" calcext:value-type="float">
            <text:p>23547</text:p>
          </table:table-cell>
          <table:table-cell office:value-type="float" office:value="22806" calcext:value-type="float">
            <text:p>22806</text:p>
          </table:table-cell>
          <table:table-cell office:value-type="float" office:value="21613" calcext:value-type="float">
            <text:p>21613</text:p>
          </table:table-cell>
          <table:table-cell office:value-type="float" office:value="19280" calcext:value-type="float">
            <text:p>19280</text:p>
          </table:table-cell>
          <table:table-cell office:value-type="float" office:value="21330" calcext:value-type="float">
            <text:p>21330</text:p>
          </table:table-cell>
          <table:table-cell office:value-type="float" office:value="22375" calcext:value-type="float">
            <text:p>22375</text:p>
          </table:table-cell>
          <table:table-cell office:value-type="float" office:value="19958" calcext:value-type="float">
            <text:p>19958</text:p>
          </table:table-cell>
          <table:table-cell office:value-type="float" office:value="19915" calcext:value-type="float">
            <text:p>19915</text:p>
          </table:table-cell>
          <table:table-cell office:value-type="float" office:value="22573" calcext:value-type="float">
            <text:p>22573</text:p>
          </table:table-cell>
          <table:table-cell office:value-type="float" office:value="20912" calcext:value-type="float">
            <text:p>20912</text:p>
          </table:table-cell>
          <table:table-cell table:formula="of:=AVERAGE([.O28:.X28])" office:value-type="float" office:value="21430.9" calcext:value-type="float">
            <text:p>21430.9</text:p>
          </table:table-cell>
          <table:table-cell table:formula="of:=[.Y28]/131246" office:value-type="float" office:value="0.16328802401597" calcext:value-type="float">
            <text:p>0.16328802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37063" calcext:value-type="float">
            <text:p>0.937063</text:p>
          </table:table-cell>
          <table:table-cell table:number-columns-repeated="2" office:value-type="float" office:value="0.965035" calcext:value-type="float">
            <text:p>0.965035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734266" calcext:value-type="float">
            <text:p>0.734266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804196" calcext:value-type="float">
            <text:p>0.804196</text:p>
          </table:table-cell>
          <table:table-cell office:value-type="float" office:value="0.839161" calcext:value-type="float">
            <text:p>0.839161</text:p>
          </table:table-cell>
          <table:table-cell office:value-type="float" office:value="0.874126" calcext:value-type="float">
            <text:p>0.874126</text:p>
          </table:table-cell>
          <table:table-cell office:value-type="float" office:value="0.846154" calcext:value-type="float">
            <text:p>0.846154</text:p>
          </table:table-cell>
          <table:table-cell table:formula="of:=AVERAGE([.D29:.M29])" office:value-type="float" office:value="0.8853148" calcext:value-type="float">
            <text:p>0.8853148</text:p>
          </table:table-cell>
          <table:table-cell office:value-type="float" office:value="20840" calcext:value-type="float">
            <text:p>20840</text:p>
          </table:table-cell>
          <table:table-cell office:value-type="float" office:value="24133" calcext:value-type="float">
            <text:p>24133</text:p>
          </table:table-cell>
          <table:table-cell office:value-type="float" office:value="22413" calcext:value-type="float">
            <text:p>22413</text:p>
          </table:table-cell>
          <table:table-cell office:value-type="float" office:value="19570" calcext:value-type="float">
            <text:p>19570</text:p>
          </table:table-cell>
          <table:table-cell office:value-type="float" office:value="17969" calcext:value-type="float">
            <text:p>17969</text:p>
          </table:table-cell>
          <table:table-cell office:value-type="float" office:value="21558" calcext:value-type="float">
            <text:p>21558</text:p>
          </table:table-cell>
          <table:table-cell office:value-type="float" office:value="19913" calcext:value-type="float">
            <text:p>19913</text:p>
          </table:table-cell>
          <table:table-cell office:value-type="float" office:value="19057" calcext:value-type="float">
            <text:p>19057</text:p>
          </table:table-cell>
          <table:table-cell office:value-type="float" office:value="20210" calcext:value-type="float">
            <text:p>20210</text:p>
          </table:table-cell>
          <table:table-cell office:value-type="float" office:value="19612" calcext:value-type="float">
            <text:p>19612</text:p>
          </table:table-cell>
          <table:table-cell table:formula="of:=AVERAGE([.O29:.X29])" office:value-type="float" office:value="20527.5" calcext:value-type="float">
            <text:p>20527.5</text:p>
          </table:table-cell>
          <table:table-cell table:formula="of:=[.Y29]/131246" office:value-type="float" office:value="0.156404766621459" calcext:value-type="float">
            <text:p>0.1564047666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927107" calcext:value-type="float">
            <text:p>0.927107</text:p>
          </table:table-cell>
          <table:table-cell office:value-type="float" office:value="0.731207" calcext:value-type="float">
            <text:p>0.731207</text:p>
          </table:table-cell>
          <table:table-cell office:value-type="float" office:value="0.813212" calcext:value-type="float">
            <text:p>0.813212</text:p>
          </table:table-cell>
          <table:table-cell office:value-type="float" office:value="0.756264" calcext:value-type="float">
            <text:p>0.756264</text:p>
          </table:table-cell>
          <table:table-cell office:value-type="float" office:value="0.856492" calcext:value-type="float">
            <text:p>0.856492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567198" calcext:value-type="float">
            <text:p>0.567198</text:p>
          </table:table-cell>
          <table:table-cell office:value-type="float" office:value="0.833713" calcext:value-type="float">
            <text:p>0.833713</text:p>
          </table:table-cell>
          <table:table-cell office:value-type="float" office:value="0.77221" calcext:value-type="float">
            <text:p>0.77221</text:p>
          </table:table-cell>
          <table:table-cell office:value-type="float" office:value="0.783599" calcext:value-type="float">
            <text:p>0.783599</text:p>
          </table:table-cell>
          <table:table-cell table:formula="of:=AVERAGE([.D30:.M30])" office:value-type="float" office:value="0.7769931" calcext:value-type="float">
            <text:p>0.7769931</text:p>
          </table:table-cell>
          <table:table-cell office:value-type="float" office:value="21494" calcext:value-type="float">
            <text:p>21494</text:p>
          </table:table-cell>
          <table:table-cell office:value-type="float" office:value="24828" calcext:value-type="float">
            <text:p>24828</text:p>
          </table:table-cell>
          <table:table-cell office:value-type="float" office:value="22582" calcext:value-type="float">
            <text:p>22582</text:p>
          </table:table-cell>
          <table:table-cell office:value-type="float" office:value="20109" calcext:value-type="float">
            <text:p>20109</text:p>
          </table:table-cell>
          <table:table-cell office:value-type="float" office:value="20692" calcext:value-type="float">
            <text:p>20692</text:p>
          </table:table-cell>
          <table:table-cell office:value-type="float" office:value="20973" calcext:value-type="float">
            <text:p>20973</text:p>
          </table:table-cell>
          <table:table-cell office:value-type="float" office:value="21253" calcext:value-type="float">
            <text:p>21253</text:p>
          </table:table-cell>
          <table:table-cell office:value-type="float" office:value="23844" calcext:value-type="float">
            <text:p>23844</text:p>
          </table:table-cell>
          <table:table-cell office:value-type="float" office:value="20730" calcext:value-type="float">
            <text:p>20730</text:p>
          </table:table-cell>
          <table:table-cell office:value-type="float" office:value="19061" calcext:value-type="float">
            <text:p>19061</text:p>
          </table:table-cell>
          <table:table-cell table:formula="of:=AVERAGE([.O30:.X30])" office:value-type="float" office:value="21556.6" calcext:value-type="float">
            <text:p>21556.6</text:p>
          </table:table-cell>
          <table:table-cell table:formula="of:=[.Y30]/131246" office:value-type="float" office:value="0.164245767490057" calcext:value-type="float">
            <text:p>0.1642457675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30636" calcext:value-type="float">
            <text:p>0.930636</text:p>
          </table:table-cell>
          <table:table-cell office:value-type="float" office:value="0.803468" calcext:value-type="float">
            <text:p>0.803468</text:p>
          </table:table-cell>
          <table:table-cell office:value-type="float" office:value="0.901734" calcext:value-type="float">
            <text:p>0.901734</text:p>
          </table:table-cell>
          <table:table-cell office:value-type="float" office:value="0.861272" calcext:value-type="float">
            <text:p>0.861272</text:p>
          </table:table-cell>
          <table:table-cell office:value-type="float" office:value="0.803468" calcext:value-type="float">
            <text:p>0.803468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867052" calcext:value-type="float">
            <text:p>0.867052</text:p>
          </table:table-cell>
          <table:table-cell office:value-type="float" office:value="0.971098" calcext:value-type="float">
            <text:p>0.971098</text:p>
          </table:table-cell>
          <table:table-cell office:value-type="float" office:value="0.867052" calcext:value-type="float">
            <text:p>0.867052</text:p>
          </table:table-cell>
          <table:table-cell office:value-type="float" office:value="0.976879" calcext:value-type="float">
            <text:p>0.976879</text:p>
          </table:table-cell>
          <table:table-cell table:formula="of:=AVERAGE([.D31:.M31])" office:value-type="float" office:value="0.8878613" calcext:value-type="float">
            <text:p>0.8878613</text:p>
          </table:table-cell>
          <table:table-cell office:value-type="float" office:value="20068" calcext:value-type="float">
            <text:p>20068</text:p>
          </table:table-cell>
          <table:table-cell office:value-type="float" office:value="25874" calcext:value-type="float">
            <text:p>25874</text:p>
          </table:table-cell>
          <table:table-cell office:value-type="float" office:value="21333" calcext:value-type="float">
            <text:p>21333</text:p>
          </table:table-cell>
          <table:table-cell office:value-type="float" office:value="19267" calcext:value-type="float">
            <text:p>19267</text:p>
          </table:table-cell>
          <table:table-cell office:value-type="float" office:value="20743" calcext:value-type="float">
            <text:p>20743</text:p>
          </table:table-cell>
          <table:table-cell office:value-type="float" office:value="20561" calcext:value-type="float">
            <text:p>20561</text:p>
          </table:table-cell>
          <table:table-cell office:value-type="float" office:value="26117" calcext:value-type="float">
            <text:p>26117</text:p>
          </table:table-cell>
          <table:table-cell office:value-type="float" office:value="20860" calcext:value-type="float">
            <text:p>20860</text:p>
          </table:table-cell>
          <table:table-cell office:value-type="float" office:value="18688" calcext:value-type="float">
            <text:p>18688</text:p>
          </table:table-cell>
          <table:table-cell office:value-type="float" office:value="21361" calcext:value-type="float">
            <text:p>21361</text:p>
          </table:table-cell>
          <table:table-cell table:formula="of:=AVERAGE([.O31:.X31])" office:value-type="float" office:value="21487.2" calcext:value-type="float">
            <text:p>21487.2</text:p>
          </table:table-cell>
          <table:table-cell table:formula="of:=[.Y31]/131246" office:value-type="float" office:value="0.163716989470155" calcext:value-type="float">
            <text:p>0.1637169895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397213" calcext:value-type="float">
            <text:p>0.397213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75958" calcext:value-type="float">
            <text:p>0.675958</text:p>
          </table:table-cell>
          <table:table-cell office:value-type="float" office:value="0.608014" calcext:value-type="float">
            <text:p>0.608014</text:p>
          </table:table-cell>
          <table:table-cell office:value-type="float" office:value="0.486063" calcext:value-type="float">
            <text:p>0.486063</text:p>
          </table:table-cell>
          <table:table-cell office:value-type="float" office:value="0.526132" calcext:value-type="float">
            <text:p>0.526132</text:p>
          </table:table-cell>
          <table:table-cell office:value-type="float" office:value="0.674216" calcext:value-type="float">
            <text:p>0.674216</text:p>
          </table:table-cell>
          <table:table-cell office:value-type="float" office:value="0.675958" calcext:value-type="float">
            <text:p>0.675958</text:p>
          </table:table-cell>
          <table:table-cell office:value-type="float" office:value="0.594077" calcext:value-type="float">
            <text:p>0.594077</text:p>
          </table:table-cell>
          <table:table-cell table:formula="of:=AVERAGE([.D32:.M32])" office:value-type="float" office:value="0.5824042" calcext:value-type="float">
            <text:p>0.5824042</text:p>
          </table:table-cell>
          <table:table-cell office:value-type="float" office:value="19970" calcext:value-type="float">
            <text:p>19970</text:p>
          </table:table-cell>
          <table:table-cell office:value-type="float" office:value="21898" calcext:value-type="float">
            <text:p>21898</text:p>
          </table:table-cell>
          <table:table-cell office:value-type="float" office:value="22950" calcext:value-type="float">
            <text:p>22950</text:p>
          </table:table-cell>
          <table:table-cell office:value-type="float" office:value="21260" calcext:value-type="float">
            <text:p>21260</text:p>
          </table:table-cell>
          <table:table-cell office:value-type="float" office:value="19781" calcext:value-type="float">
            <text:p>19781</text:p>
          </table:table-cell>
          <table:table-cell office:value-type="float" office:value="19868" calcext:value-type="float">
            <text:p>19868</text:p>
          </table:table-cell>
          <table:table-cell office:value-type="float" office:value="19017" calcext:value-type="float">
            <text:p>19017</text:p>
          </table:table-cell>
          <table:table-cell office:value-type="float" office:value="22478" calcext:value-type="float">
            <text:p>22478</text:p>
          </table:table-cell>
          <table:table-cell office:value-type="float" office:value="20218" calcext:value-type="float">
            <text:p>20218</text:p>
          </table:table-cell>
          <table:table-cell office:value-type="float" office:value="19453" calcext:value-type="float">
            <text:p>19453</text:p>
          </table:table-cell>
          <table:table-cell table:formula="of:=AVERAGE([.O32:.X32])" office:value-type="float" office:value="20689.3" calcext:value-type="float">
            <text:p>20689.3</text:p>
          </table:table-cell>
          <table:table-cell table:formula="of:=[.Y32]/131246" office:value-type="float" office:value="0.157637566097252" calcext:value-type="float">
            <text:p>0.157637566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1000, number of hash tables: 10</text:p>
          </table:table-cell>
          <table:covered-table-cell table:number-columns-repeated="1023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375456" calcext:value-type="float">
            <text:p>0.375456</text:p>
          </table:table-cell>
          <table:table-cell office:value-type="float" office:value="0.520049" calcext:value-type="float">
            <text:p>0.520049</text:p>
          </table:table-cell>
          <table:table-cell office:value-type="float" office:value="0.582017" calcext:value-type="float">
            <text:p>0.582017</text:p>
          </table:table-cell>
          <table:table-cell office:value-type="float" office:value="0.737546" calcext:value-type="float">
            <text:p>0.737546</text:p>
          </table:table-cell>
          <table:table-cell office:value-type="float" office:value="0.596598" calcext:value-type="float">
            <text:p>0.596598</text:p>
          </table:table-cell>
          <table:table-cell office:value-type="float" office:value="0.577157" calcext:value-type="float">
            <text:p>0.577157</text:p>
          </table:table-cell>
          <table:table-cell office:value-type="float" office:value="0.651276" calcext:value-type="float">
            <text:p>0.651276</text:p>
          </table:table-cell>
          <table:table-cell office:value-type="float" office:value="0.614824" calcext:value-type="float">
            <text:p>0.614824</text:p>
          </table:table-cell>
          <table:table-cell office:value-type="float" office:value="0.494532" calcext:value-type="float">
            <text:p>0.494532</text:p>
          </table:table-cell>
          <table:table-cell office:value-type="float" office:value="0.507898" calcext:value-type="float">
            <text:p>0.507898</text:p>
          </table:table-cell>
          <table:table-cell table:formula="of:=AVERAGE([.D34:.M34])" office:value-type="float" office:value="0.5657353" calcext:value-type="float">
            <text:p>0.5657353</text:p>
          </table:table-cell>
          <table:table-cell office:value-type="float" office:value="21505" calcext:value-type="float">
            <text:p>21505</text:p>
          </table:table-cell>
          <table:table-cell office:value-type="float" office:value="21410" calcext:value-type="float">
            <text:p>21410</text:p>
          </table:table-cell>
          <table:table-cell office:value-type="float" office:value="22556" calcext:value-type="float">
            <text:p>22556</text:p>
          </table:table-cell>
          <table:table-cell office:value-type="float" office:value="20871" calcext:value-type="float">
            <text:p>20871</text:p>
          </table:table-cell>
          <table:table-cell office:value-type="float" office:value="20576" calcext:value-type="float">
            <text:p>20576</text:p>
          </table:table-cell>
          <table:table-cell office:value-type="float" office:value="23151" calcext:value-type="float">
            <text:p>23151</text:p>
          </table:table-cell>
          <table:table-cell office:value-type="float" office:value="26169" calcext:value-type="float">
            <text:p>26169</text:p>
          </table:table-cell>
          <table:table-cell office:value-type="float" office:value="20574" calcext:value-type="float">
            <text:p>20574</text:p>
          </table:table-cell>
          <table:table-cell office:value-type="float" office:value="22841" calcext:value-type="float">
            <text:p>22841</text:p>
          </table:table-cell>
          <table:table-cell office:value-type="float" office:value="20275" calcext:value-type="float">
            <text:p>20275</text:p>
          </table:table-cell>
          <table:table-cell table:formula="of:=AVERAGE([.O34:.X34])" office:value-type="float" office:value="21992.8" calcext:value-type="float">
            <text:p>21992.8</text:p>
          </table:table-cell>
          <table:table-cell table:formula="of:=[.Y34]/131246" office:value-type="float" office:value="0.167569297350014" calcext:value-type="float">
            <text:p>0.1675692974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691057" calcext:value-type="float">
            <text:p>0.691057</text:p>
          </table:table-cell>
          <table:table-cell office:value-type="float" office:value="0.95935" calcext:value-type="float">
            <text:p>0.95935</text:p>
          </table:table-cell>
          <table:table-cell office:value-type="float" office:value="0.837398" calcext:value-type="float">
            <text:p>0.837398</text:p>
          </table:table-cell>
          <table:table-cell office:value-type="float" office:value="0.52439" calcext:value-type="float">
            <text:p>0.52439</text:p>
          </table:table-cell>
          <table:table-cell office:value-type="float" office:value="0.573171" calcext:value-type="float">
            <text:p>0.573171</text:p>
          </table:table-cell>
          <table:table-cell office:value-type="float" office:value="0.658537" calcext:value-type="float">
            <text:p>0.658537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39837" calcext:value-type="float">
            <text:p>0.739837</text:p>
          </table:table-cell>
          <table:table-cell office:value-type="float" office:value="0.402439" calcext:value-type="float">
            <text:p>0.402439</text:p>
          </table:table-cell>
          <table:table-cell office:value-type="float" office:value="0.589431" calcext:value-type="float">
            <text:p>0.589431</text:p>
          </table:table-cell>
          <table:table-cell table:formula="of:=AVERAGE([.D35:.M35])" office:value-type="float" office:value="0.6731708" calcext:value-type="float">
            <text:p>0.6731708</text:p>
          </table:table-cell>
          <table:table-cell office:value-type="float" office:value="19097" calcext:value-type="float">
            <text:p>19097</text:p>
          </table:table-cell>
          <table:table-cell office:value-type="float" office:value="23424" calcext:value-type="float">
            <text:p>23424</text:p>
          </table:table-cell>
          <table:table-cell office:value-type="float" office:value="24058" calcext:value-type="float">
            <text:p>24058</text:p>
          </table:table-cell>
          <table:table-cell office:value-type="float" office:value="19808" calcext:value-type="float">
            <text:p>19808</text:p>
          </table:table-cell>
          <table:table-cell office:value-type="float" office:value="20730" calcext:value-type="float">
            <text:p>20730</text:p>
          </table:table-cell>
          <table:table-cell office:value-type="float" office:value="19684" calcext:value-type="float">
            <text:p>19684</text:p>
          </table:table-cell>
          <table:table-cell office:value-type="float" office:value="19302" calcext:value-type="float">
            <text:p>19302</text:p>
          </table:table-cell>
          <table:table-cell office:value-type="float" office:value="22046" calcext:value-type="float">
            <text:p>22046</text:p>
          </table:table-cell>
          <table:table-cell office:value-type="float" office:value="19562" calcext:value-type="float">
            <text:p>19562</text:p>
          </table:table-cell>
          <table:table-cell office:value-type="float" office:value="20452" calcext:value-type="float">
            <text:p>20452</text:p>
          </table:table-cell>
          <table:table-cell table:formula="of:=AVERAGE([.O35:.X35])" office:value-type="float" office:value="20816.3" calcext:value-type="float">
            <text:p>20816.3</text:p>
          </table:table-cell>
          <table:table-cell table:formula="of:=[.Y35]/131246" office:value-type="float" office:value="0.158605214635113" calcext:value-type="float">
            <text:p>0.1586052146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738806" calcext:value-type="float">
            <text:p>0.738806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746269" calcext:value-type="float">
            <text:p>0.746269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634328" calcext:value-type="float">
            <text:p>0.634328</text:p>
          </table:table-cell>
          <table:table-cell office:value-type="float" office:value="0.716418" calcext:value-type="float">
            <text:p>0.716418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634328" calcext:value-type="float">
            <text:p>0.634328</text:p>
          </table:table-cell>
          <table:table-cell table:formula="of:=AVERAGE([.D36:.M36])" office:value-type="float" office:value="0.7291045" calcext:value-type="float">
            <text:p>0.7291045</text:p>
          </table:table-cell>
          <table:table-cell office:value-type="float" office:value="19898" calcext:value-type="float">
            <text:p>19898</text:p>
          </table:table-cell>
          <table:table-cell office:value-type="float" office:value="24755" calcext:value-type="float">
            <text:p>24755</text:p>
          </table:table-cell>
          <table:table-cell office:value-type="float" office:value="25737" calcext:value-type="float">
            <text:p>25737</text:p>
          </table:table-cell>
          <table:table-cell office:value-type="float" office:value="19717" calcext:value-type="float">
            <text:p>19717</text:p>
          </table:table-cell>
          <table:table-cell office:value-type="float" office:value="22724" calcext:value-type="float">
            <text:p>22724</text:p>
          </table:table-cell>
          <table:table-cell office:value-type="float" office:value="20296" calcext:value-type="float">
            <text:p>20296</text:p>
          </table:table-cell>
          <table:table-cell office:value-type="float" office:value="26063" calcext:value-type="float">
            <text:p>26063</text:p>
          </table:table-cell>
          <table:table-cell office:value-type="float" office:value="21658" calcext:value-type="float">
            <text:p>21658</text:p>
          </table:table-cell>
          <table:table-cell office:value-type="float" office:value="20471" calcext:value-type="float">
            <text:p>20471</text:p>
          </table:table-cell>
          <table:table-cell office:value-type="float" office:value="21845" calcext:value-type="float">
            <text:p>21845</text:p>
          </table:table-cell>
          <table:table-cell table:formula="of:=AVERAGE([.O36:.X36])" office:value-type="float" office:value="22316.4" calcext:value-type="float">
            <text:p>22316.4</text:p>
          </table:table-cell>
          <table:table-cell table:formula="of:=[.Y36]/131246" office:value-type="float" office:value="0.170034896301602" calcext:value-type="float">
            <text:p>0.1700348963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3007" calcext:value-type="float">
            <text:p>0.9300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51049" calcext:value-type="float">
            <text:p>0.951049</text:p>
          </table:table-cell>
          <table:table-cell office:value-type="float" office:value="0.86014" calcext:value-type="float">
            <text:p>0.86014</text:p>
          </table:table-cell>
          <table:table-cell office:value-type="float" office:value="0.853147" calcext:value-type="float">
            <text:p>0.853147</text:p>
          </table:table-cell>
          <table:table-cell office:value-type="float" office:value="0.86014" calcext:value-type="float">
            <text:p>0.86014</text:p>
          </table:table-cell>
          <table:table-cell office:value-type="float" office:value="0.881119" calcext:value-type="float">
            <text:p>0.881119</text:p>
          </table:table-cell>
          <table:table-cell table:formula="of:=AVERAGE([.D37:.M37])" office:value-type="float" office:value="0.8783218" calcext:value-type="float">
            <text:p>0.8783218</text:p>
          </table:table-cell>
          <table:table-cell office:value-type="float" office:value="20486" calcext:value-type="float">
            <text:p>20486</text:p>
          </table:table-cell>
          <table:table-cell office:value-type="float" office:value="28873" calcext:value-type="float">
            <text:p>28873</text:p>
          </table:table-cell>
          <table:table-cell office:value-type="float" office:value="21964" calcext:value-type="float">
            <text:p>21964</text:p>
          </table:table-cell>
          <table:table-cell office:value-type="float" office:value="21593" calcext:value-type="float">
            <text:p>21593</text:p>
          </table:table-cell>
          <table:table-cell office:value-type="float" office:value="21356" calcext:value-type="float">
            <text:p>21356</text:p>
          </table:table-cell>
          <table:table-cell office:value-type="float" office:value="22389" calcext:value-type="float">
            <text:p>22389</text:p>
          </table:table-cell>
          <table:table-cell office:value-type="float" office:value="26111" calcext:value-type="float">
            <text:p>26111</text:p>
          </table:table-cell>
          <table:table-cell office:value-type="float" office:value="24171" calcext:value-type="float">
            <text:p>24171</text:p>
          </table:table-cell>
          <table:table-cell office:value-type="float" office:value="20441" calcext:value-type="float">
            <text:p>20441</text:p>
          </table:table-cell>
          <table:table-cell office:value-type="float" office:value="21299" calcext:value-type="float">
            <text:p>21299</text:p>
          </table:table-cell>
          <table:table-cell table:formula="of:=AVERAGE([.O37:.X37])" office:value-type="float" office:value="22868.3" calcext:value-type="float">
            <text:p>22868.3</text:p>
          </table:table-cell>
          <table:table-cell table:formula="of:=[.Y37]/131246" office:value-type="float" office:value="0.174239976837389" calcext:value-type="float">
            <text:p>0.1742399768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749431" calcext:value-type="float">
            <text:p>0.749431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863326" calcext:value-type="float">
            <text:p>0.863326</text:p>
          </table:table-cell>
          <table:table-cell office:value-type="float" office:value="0.708428" calcext:value-type="float">
            <text:p>0.708428</text:p>
          </table:table-cell>
          <table:table-cell office:value-type="float" office:value="0.626424" calcext:value-type="float">
            <text:p>0.626424</text:p>
          </table:table-cell>
          <table:table-cell office:value-type="float" office:value="0.740319" calcext:value-type="float">
            <text:p>0.740319</text:p>
          </table:table-cell>
          <table:table-cell office:value-type="float" office:value="0.794989" calcext:value-type="float">
            <text:p>0.794989</text:p>
          </table:table-cell>
          <table:table-cell office:value-type="float" office:value="0.856492" calcext:value-type="float">
            <text:p>0.856492</text:p>
          </table:table-cell>
          <table:table-cell office:value-type="float" office:value="0.61959" calcext:value-type="float">
            <text:p>0.61959</text:p>
          </table:table-cell>
          <table:table-cell office:value-type="float" office:value="0.77221" calcext:value-type="float">
            <text:p>0.77221</text:p>
          </table:table-cell>
          <table:table-cell table:formula="of:=AVERAGE([.D38:.M38])" office:value-type="float" office:value="0.7460138" calcext:value-type="float">
            <text:p>0.7460138</text:p>
          </table:table-cell>
          <table:table-cell office:value-type="float" office:value="19081" calcext:value-type="float">
            <text:p>19081</text:p>
          </table:table-cell>
          <table:table-cell office:value-type="float" office:value="22918" calcext:value-type="float">
            <text:p>22918</text:p>
          </table:table-cell>
          <table:table-cell office:value-type="float" office:value="27656" calcext:value-type="float">
            <text:p>27656</text:p>
          </table:table-cell>
          <table:table-cell office:value-type="float" office:value="19954" calcext:value-type="float">
            <text:p>19954</text:p>
          </table:table-cell>
          <table:table-cell office:value-type="float" office:value="19957" calcext:value-type="float">
            <text:p>19957</text:p>
          </table:table-cell>
          <table:table-cell office:value-type="float" office:value="21059" calcext:value-type="float">
            <text:p>21059</text:p>
          </table:table-cell>
          <table:table-cell office:value-type="float" office:value="24212" calcext:value-type="float">
            <text:p>24212</text:p>
          </table:table-cell>
          <table:table-cell office:value-type="float" office:value="19246" calcext:value-type="float">
            <text:p>19246</text:p>
          </table:table-cell>
          <table:table-cell office:value-type="float" office:value="20952" calcext:value-type="float">
            <text:p>20952</text:p>
          </table:table-cell>
          <table:table-cell office:value-type="float" office:value="21790" calcext:value-type="float">
            <text:p>21790</text:p>
          </table:table-cell>
          <table:table-cell table:formula="of:=AVERAGE([.O38:.X38])" office:value-type="float" office:value="21682.5" calcext:value-type="float">
            <text:p>21682.5</text:p>
          </table:table-cell>
          <table:table-cell table:formula="of:=[.Y38]/131246" office:value-type="float" office:value="0.165205034820109" calcext:value-type="float">
            <text:p>0.1652050348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849711" calcext:value-type="float">
            <text:p>0.849711</text:p>
          </table:table-cell>
          <table:table-cell office:value-type="float" office:value="0.763006" calcext:value-type="float">
            <text:p>0.763006</text:p>
          </table:table-cell>
          <table:table-cell office:value-type="float" office:value="0.786127" calcext:value-type="float">
            <text:p>0.786127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0.947977" calcext:value-type="float">
            <text:p>0.947977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959538" calcext:value-type="float">
            <text:p>0.959538</text:p>
          </table:table-cell>
          <table:table-cell office:value-type="float" office:value="0.953757" calcext:value-type="float">
            <text:p>0.953757</text:p>
          </table:table-cell>
          <table:table-cell office:value-type="float" office:value="0.849711" calcext:value-type="float">
            <text:p>0.849711</text:p>
          </table:table-cell>
          <table:table-cell office:value-type="float" office:value="0.745665" calcext:value-type="float">
            <text:p>0.745665</text:p>
          </table:table-cell>
          <table:table-cell table:formula="of:=AVERAGE([.D39:.M39])" office:value-type="float" office:value="0.8670521" calcext:value-type="float">
            <text:p>0.8670521</text:p>
          </table:table-cell>
          <table:table-cell office:value-type="float" office:value="22010" calcext:value-type="float">
            <text:p>22010</text:p>
          </table:table-cell>
          <table:table-cell office:value-type="float" office:value="24596" calcext:value-type="float">
            <text:p>24596</text:p>
          </table:table-cell>
          <table:table-cell office:value-type="float" office:value="25324" calcext:value-type="float">
            <text:p>25324</text:p>
          </table:table-cell>
          <table:table-cell office:value-type="float" office:value="22094" calcext:value-type="float">
            <text:p>22094</text:p>
          </table:table-cell>
          <table:table-cell office:value-type="float" office:value="22744" calcext:value-type="float">
            <text:p>22744</text:p>
          </table:table-cell>
          <table:table-cell office:value-type="float" office:value="21954" calcext:value-type="float">
            <text:p>21954</text:p>
          </table:table-cell>
          <table:table-cell office:value-type="float" office:value="23524" calcext:value-type="float">
            <text:p>23524</text:p>
          </table:table-cell>
          <table:table-cell office:value-type="float" office:value="25879" calcext:value-type="float">
            <text:p>25879</text:p>
          </table:table-cell>
          <table:table-cell office:value-type="float" office:value="23077" calcext:value-type="float">
            <text:p>23077</text:p>
          </table:table-cell>
          <table:table-cell office:value-type="float" office:value="22467" calcext:value-type="float">
            <text:p>22467</text:p>
          </table:table-cell>
          <table:table-cell table:formula="of:=AVERAGE([.O39:.X39])" office:value-type="float" office:value="23366.9" calcext:value-type="float">
            <text:p>23366.9</text:p>
          </table:table-cell>
          <table:table-cell table:formula="of:=[.Y39]/131246" office:value-type="float" office:value="0.178038949758469" calcext:value-type="float">
            <text:p>0.1780389498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611498" calcext:value-type="float">
            <text:p>0.611498</text:p>
          </table:table-cell>
          <table:table-cell office:value-type="float" office:value="0.400697" calcext:value-type="float">
            <text:p>0.400697</text:p>
          </table:table-cell>
          <table:table-cell office:value-type="float" office:value="0.355401" calcext:value-type="float">
            <text:p>0.355401</text:p>
          </table:table-cell>
          <table:table-cell office:value-type="float" office:value="0.5" calcext:value-type="float">
            <text:p>0.5</text:p>
          </table:table-cell>
          <table:table-cell office:value-type="float" office:value="0.517422" calcext:value-type="float">
            <text:p>0.517422</text:p>
          </table:table-cell>
          <table:table-cell office:value-type="float" office:value="0.592334" calcext:value-type="float">
            <text:p>0.592334</text:p>
          </table:table-cell>
          <table:table-cell office:value-type="float" office:value="0.34669" calcext:value-type="float">
            <text:p>0.34669</text:p>
          </table:table-cell>
          <table:table-cell office:value-type="float" office:value="0.398955" calcext:value-type="float">
            <text:p>0.398955</text:p>
          </table:table-cell>
          <table:table-cell office:value-type="float" office:value="0.433798" calcext:value-type="float">
            <text:p>0.433798</text:p>
          </table:table-cell>
          <table:table-cell office:value-type="float" office:value="0.587108" calcext:value-type="float">
            <text:p>0.587108</text:p>
          </table:table-cell>
          <table:table-cell table:formula="of:=AVERAGE([.D40:.M40])" office:value-type="float" office:value="0.4743903" calcext:value-type="float">
            <text:p>0.4743903</text:p>
          </table:table-cell>
          <table:table-cell office:value-type="float" office:value="20004" calcext:value-type="float">
            <text:p>20004</text:p>
          </table:table-cell>
          <table:table-cell office:value-type="float" office:value="27436" calcext:value-type="float">
            <text:p>27436</text:p>
          </table:table-cell>
          <table:table-cell office:value-type="float" office:value="22950" calcext:value-type="float">
            <text:p>22950</text:p>
          </table:table-cell>
          <table:table-cell office:value-type="float" office:value="21504" calcext:value-type="float">
            <text:p>21504</text:p>
          </table:table-cell>
          <table:table-cell office:value-type="float" office:value="19355" calcext:value-type="float">
            <text:p>19355</text:p>
          </table:table-cell>
          <table:table-cell office:value-type="float" office:value="20557" calcext:value-type="float">
            <text:p>20557</text:p>
          </table:table-cell>
          <table:table-cell office:value-type="float" office:value="20530" calcext:value-type="float">
            <text:p>20530</text:p>
          </table:table-cell>
          <table:table-cell office:value-type="float" office:value="27316" calcext:value-type="float">
            <text:p>27316</text:p>
          </table:table-cell>
          <table:table-cell office:value-type="float" office:value="22585" calcext:value-type="float">
            <text:p>22585</text:p>
          </table:table-cell>
          <table:table-cell office:value-type="float" office:value="21591" calcext:value-type="float">
            <text:p>21591</text:p>
          </table:table-cell>
          <table:table-cell table:formula="of:=AVERAGE([.O40:.X40])" office:value-type="float" office:value="22382.8" calcext:value-type="float">
            <text:p>22382.8</text:p>
          </table:table-cell>
          <table:table-cell table:formula="of:=[.Y40]/131246" office:value-type="float" office:value="0.170540816482026" calcext:value-type="float">
            <text:p>0.170540816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1000, number of hash tables: 10</text:p>
          </table:table-cell>
          <table:covered-table-cell table:number-columns-repeated="14" table:style-name="ce2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809235" calcext:value-type="float">
            <text:p>0.809235</text:p>
          </table:table-cell>
          <table:table-cell office:value-type="float" office:value="0.592953" calcext:value-type="float">
            <text:p>0.592953</text:p>
          </table:table-cell>
          <table:table-cell office:value-type="float" office:value="0.686513" calcext:value-type="float">
            <text:p>0.686513</text:p>
          </table:table-cell>
          <table:table-cell office:value-type="float" office:value="0.748481" calcext:value-type="float">
            <text:p>0.748481</text:p>
          </table:table-cell>
          <table:table-cell office:value-type="float" office:value="0.568651" calcext:value-type="float">
            <text:p>0.568651</text:p>
          </table:table-cell>
          <table:table-cell office:value-type="float" office:value="0.71932" calcext:value-type="float">
            <text:p>0.71932</text:p>
          </table:table-cell>
          <table:table-cell office:value-type="float" office:value="0.754557" calcext:value-type="float">
            <text:p>0.754557</text:p>
          </table:table-cell>
          <table:table-cell office:value-type="float" office:value="0.763062" calcext:value-type="float">
            <text:p>0.763062</text:p>
          </table:table-cell>
          <table:table-cell office:value-type="float" office:value="0.738761" calcext:value-type="float">
            <text:p>0.738761</text:p>
          </table:table-cell>
          <table:table-cell office:value-type="float" office:value="0.62819" calcext:value-type="float">
            <text:p>0.62819</text:p>
          </table:table-cell>
          <table:table-cell table:formula="of:=AVERAGE([.D42:.M42])" office:value-type="float" office:value="0.7009723" calcext:value-type="float">
            <text:p>0.7009723</text:p>
          </table:table-cell>
          <table:table-cell office:value-type="float" office:value="29711" calcext:value-type="float">
            <text:p>29711</text:p>
          </table:table-cell>
          <table:table-cell office:value-type="float" office:value="30940" calcext:value-type="float">
            <text:p>30940</text:p>
          </table:table-cell>
          <table:table-cell office:value-type="float" office:value="28340" calcext:value-type="float">
            <text:p>28340</text:p>
          </table:table-cell>
          <table:table-cell office:value-type="float" office:value="31376" calcext:value-type="float">
            <text:p>31376</text:p>
          </table:table-cell>
          <table:table-cell office:value-type="float" office:value="28911" calcext:value-type="float">
            <text:p>28911</text:p>
          </table:table-cell>
          <table:table-cell office:value-type="float" office:value="31774" calcext:value-type="float">
            <text:p>31774</text:p>
          </table:table-cell>
          <table:table-cell office:value-type="float" office:value="33484" calcext:value-type="float">
            <text:p>33484</text:p>
          </table:table-cell>
          <table:table-cell office:value-type="float" office:value="29975" calcext:value-type="float">
            <text:p>29975</text:p>
          </table:table-cell>
          <table:table-cell office:value-type="float" office:value="32568" calcext:value-type="float">
            <text:p>32568</text:p>
          </table:table-cell>
          <table:table-cell office:value-type="float" office:value="29405" calcext:value-type="float">
            <text:p>29405</text:p>
          </table:table-cell>
          <table:table-cell table:formula="of:=AVERAGE([.O42:.X42])" office:value-type="float" office:value="30648.4" calcext:value-type="float">
            <text:p>30648.4</text:p>
          </table:table-cell>
          <table:table-cell table:formula="of:=[.Y42]/131246" office:value-type="float" office:value="0.233518735809091" calcext:value-type="float">
            <text:p>0.2335187358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934959" calcext:value-type="float">
            <text:p>0.934959</text:p>
          </table:table-cell>
          <table:table-cell office:value-type="float" office:value="0.821138" calcext:value-type="float">
            <text:p>0.821138</text:p>
          </table:table-cell>
          <table:table-cell office:value-type="float" office:value="0.865854" calcext:value-type="float">
            <text:p>0.865854</text:p>
          </table:table-cell>
          <table:table-cell office:value-type="float" office:value="0.747967" calcext:value-type="float">
            <text:p>0.747967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455285" calcext:value-type="float">
            <text:p>0.455285</text:p>
          </table:table-cell>
          <table:table-cell office:value-type="float" office:value="0.813008" calcext:value-type="float">
            <text:p>0.813008</text:p>
          </table:table-cell>
          <table:table-cell office:value-type="float" office:value="0.711382" calcext:value-type="float">
            <text:p>0.711382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882114" calcext:value-type="float">
            <text:p>0.882114</text:p>
          </table:table-cell>
          <table:table-cell table:formula="of:=AVERAGE([.D43:.M43])" office:value-type="float" office:value="0.7865854" calcext:value-type="float">
            <text:p>0.7865854</text:p>
          </table:table-cell>
          <table:table-cell office:value-type="float" office:value="28953" calcext:value-type="float">
            <text:p>28953</text:p>
          </table:table-cell>
          <table:table-cell office:value-type="float" office:value="31480" calcext:value-type="float">
            <text:p>31480</text:p>
          </table:table-cell>
          <table:table-cell office:value-type="float" office:value="29314" calcext:value-type="float">
            <text:p>29314</text:p>
          </table:table-cell>
          <table:table-cell office:value-type="float" office:value="32157" calcext:value-type="float">
            <text:p>32157</text:p>
          </table:table-cell>
          <table:table-cell office:value-type="float" office:value="29533" calcext:value-type="float">
            <text:p>29533</text:p>
          </table:table-cell>
          <table:table-cell office:value-type="float" office:value="32045" calcext:value-type="float">
            <text:p>32045</text:p>
          </table:table-cell>
          <table:table-cell office:value-type="float" office:value="28683" calcext:value-type="float">
            <text:p>28683</text:p>
          </table:table-cell>
          <table:table-cell office:value-type="float" office:value="27461" calcext:value-type="float">
            <text:p>27461</text:p>
          </table:table-cell>
          <table:table-cell office:value-type="float" office:value="34399" calcext:value-type="float">
            <text:p>34399</text:p>
          </table:table-cell>
          <table:table-cell office:value-type="float" office:value="35043" calcext:value-type="float">
            <text:p>35043</text:p>
          </table:table-cell>
          <table:table-cell table:formula="of:=AVERAGE([.O43:.X43])" office:value-type="float" office:value="30906.8" calcext:value-type="float">
            <text:p>30906.8</text:p>
          </table:table-cell>
          <table:table-cell table:formula="of:=[.Y43]/131246" office:value-type="float" office:value="0.235487557716045" calcext:value-type="float">
            <text:p>0.2354875577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65672" calcext:value-type="float">
            <text:p>0.865672</text:p>
          </table:table-cell>
          <table:table-cell office:value-type="float" office:value="0.895522" calcext:value-type="float">
            <text:p>0.895522</text:p>
          </table:table-cell>
          <table:table-cell office:value-type="float" office:value="0.761194" calcext:value-type="float">
            <text:p>0.761194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791045" calcext:value-type="float">
            <text:p>0.791045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0.701493" calcext:value-type="float">
            <text:p>0.701493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753731" calcext:value-type="float">
            <text:p>0.753731</text:p>
          </table:table-cell>
          <table:table-cell table:formula="of:=AVERAGE([.D44:.M44])" office:value-type="float" office:value="0.808209" calcext:value-type="float">
            <text:p>0.808209</text:p>
          </table:table-cell>
          <table:table-cell office:value-type="float" office:value="27697" calcext:value-type="float">
            <text:p>27697</text:p>
          </table:table-cell>
          <table:table-cell office:value-type="float" office:value="34455" calcext:value-type="float">
            <text:p>34455</text:p>
          </table:table-cell>
          <table:table-cell office:value-type="float" office:value="29778" calcext:value-type="float">
            <text:p>29778</text:p>
          </table:table-cell>
          <table:table-cell office:value-type="float" office:value="31081" calcext:value-type="float">
            <text:p>31081</text:p>
          </table:table-cell>
          <table:table-cell office:value-type="float" office:value="31197" calcext:value-type="float">
            <text:p>31197</text:p>
          </table:table-cell>
          <table:table-cell office:value-type="float" office:value="32122" calcext:value-type="float">
            <text:p>32122</text:p>
          </table:table-cell>
          <table:table-cell office:value-type="float" office:value="31893" calcext:value-type="float">
            <text:p>31893</text:p>
          </table:table-cell>
          <table:table-cell office:value-type="float" office:value="32630" calcext:value-type="float">
            <text:p>32630</text:p>
          </table:table-cell>
          <table:table-cell office:value-type="float" office:value="34338" calcext:value-type="float">
            <text:p>34338</text:p>
          </table:table-cell>
          <table:table-cell office:value-type="float" office:value="29257" calcext:value-type="float">
            <text:p>29257</text:p>
          </table:table-cell>
          <table:table-cell table:formula="of:=AVERAGE([.O44:.X44])" office:value-type="float" office:value="31444.8" calcext:value-type="float">
            <text:p>31444.8</text:p>
          </table:table-cell>
          <table:table-cell table:formula="of:=[.Y44]/131246" office:value-type="float" office:value="0.239586730262256" calcext:value-type="float">
            <text:p>0.2395867303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993007" calcext:value-type="float">
            <text:p>0.993007</text:p>
          </table:table-cell>
          <table:table-cell office:value-type="float" office:value="0.902098" calcext:value-type="float">
            <text:p>0.902098</text:p>
          </table:table-cell>
          <table:table-cell table:number-columns-repeated="2" office:value-type="float" office:value="0.951049" calcext:value-type="float">
            <text:p>0.951049</text:p>
          </table:table-cell>
          <table:table-cell office:value-type="float" office:value="0.965035" calcext:value-type="float">
            <text:p>0.965035</text:p>
          </table:table-cell>
          <table:table-cell office:value-type="float" office:value="0.951049" calcext:value-type="float">
            <text:p>0.951049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993007" calcext:value-type="float">
            <text:p>0.993007</text:p>
          </table:table-cell>
          <table:table-cell table:formula="of:=AVERAGE([.D45:.M45])" office:value-type="float" office:value="0.9601399" calcext:value-type="float">
            <text:p>0.9601399</text:p>
          </table:table-cell>
          <table:table-cell office:value-type="float" office:value="31560" calcext:value-type="float">
            <text:p>31560</text:p>
          </table:table-cell>
          <table:table-cell office:value-type="float" office:value="27735" calcext:value-type="float">
            <text:p>27735</text:p>
          </table:table-cell>
          <table:table-cell office:value-type="float" office:value="28417" calcext:value-type="float">
            <text:p>28417</text:p>
          </table:table-cell>
          <table:table-cell office:value-type="float" office:value="33259" calcext:value-type="float">
            <text:p>33259</text:p>
          </table:table-cell>
          <table:table-cell office:value-type="float" office:value="33386" calcext:value-type="float">
            <text:p>33386</text:p>
          </table:table-cell>
          <table:table-cell office:value-type="float" office:value="31890" calcext:value-type="float">
            <text:p>31890</text:p>
          </table:table-cell>
          <table:table-cell office:value-type="float" office:value="30292" calcext:value-type="float">
            <text:p>30292</text:p>
          </table:table-cell>
          <table:table-cell office:value-type="float" office:value="32067" calcext:value-type="float">
            <text:p>32067</text:p>
          </table:table-cell>
          <table:table-cell office:value-type="float" office:value="28227" calcext:value-type="float">
            <text:p>28227</text:p>
          </table:table-cell>
          <table:table-cell office:value-type="float" office:value="30546" calcext:value-type="float">
            <text:p>30546</text:p>
          </table:table-cell>
          <table:table-cell table:formula="of:=AVERAGE([.O45:.X45])" office:value-type="float" office:value="30737.9" calcext:value-type="float">
            <text:p>30737.9</text:p>
          </table:table-cell>
          <table:table-cell table:formula="of:=[.Y45]/131246" office:value-type="float" office:value="0.234200661353489" calcext:value-type="float">
            <text:p>0.2342006614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970387" calcext:value-type="float">
            <text:p>0.970387</text:p>
          </table:table-cell>
          <table:table-cell office:value-type="float" office:value="0.881549" calcext:value-type="float">
            <text:p>0.881549</text:p>
          </table:table-cell>
          <table:table-cell office:value-type="float" office:value="0.917995" calcext:value-type="float">
            <text:p>0.917995</text:p>
          </table:table-cell>
          <table:table-cell office:value-type="float" office:value="0.642369" calcext:value-type="float">
            <text:p>0.642369</text:p>
          </table:table-cell>
          <table:table-cell office:value-type="float" office:value="0.881549" calcext:value-type="float">
            <text:p>0.881549</text:p>
          </table:table-cell>
          <table:table-cell office:value-type="float" office:value="0.708428" calcext:value-type="float">
            <text:p>0.708428</text:p>
          </table:table-cell>
          <table:table-cell office:value-type="float" office:value="0.710706" calcext:value-type="float">
            <text:p>0.710706</text:p>
          </table:table-cell>
          <table:table-cell office:value-type="float" office:value="0.897494" calcext:value-type="float">
            <text:p>0.897494</text:p>
          </table:table-cell>
          <table:table-cell office:value-type="float" office:value="0.822323" calcext:value-type="float">
            <text:p>0.822323</text:p>
          </table:table-cell>
          <table:table-cell office:value-type="float" office:value="0.833713" calcext:value-type="float">
            <text:p>0.833713</text:p>
          </table:table-cell>
          <table:table-cell table:formula="of:=AVERAGE([.D46:.M46])" office:value-type="float" office:value="0.8266513" calcext:value-type="float">
            <text:p>0.8266513</text:p>
          </table:table-cell>
          <table:table-cell office:value-type="float" office:value="29879" calcext:value-type="float">
            <text:p>29879</text:p>
          </table:table-cell>
          <table:table-cell office:value-type="float" office:value="35592" calcext:value-type="float">
            <text:p>35592</text:p>
          </table:table-cell>
          <table:table-cell office:value-type="float" office:value="28313" calcext:value-type="float">
            <text:p>28313</text:p>
          </table:table-cell>
          <table:table-cell office:value-type="float" office:value="31909" calcext:value-type="float">
            <text:p>31909</text:p>
          </table:table-cell>
          <table:table-cell office:value-type="float" office:value="27989" calcext:value-type="float">
            <text:p>27989</text:p>
          </table:table-cell>
          <table:table-cell office:value-type="float" office:value="30214" calcext:value-type="float">
            <text:p>30214</text:p>
          </table:table-cell>
          <table:table-cell office:value-type="float" office:value="30032" calcext:value-type="float">
            <text:p>30032</text:p>
          </table:table-cell>
          <table:table-cell office:value-type="float" office:value="31139" calcext:value-type="float">
            <text:p>31139</text:p>
          </table:table-cell>
          <table:table-cell office:value-type="float" office:value="30563" calcext:value-type="float">
            <text:p>30563</text:p>
          </table:table-cell>
          <table:table-cell office:value-type="float" office:value="31004" calcext:value-type="float">
            <text:p>31004</text:p>
          </table:table-cell>
          <table:table-cell table:formula="of:=AVERAGE([.O46:.X46])" office:value-type="float" office:value="30663.4" calcext:value-type="float">
            <text:p>30663.4</text:p>
          </table:table-cell>
          <table:table-cell table:formula="of:=[.Y46]/131246" office:value-type="float" office:value="0.233633025006476" calcext:value-type="float">
            <text:p>0.233633025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59538" calcext:value-type="float">
            <text:p>0.959538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1" calcext:value-type="float">
            <text:p>1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791908" calcext:value-type="float">
            <text:p>0.791908</text:p>
          </table:table-cell>
          <table:table-cell office:value-type="float" office:value="0.913295" calcext:value-type="float">
            <text:p>0.913295</text:p>
          </table:table-cell>
          <table:table-cell office:value-type="float" office:value="0.901734" calcext:value-type="float">
            <text:p>0.901734</text:p>
          </table:table-cell>
          <table:table-cell office:value-type="float" office:value="0.913295" calcext:value-type="float">
            <text:p>0.913295</text:p>
          </table:table-cell>
          <table:table-cell office:value-type="float" office:value="0.965318" calcext:value-type="float">
            <text:p>0.965318</text:p>
          </table:table-cell>
          <table:table-cell table:formula="of:=AVERAGE([.D47:.M47])" office:value-type="float" office:value="0.930058" calcext:value-type="float">
            <text:p>0.930058</text:p>
          </table:table-cell>
          <table:table-cell office:value-type="float" office:value="29876" calcext:value-type="float">
            <text:p>29876</text:p>
          </table:table-cell>
          <table:table-cell office:value-type="float" office:value="31308" calcext:value-type="float">
            <text:p>31308</text:p>
          </table:table-cell>
          <table:table-cell office:value-type="float" office:value="32325" calcext:value-type="float">
            <text:p>32325</text:p>
          </table:table-cell>
          <table:table-cell office:value-type="float" office:value="32748" calcext:value-type="float">
            <text:p>32748</text:p>
          </table:table-cell>
          <table:table-cell office:value-type="float" office:value="29235" calcext:value-type="float">
            <text:p>29235</text:p>
          </table:table-cell>
          <table:table-cell office:value-type="float" office:value="31830" calcext:value-type="float">
            <text:p>31830</text:p>
          </table:table-cell>
          <table:table-cell office:value-type="float" office:value="27896" calcext:value-type="float">
            <text:p>27896</text:p>
          </table:table-cell>
          <table:table-cell office:value-type="float" office:value="28791" calcext:value-type="float">
            <text:p>28791</text:p>
          </table:table-cell>
          <table:table-cell office:value-type="float" office:value="31239" calcext:value-type="float">
            <text:p>31239</text:p>
          </table:table-cell>
          <table:table-cell office:value-type="float" office:value="31721" calcext:value-type="float">
            <text:p>31721</text:p>
          </table:table-cell>
          <table:table-cell table:formula="of:=AVERAGE([.O47:.X47])" office:value-type="float" office:value="30696.9" calcext:value-type="float">
            <text:p>30696.9</text:p>
          </table:table-cell>
          <table:table-cell table:formula="of:=[.Y47]/131246" office:value-type="float" office:value="0.233888270880636" calcext:value-type="float">
            <text:p>0.2338882709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494774" calcext:value-type="float">
            <text:p>0.494774</text:p>
          </table:table-cell>
          <table:table-cell office:value-type="float" office:value="0.662021" calcext:value-type="float">
            <text:p>0.662021</text:p>
          </table:table-cell>
          <table:table-cell office:value-type="float" office:value="0.601045" calcext:value-type="float">
            <text:p>0.601045</text:p>
          </table:table-cell>
          <table:table-cell office:value-type="float" office:value="0.543554" calcext:value-type="float">
            <text:p>0.543554</text:p>
          </table:table-cell>
          <table:table-cell office:value-type="float" office:value="0.698606" calcext:value-type="float">
            <text:p>0.698606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689895" calcext:value-type="float">
            <text:p>0.689895</text:p>
          </table:table-cell>
          <table:table-cell office:value-type="float" office:value="0.658537" calcext:value-type="float">
            <text:p>0.658537</text:p>
          </table:table-cell>
          <table:table-cell office:value-type="float" office:value="0.686411" calcext:value-type="float">
            <text:p>0.686411</text:p>
          </table:table-cell>
          <table:table-cell office:value-type="float" office:value="0.712544" calcext:value-type="float">
            <text:p>0.712544</text:p>
          </table:table-cell>
          <table:table-cell table:formula="of:=AVERAGE([.D48:.M48])" office:value-type="float" office:value="0.6503485" calcext:value-type="float">
            <text:p>0.6503485</text:p>
          </table:table-cell>
          <table:table-cell office:value-type="float" office:value="28023" calcext:value-type="float">
            <text:p>28023</text:p>
          </table:table-cell>
          <table:table-cell office:value-type="float" office:value="34044" calcext:value-type="float">
            <text:p>34044</text:p>
          </table:table-cell>
          <table:table-cell office:value-type="float" office:value="29183" calcext:value-type="float">
            <text:p>29183</text:p>
          </table:table-cell>
          <table:table-cell office:value-type="float" office:value="28012" calcext:value-type="float">
            <text:p>28012</text:p>
          </table:table-cell>
          <table:table-cell office:value-type="float" office:value="30467" calcext:value-type="float">
            <text:p>30467</text:p>
          </table:table-cell>
          <table:table-cell office:value-type="float" office:value="32829" calcext:value-type="float">
            <text:p>32829</text:p>
          </table:table-cell>
          <table:table-cell office:value-type="float" office:value="29502" calcext:value-type="float">
            <text:p>29502</text:p>
          </table:table-cell>
          <table:table-cell office:value-type="float" office:value="29917" calcext:value-type="float">
            <text:p>29917</text:p>
          </table:table-cell>
          <table:table-cell office:value-type="float" office:value="30634" calcext:value-type="float">
            <text:p>30634</text:p>
          </table:table-cell>
          <table:table-cell office:value-type="float" office:value="31766" calcext:value-type="float">
            <text:p>31766</text:p>
          </table:table-cell>
          <table:table-cell table:formula="of:=AVERAGE([.O48:.X48])" office:value-type="float" office:value="30437.7" calcext:value-type="float">
            <text:p>30437.7</text:p>
          </table:table-cell>
          <table:table-cell table:formula="of:=[.Y48]/131246" office:value-type="float" office:value="0.231913353549822" calcext:value-type="float">
            <text:p>0.231913353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1000, number of hash tables: 15</text:p>
          </table:table-cell>
          <table:covered-table-cell table:number-columns-repeated="14" table:style-name="ce2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7339" calcext:value-type="float">
            <text:p>0.7339</text:p>
          </table:table-cell>
          <table:table-cell office:value-type="float" office:value="0.64034" calcext:value-type="float">
            <text:p>0.64034</text:p>
          </table:table-cell>
          <table:table-cell office:value-type="float" office:value="0.678007" calcext:value-type="float">
            <text:p>0.678007</text:p>
          </table:table-cell>
          <table:table-cell office:value-type="float" office:value="0.73147" calcext:value-type="float">
            <text:p>0.73147</text:p>
          </table:table-cell>
          <table:table-cell office:value-type="float" office:value="0.526124" calcext:value-type="float">
            <text:p>0.526124</text:p>
          </table:table-cell>
          <table:table-cell office:value-type="float" office:value="0.703524" calcext:value-type="float">
            <text:p>0.703524</text:p>
          </table:table-cell>
          <table:table-cell office:value-type="float" office:value="0.695018" calcext:value-type="float">
            <text:p>0.695018</text:p>
          </table:table-cell>
          <table:table-cell office:value-type="float" office:value="0.573512" calcext:value-type="float">
            <text:p>0.573512</text:p>
          </table:table-cell>
          <table:table-cell office:value-type="float" office:value="0.816525" calcext:value-type="float">
            <text:p>0.816525</text:p>
          </table:table-cell>
          <table:table-cell office:value-type="float" office:value="0.704739" calcext:value-type="float">
            <text:p>0.704739</text:p>
          </table:table-cell>
          <table:table-cell table:formula="of:=AVERAGE([.D50:.M50])" office:value-type="float" office:value="0.6803159" calcext:value-type="float">
            <text:p>0.6803159</text:p>
          </table:table-cell>
          <table:table-cell office:value-type="float" office:value="31473" calcext:value-type="float">
            <text:p>31473</text:p>
          </table:table-cell>
          <table:table-cell office:value-type="float" office:value="27918" calcext:value-type="float">
            <text:p>27918</text:p>
          </table:table-cell>
          <table:table-cell office:value-type="float" office:value="28724" calcext:value-type="float">
            <text:p>28724</text:p>
          </table:table-cell>
          <table:table-cell office:value-type="float" office:value="31725" calcext:value-type="float">
            <text:p>31725</text:p>
          </table:table-cell>
          <table:table-cell office:value-type="float" office:value="30029" calcext:value-type="float">
            <text:p>30029</text:p>
          </table:table-cell>
          <table:table-cell office:value-type="float" office:value="30444" calcext:value-type="float">
            <text:p>30444</text:p>
          </table:table-cell>
          <table:table-cell office:value-type="float" office:value="29403" calcext:value-type="float">
            <text:p>29403</text:p>
          </table:table-cell>
          <table:table-cell office:value-type="float" office:value="32292" calcext:value-type="float">
            <text:p>32292</text:p>
          </table:table-cell>
          <table:table-cell office:value-type="float" office:value="30969" calcext:value-type="float">
            <text:p>30969</text:p>
          </table:table-cell>
          <table:table-cell office:value-type="float" office:value="27998" calcext:value-type="float">
            <text:p>27998</text:p>
          </table:table-cell>
          <table:table-cell table:formula="of:=AVERAGE([.O50:.X50])" office:value-type="float" office:value="30097.5" calcext:value-type="float">
            <text:p>30097.5</text:p>
          </table:table-cell>
          <table:table-cell table:formula="of:=[.Y50]/131246" office:value-type="float" office:value="0.229321274553129" calcext:value-type="float">
            <text:p>0.2293212746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869919" calcext:value-type="float">
            <text:p>0.869919</text:p>
          </table:table-cell>
          <table:table-cell office:value-type="float" office:value="0.642276" calcext:value-type="float">
            <text:p>0.642276</text:p>
          </table:table-cell>
          <table:table-cell office:value-type="float" office:value="0.804878" calcext:value-type="float">
            <text:p>0.804878</text:p>
          </table:table-cell>
          <table:table-cell office:value-type="float" office:value="0.853659" calcext:value-type="float">
            <text:p>0.853659</text:p>
          </table:table-cell>
          <table:table-cell office:value-type="float" office:value="0.873984" calcext:value-type="float">
            <text:p>0.873984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92683" calcext:value-type="float">
            <text:p>0.792683</text:p>
          </table:table-cell>
          <table:table-cell office:value-type="float" office:value="0.772358" calcext:value-type="float">
            <text:p>0.772358</text:p>
          </table:table-cell>
          <table:table-cell office:value-type="float" office:value="0.784553" calcext:value-type="float">
            <text:p>0.784553</text:p>
          </table:table-cell>
          <table:table-cell office:value-type="float" office:value="0.829268" calcext:value-type="float">
            <text:p>0.829268</text:p>
          </table:table-cell>
          <table:table-cell table:formula="of:=AVERAGE([.D51:.M51])" office:value-type="float" office:value="0.7979676" calcext:value-type="float">
            <text:p>0.7979676</text:p>
          </table:table-cell>
          <table:table-cell office:value-type="float" office:value="31580" calcext:value-type="float">
            <text:p>31580</text:p>
          </table:table-cell>
          <table:table-cell office:value-type="float" office:value="29692" calcext:value-type="float">
            <text:p>29692</text:p>
          </table:table-cell>
          <table:table-cell office:value-type="float" office:value="29745" calcext:value-type="float">
            <text:p>29745</text:p>
          </table:table-cell>
          <table:table-cell office:value-type="float" office:value="27254" calcext:value-type="float">
            <text:p>27254</text:p>
          </table:table-cell>
          <table:table-cell office:value-type="float" office:value="28244" calcext:value-type="float">
            <text:p>28244</text:p>
          </table:table-cell>
          <table:table-cell office:value-type="float" office:value="28864" calcext:value-type="float">
            <text:p>28864</text:p>
          </table:table-cell>
          <table:table-cell office:value-type="float" office:value="30069" calcext:value-type="float">
            <text:p>30069</text:p>
          </table:table-cell>
          <table:table-cell office:value-type="float" office:value="30212" calcext:value-type="float">
            <text:p>30212</text:p>
          </table:table-cell>
          <table:table-cell office:value-type="float" office:value="29146" calcext:value-type="float">
            <text:p>29146</text:p>
          </table:table-cell>
          <table:table-cell office:value-type="float" office:value="27793" calcext:value-type="float">
            <text:p>27793</text:p>
          </table:table-cell>
          <table:table-cell table:formula="of:=AVERAGE([.O51:.X51])" office:value-type="float" office:value="29259.9" calcext:value-type="float">
            <text:p>29259.9</text:p>
          </table:table-cell>
          <table:table-cell table:formula="of:=[.Y51]/131246" office:value-type="float" office:value="0.222939365771147" calcext:value-type="float">
            <text:p>0.2229393658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835821" calcext:value-type="float">
            <text:p>0.835821</text:p>
          </table:table-cell>
          <table:table-cell office:value-type="float" office:value="0.895522" calcext:value-type="float">
            <text:p>0.895522</text:p>
          </table:table-cell>
          <table:table-cell office:value-type="float" office:value="0.828358" calcext:value-type="float">
            <text:p>0.828358</text:p>
          </table:table-cell>
          <table:table-cell office:value-type="float" office:value="0.873134" calcext:value-type="float">
            <text:p>0.873134</text:p>
          </table:table-cell>
          <table:table-cell office:value-type="float" office:value="0.865672" calcext:value-type="float">
            <text:p>0.865672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723881" calcext:value-type="float">
            <text:p>0.723881</text:p>
          </table:table-cell>
          <table:table-cell office:value-type="float" office:value="0.80597" calcext:value-type="float">
            <text:p>0.80597</text:p>
          </table:table-cell>
          <table:table-cell office:value-type="float" office:value="0.895522" calcext:value-type="float">
            <text:p>0.895522</text:p>
          </table:table-cell>
          <table:table-cell table:formula="of:=AVERAGE([.D52:.M52])" office:value-type="float" office:value="0.8350746" calcext:value-type="float">
            <text:p>0.8350746</text:p>
          </table:table-cell>
          <table:table-cell office:value-type="float" office:value="29602" calcext:value-type="float">
            <text:p>29602</text:p>
          </table:table-cell>
          <table:table-cell office:value-type="float" office:value="29181" calcext:value-type="float">
            <text:p>29181</text:p>
          </table:table-cell>
          <table:table-cell office:value-type="float" office:value="30569" calcext:value-type="float">
            <text:p>30569</text:p>
          </table:table-cell>
          <table:table-cell office:value-type="float" office:value="30000" calcext:value-type="float">
            <text:p>30000</text:p>
          </table:table-cell>
          <table:table-cell office:value-type="float" office:value="29500" calcext:value-type="float">
            <text:p>29500</text:p>
          </table:table-cell>
          <table:table-cell office:value-type="float" office:value="32025" calcext:value-type="float">
            <text:p>32025</text:p>
          </table:table-cell>
          <table:table-cell office:value-type="float" office:value="31264" calcext:value-type="float">
            <text:p>31264</text:p>
          </table:table-cell>
          <table:table-cell office:value-type="float" office:value="32086" calcext:value-type="float">
            <text:p>32086</text:p>
          </table:table-cell>
          <table:table-cell office:value-type="float" office:value="34236" calcext:value-type="float">
            <text:p>34236</text:p>
          </table:table-cell>
          <table:table-cell office:value-type="float" office:value="29237" calcext:value-type="float">
            <text:p>29237</text:p>
          </table:table-cell>
          <table:table-cell table:formula="of:=AVERAGE([.O52:.X52])" office:value-type="float" office:value="30770" calcext:value-type="float">
            <text:p>30770</text:p>
          </table:table-cell>
          <table:table-cell table:formula="of:=[.Y52]/131246" office:value-type="float" office:value="0.234445240235893" calcext:value-type="float">
            <text:p>0.2344452402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86014" calcext:value-type="float">
            <text:p>0.986014</text:p>
          </table:table-cell>
          <table:table-cell office:value-type="float" office:value="0.776224" calcext:value-type="float">
            <text:p>0.776224</text:p>
          </table:table-cell>
          <table:table-cell table:number-columns-repeated="2" office:value-type="float" office:value="0.965035" calcext:value-type="float">
            <text:p>0.965035</text:p>
          </table:table-cell>
          <table:table-cell office:value-type="float" office:value="0.825175" calcext:value-type="float">
            <text:p>0.825175</text:p>
          </table:table-cell>
          <table:table-cell office:value-type="float" office:value="0.972028" calcext:value-type="float">
            <text:p>0.97202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888112" calcext:value-type="float">
            <text:p>0.888112</text:p>
          </table:table-cell>
          <table:table-cell office:value-type="float" office:value="0.923077" calcext:value-type="float">
            <text:p>0.923077</text:p>
          </table:table-cell>
          <table:table-cell table:formula="of:=AVERAGE([.D53:.M53])" office:value-type="float" office:value="0.9167833" calcext:value-type="float">
            <text:p>0.9167833</text:p>
          </table:table-cell>
          <table:table-cell office:value-type="float" office:value="30657" calcext:value-type="float">
            <text:p>30657</text:p>
          </table:table-cell>
          <table:table-cell office:value-type="float" office:value="28647" calcext:value-type="float">
            <text:p>28647</text:p>
          </table:table-cell>
          <table:table-cell office:value-type="float" office:value="28082" calcext:value-type="float">
            <text:p>28082</text:p>
          </table:table-cell>
          <table:table-cell office:value-type="float" office:value="31128" calcext:value-type="float">
            <text:p>31128</text:p>
          </table:table-cell>
          <table:table-cell office:value-type="float" office:value="28843" calcext:value-type="float">
            <text:p>28843</text:p>
          </table:table-cell>
          <table:table-cell office:value-type="float" office:value="32001" calcext:value-type="float">
            <text:p>32001</text:p>
          </table:table-cell>
          <table:table-cell office:value-type="float" office:value="27152" calcext:value-type="float">
            <text:p>27152</text:p>
          </table:table-cell>
          <table:table-cell office:value-type="float" office:value="29792" calcext:value-type="float">
            <text:p>29792</text:p>
          </table:table-cell>
          <table:table-cell office:value-type="float" office:value="28199" calcext:value-type="float">
            <text:p>28199</text:p>
          </table:table-cell>
          <table:table-cell office:value-type="float" office:value="28858" calcext:value-type="float">
            <text:p>28858</text:p>
          </table:table-cell>
          <table:table-cell table:formula="of:=AVERAGE([.O53:.X53])" office:value-type="float" office:value="29335.9" calcext:value-type="float">
            <text:p>29335.9</text:p>
          </table:table-cell>
          <table:table-cell table:formula="of:=[.Y53]/131246" office:value-type="float" office:value="0.223518431037898" calcext:value-type="float">
            <text:p>0.223518431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84738" calcext:value-type="float">
            <text:p>0.84738</text:p>
          </table:table-cell>
          <table:table-cell office:value-type="float" office:value="0.861048" calcext:value-type="float">
            <text:p>0.861048</text:p>
          </table:table-cell>
          <table:table-cell office:value-type="float" office:value="0.865604" calcext:value-type="float">
            <text:p>0.865604</text:p>
          </table:table-cell>
          <table:table-cell office:value-type="float" office:value="0.767654" calcext:value-type="float">
            <text:p>0.767654</text:p>
          </table:table-cell>
          <table:table-cell office:value-type="float" office:value="0.899772" calcext:value-type="float">
            <text:p>0.899772</text:p>
          </table:table-cell>
          <table:table-cell office:value-type="float" office:value="0.840547" calcext:value-type="float">
            <text:p>0.840547</text:p>
          </table:table-cell>
          <table:table-cell table:number-columns-repeated="2" office:value-type="float" office:value="0.824601" calcext:value-type="float">
            <text:p>0.824601</text:p>
          </table:table-cell>
          <table:table-cell office:value-type="float" office:value="0.799544" calcext:value-type="float">
            <text:p>0.799544</text:p>
          </table:table-cell>
          <table:table-cell office:value-type="float" office:value="0.929385" calcext:value-type="float">
            <text:p>0.929385</text:p>
          </table:table-cell>
          <table:table-cell table:formula="of:=AVERAGE([.D54:.M54])" office:value-type="float" office:value="0.8460136" calcext:value-type="float">
            <text:p>0.8460136</text:p>
          </table:table-cell>
          <table:table-cell office:value-type="float" office:value="29516" calcext:value-type="float">
            <text:p>29516</text:p>
          </table:table-cell>
          <table:table-cell office:value-type="float" office:value="32983" calcext:value-type="float">
            <text:p>32983</text:p>
          </table:table-cell>
          <table:table-cell office:value-type="float" office:value="28273" calcext:value-type="float">
            <text:p>28273</text:p>
          </table:table-cell>
          <table:table-cell office:value-type="float" office:value="28937" calcext:value-type="float">
            <text:p>28937</text:p>
          </table:table-cell>
          <table:table-cell office:value-type="float" office:value="28345" calcext:value-type="float">
            <text:p>28345</text:p>
          </table:table-cell>
          <table:table-cell office:value-type="float" office:value="29008" calcext:value-type="float">
            <text:p>29008</text:p>
          </table:table-cell>
          <table:table-cell office:value-type="float" office:value="28686" calcext:value-type="float">
            <text:p>28686</text:p>
          </table:table-cell>
          <table:table-cell office:value-type="float" office:value="28979" calcext:value-type="float">
            <text:p>28979</text:p>
          </table:table-cell>
          <table:table-cell office:value-type="float" office:value="32589" calcext:value-type="float">
            <text:p>32589</text:p>
          </table:table-cell>
          <table:table-cell office:value-type="float" office:value="28023" calcext:value-type="float">
            <text:p>28023</text:p>
          </table:table-cell>
          <table:table-cell table:formula="of:=AVERAGE([.O54:.X54])" office:value-type="float" office:value="29533.9" calcext:value-type="float">
            <text:p>29533.9</text:p>
          </table:table-cell>
          <table:table-cell table:formula="of:=[.Y54]/131246" office:value-type="float" office:value="0.225027048443381" calcext:value-type="float">
            <text:p>0.225027048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65318" calcext:value-type="float">
            <text:p>0.965318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988439" calcext:value-type="float">
            <text:p>0.988439</text:p>
          </table:table-cell>
          <table:table-cell office:value-type="float" office:value="0.797688" calcext:value-type="float">
            <text:p>0.797688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976879" calcext:value-type="float">
            <text:p>0.976879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71098" calcext:value-type="float">
            <text:p>0.971098</text:p>
          </table:table-cell>
          <table:table-cell office:value-type="float" office:value="0.82659" calcext:value-type="float">
            <text:p>0.82659</text:p>
          </table:table-cell>
          <table:table-cell office:value-type="float" office:value="0.947977" calcext:value-type="float">
            <text:p>0.947977</text:p>
          </table:table-cell>
          <table:table-cell table:formula="of:=AVERAGE([.D55:.M55])" office:value-type="float" office:value="0.930636" calcext:value-type="float">
            <text:p>0.930636</text:p>
          </table:table-cell>
          <table:table-cell office:value-type="float" office:value="30266" calcext:value-type="float">
            <text:p>30266</text:p>
          </table:table-cell>
          <table:table-cell office:value-type="float" office:value="29425" calcext:value-type="float">
            <text:p>29425</text:p>
          </table:table-cell>
          <table:table-cell office:value-type="float" office:value="29521" calcext:value-type="float">
            <text:p>29521</text:p>
          </table:table-cell>
          <table:table-cell office:value-type="float" office:value="29500" calcext:value-type="float">
            <text:p>29500</text:p>
          </table:table-cell>
          <table:table-cell office:value-type="float" office:value="30928" calcext:value-type="float">
            <text:p>30928</text:p>
          </table:table-cell>
          <table:table-cell office:value-type="float" office:value="31167" calcext:value-type="float">
            <text:p>31167</text:p>
          </table:table-cell>
          <table:table-cell office:value-type="float" office:value="29528" calcext:value-type="float">
            <text:p>29528</text:p>
          </table:table-cell>
          <table:table-cell office:value-type="float" office:value="30548" calcext:value-type="float">
            <text:p>30548</text:p>
          </table:table-cell>
          <table:table-cell office:value-type="float" office:value="29560" calcext:value-type="float">
            <text:p>29560</text:p>
          </table:table-cell>
          <table:table-cell office:value-type="float" office:value="28754" calcext:value-type="float">
            <text:p>28754</text:p>
          </table:table-cell>
          <table:table-cell table:formula="of:=AVERAGE([.O55:.X55])" office:value-type="float" office:value="29919.7" calcext:value-type="float">
            <text:p>29919.7</text:p>
          </table:table-cell>
          <table:table-cell table:formula="of:=[.Y55]/131246" office:value-type="float" office:value="0.227966566600125" calcext:value-type="float">
            <text:p>0.2279665666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581882" calcext:value-type="float">
            <text:p>0.581882</text:p>
          </table:table-cell>
          <table:table-cell office:value-type="float" office:value="0.684669" calcext:value-type="float">
            <text:p>0.684669</text:p>
          </table:table-cell>
          <table:table-cell office:value-type="float" office:value="0.611498" calcext:value-type="float">
            <text:p>0.611498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74216" calcext:value-type="float">
            <text:p>0.74216</text:p>
          </table:table-cell>
          <table:table-cell office:value-type="float" office:value="0.771777" calcext:value-type="float">
            <text:p>0.771777</text:p>
          </table:table-cell>
          <table:table-cell office:value-type="float" office:value="0.531359" calcext:value-type="float">
            <text:p>0.531359</text:p>
          </table:table-cell>
          <table:table-cell office:value-type="float" office:value="0.644599" calcext:value-type="float">
            <text:p>0.644599</text:p>
          </table:table-cell>
          <table:table-cell office:value-type="float" office:value="0.597561" calcext:value-type="float">
            <text:p>0.597561</text:p>
          </table:table-cell>
          <table:table-cell office:value-type="float" office:value="0.616725" calcext:value-type="float">
            <text:p>0.616725</text:p>
          </table:table-cell>
          <table:table-cell table:formula="of:=AVERAGE([.D56:.M56])" office:value-type="float" office:value="0.6465157" calcext:value-type="float">
            <text:p>0.6465157</text:p>
          </table:table-cell>
          <table:table-cell office:value-type="float" office:value="28178" calcext:value-type="float">
            <text:p>28178</text:p>
          </table:table-cell>
          <table:table-cell office:value-type="float" office:value="28326" calcext:value-type="float">
            <text:p>28326</text:p>
          </table:table-cell>
          <table:table-cell office:value-type="float" office:value="28089" calcext:value-type="float">
            <text:p>28089</text:p>
          </table:table-cell>
          <table:table-cell office:value-type="float" office:value="31836" calcext:value-type="float">
            <text:p>31836</text:p>
          </table:table-cell>
          <table:table-cell office:value-type="float" office:value="30823" calcext:value-type="float">
            <text:p>30823</text:p>
          </table:table-cell>
          <table:table-cell office:value-type="float" office:value="28679" calcext:value-type="float">
            <text:p>28679</text:p>
          </table:table-cell>
          <table:table-cell office:value-type="float" office:value="29008" calcext:value-type="float">
            <text:p>29008</text:p>
          </table:table-cell>
          <table:table-cell office:value-type="float" office:value="31667" calcext:value-type="float">
            <text:p>31667</text:p>
          </table:table-cell>
          <table:table-cell office:value-type="float" office:value="29811" calcext:value-type="float">
            <text:p>29811</text:p>
          </table:table-cell>
          <table:table-cell office:value-type="float" office:value="29702" calcext:value-type="float">
            <text:p>29702</text:p>
          </table:table-cell>
          <table:table-cell table:formula="of:=AVERAGE([.O56:.X56])" office:value-type="float" office:value="29611.9" calcext:value-type="float">
            <text:p>29611.9</text:p>
          </table:table-cell>
          <table:table-cell table:formula="of:=[.Y56]/131246" office:value-type="float" office:value="0.225621352269783" calcext:value-type="float">
            <text:p>0.225621352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2000, number of hash tables: 15</text:p>
          </table:table-cell>
          <table:covered-table-cell table:number-columns-repeated="14" table:style-name="ce2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754557" calcext:value-type="float">
            <text:p>0.754557</text:p>
          </table:table-cell>
          <table:table-cell office:value-type="float" office:value="0.691373" calcext:value-type="float">
            <text:p>0.691373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71932" calcext:value-type="float">
            <text:p>0.71932</text:p>
          </table:table-cell>
          <table:table-cell office:value-type="float" office:value="0.744836" calcext:value-type="float">
            <text:p>0.744836</text:p>
          </table:table-cell>
          <table:table-cell office:value-type="float" office:value="0.584447" calcext:value-type="float">
            <text:p>0.584447</text:p>
          </table:table-cell>
          <table:table-cell office:value-type="float" office:value="0.725395" calcext:value-type="float">
            <text:p>0.725395</text:p>
          </table:table-cell>
          <table:table-cell office:value-type="float" office:value="0.805589" calcext:value-type="float">
            <text:p>0.805589</text:p>
          </table:table-cell>
          <table:table-cell office:value-type="float" office:value="0.647631" calcext:value-type="float">
            <text:p>0.647631</text:p>
          </table:table-cell>
          <table:table-cell office:value-type="float" office:value="0.695018" calcext:value-type="float">
            <text:p>0.695018</text:p>
          </table:table-cell>
          <table:table-cell table:formula="of:=AVERAGE([.D58:.M58])" office:value-type="float" office:value="0.7190766" calcext:value-type="float">
            <text:p>0.7190766</text:p>
          </table:table-cell>
          <table:table-cell office:value-type="float" office:value="29414" calcext:value-type="float">
            <text:p>29414</text:p>
          </table:table-cell>
          <table:table-cell office:value-type="float" office:value="29854" calcext:value-type="float">
            <text:p>29854</text:p>
          </table:table-cell>
          <table:table-cell office:value-type="float" office:value="28741" calcext:value-type="float">
            <text:p>28741</text:p>
          </table:table-cell>
          <table:table-cell office:value-type="float" office:value="29539" calcext:value-type="float">
            <text:p>29539</text:p>
          </table:table-cell>
          <table:table-cell office:value-type="float" office:value="28559" calcext:value-type="float">
            <text:p>28559</text:p>
          </table:table-cell>
          <table:table-cell office:value-type="float" office:value="27076" calcext:value-type="float">
            <text:p>27076</text:p>
          </table:table-cell>
          <table:table-cell office:value-type="float" office:value="28647" calcext:value-type="float">
            <text:p>28647</text:p>
          </table:table-cell>
          <table:table-cell office:value-type="float" office:value="30163" calcext:value-type="float">
            <text:p>30163</text:p>
          </table:table-cell>
          <table:table-cell office:value-type="float" office:value="30112" calcext:value-type="float">
            <text:p>30112</text:p>
          </table:table-cell>
          <table:table-cell office:value-type="float" office:value="29351" calcext:value-type="float">
            <text:p>29351</text:p>
          </table:table-cell>
          <table:table-cell table:formula="of:=AVERAGE([.O58:.X58])" office:value-type="float" office:value="29145.6" calcext:value-type="float">
            <text:p>29145.6</text:p>
          </table:table-cell>
          <table:table-cell table:formula="of:=[.Y58]/131246" office:value-type="float" office:value="0.222068482087073" calcext:value-type="float">
            <text:p>0.2220684821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638211" calcext:value-type="float">
            <text:p>0.638211</text:p>
          </table:table-cell>
          <table:table-cell office:value-type="float" office:value="0.98374" calcext:value-type="float">
            <text:p>0.98374</text:p>
          </table:table-cell>
          <table:table-cell office:value-type="float" office:value="0.95122" calcext:value-type="float">
            <text:p>0.95122</text:p>
          </table:table-cell>
          <table:table-cell office:value-type="float" office:value="0.829268" calcext:value-type="float">
            <text:p>0.829268</text:p>
          </table:table-cell>
          <table:table-cell office:value-type="float" office:value="0.747967" calcext:value-type="float">
            <text:p>0.747967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817073" calcext:value-type="float">
            <text:p>0.817073</text:p>
          </table:table-cell>
          <table:table-cell office:value-type="float" office:value="0.96748" calcext:value-type="float">
            <text:p>0.96748</text:p>
          </table:table-cell>
          <table:table-cell office:value-type="float" office:value="0.837398" calcext:value-type="float">
            <text:p>0.837398</text:p>
          </table:table-cell>
          <table:table-cell table:formula="of:=AVERAGE([.D59:.M59])" office:value-type="float" office:value="0.8626015" calcext:value-type="float">
            <text:p>0.8626015</text:p>
          </table:table-cell>
          <table:table-cell office:value-type="float" office:value="28312" calcext:value-type="float">
            <text:p>28312</text:p>
          </table:table-cell>
          <table:table-cell office:value-type="float" office:value="27968" calcext:value-type="float">
            <text:p>27968</text:p>
          </table:table-cell>
          <table:table-cell office:value-type="float" office:value="30164" calcext:value-type="float">
            <text:p>30164</text:p>
          </table:table-cell>
          <table:table-cell office:value-type="float" office:value="29085" calcext:value-type="float">
            <text:p>29085</text:p>
          </table:table-cell>
          <table:table-cell office:value-type="float" office:value="27718" calcext:value-type="float">
            <text:p>27718</text:p>
          </table:table-cell>
          <table:table-cell office:value-type="float" office:value="30915" calcext:value-type="float">
            <text:p>30915</text:p>
          </table:table-cell>
          <table:table-cell office:value-type="float" office:value="30516" calcext:value-type="float">
            <text:p>30516</text:p>
          </table:table-cell>
          <table:table-cell office:value-type="float" office:value="27262" calcext:value-type="float">
            <text:p>27262</text:p>
          </table:table-cell>
          <table:table-cell office:value-type="float" office:value="29250" calcext:value-type="float">
            <text:p>29250</text:p>
          </table:table-cell>
          <table:table-cell office:value-type="float" office:value="28239" calcext:value-type="float">
            <text:p>28239</text:p>
          </table:table-cell>
          <table:table-cell table:formula="of:=AVERAGE([.O59:.X59])" office:value-type="float" office:value="28942.9" calcext:value-type="float">
            <text:p>28942.9</text:p>
          </table:table-cell>
          <table:table-cell table:formula="of:=[.Y59]/131246" office:value-type="float" office:value="0.22052405406641" calcext:value-type="float">
            <text:p>0.2205240541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798507" calcext:value-type="float">
            <text:p>0.798507</text:p>
          </table:table-cell>
          <table:table-cell office:value-type="float" office:value="0.880597" calcext:value-type="float">
            <text:p>0.880597</text:p>
          </table:table-cell>
          <table:table-cell office:value-type="float" office:value="0.850746" calcext:value-type="float">
            <text:p>0.850746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940299" calcext:value-type="float">
            <text:p>0.940299</text:p>
          </table:table-cell>
          <table:table-cell office:value-type="float" office:value="0.798507" calcext:value-type="float">
            <text:p>0.798507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962687" calcext:value-type="float">
            <text:p>0.962687</text:p>
          </table:table-cell>
          <table:table-cell office:value-type="float" office:value="0.910448" calcext:value-type="float">
            <text:p>0.910448</text:p>
          </table:table-cell>
          <table:table-cell office:value-type="float" office:value="0.91791" calcext:value-type="float">
            <text:p>0.91791</text:p>
          </table:table-cell>
          <table:table-cell table:formula="of:=AVERAGE([.D60:.M60])" office:value-type="float" office:value="0.8567163" calcext:value-type="float">
            <text:p>0.8567163</text:p>
          </table:table-cell>
          <table:table-cell office:value-type="float" office:value="29707" calcext:value-type="float">
            <text:p>29707</text:p>
          </table:table-cell>
          <table:table-cell office:value-type="float" office:value="31646" calcext:value-type="float">
            <text:p>31646</text:p>
          </table:table-cell>
          <table:table-cell office:value-type="float" office:value="31017" calcext:value-type="float">
            <text:p>31017</text:p>
          </table:table-cell>
          <table:table-cell office:value-type="float" office:value="30848" calcext:value-type="float">
            <text:p>30848</text:p>
          </table:table-cell>
          <table:table-cell office:value-type="float" office:value="29613" calcext:value-type="float">
            <text:p>29613</text:p>
          </table:table-cell>
          <table:table-cell office:value-type="float" office:value="27494" calcext:value-type="float">
            <text:p>27494</text:p>
          </table:table-cell>
          <table:table-cell office:value-type="float" office:value="28621" calcext:value-type="float">
            <text:p>28621</text:p>
          </table:table-cell>
          <table:table-cell office:value-type="float" office:value="28587" calcext:value-type="float">
            <text:p>28587</text:p>
          </table:table-cell>
          <table:table-cell office:value-type="float" office:value="29046" calcext:value-type="float">
            <text:p>29046</text:p>
          </table:table-cell>
          <table:table-cell office:value-type="float" office:value="32864" calcext:value-type="float">
            <text:p>32864</text:p>
          </table:table-cell>
          <table:table-cell table:formula="of:=AVERAGE([.O60:.X60])" office:value-type="float" office:value="29944.3" calcext:value-type="float">
            <text:p>29944.3</text:p>
          </table:table-cell>
          <table:table-cell table:formula="of:=[.Y60]/131246" office:value-type="float" office:value="0.228154000883836" calcext:value-type="float">
            <text:p>0.2281540009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0.979021" calcext:value-type="float">
            <text:p>0.979021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65035" calcext:value-type="float">
            <text:p>0.965035</text:p>
          </table:table-cell>
          <table:table-cell office:value-type="float" office:value="1" calcext:value-type="float">
            <text:p>1</text:p>
          </table:table-cell>
          <table:table-cell office:value-type="float" office:value="0.888112" calcext:value-type="float">
            <text:p>0.888112</text:p>
          </table:table-cell>
          <table:table-cell office:value-type="float" office:value="0.895105" calcext:value-type="float">
            <text:p>0.895105</text:p>
          </table:table-cell>
          <table:table-cell table:formula="of:=AVERAGE([.D61:.M61])" office:value-type="float" office:value="0.9461539" calcext:value-type="float">
            <text:p>0.9461539</text:p>
          </table:table-cell>
          <table:table-cell office:value-type="float" office:value="29456" calcext:value-type="float">
            <text:p>29456</text:p>
          </table:table-cell>
          <table:table-cell office:value-type="float" office:value="29316" calcext:value-type="float">
            <text:p>29316</text:p>
          </table:table-cell>
          <table:table-cell office:value-type="float" office:value="29976" calcext:value-type="float">
            <text:p>29976</text:p>
          </table:table-cell>
          <table:table-cell office:value-type="float" office:value="27245" calcext:value-type="float">
            <text:p>27245</text:p>
          </table:table-cell>
          <table:table-cell office:value-type="float" office:value="27917" calcext:value-type="float">
            <text:p>27917</text:p>
          </table:table-cell>
          <table:table-cell office:value-type="float" office:value="30151" calcext:value-type="float">
            <text:p>30151</text:p>
          </table:table-cell>
          <table:table-cell office:value-type="float" office:value="32092" calcext:value-type="float">
            <text:p>32092</text:p>
          </table:table-cell>
          <table:table-cell office:value-type="float" office:value="30498" calcext:value-type="float">
            <text:p>30498</text:p>
          </table:table-cell>
          <table:table-cell office:value-type="float" office:value="31034" calcext:value-type="float">
            <text:p>31034</text:p>
          </table:table-cell>
          <table:table-cell office:value-type="float" office:value="30969" calcext:value-type="float">
            <text:p>30969</text:p>
          </table:table-cell>
          <table:table-cell table:formula="of:=AVERAGE([.O61:.X61])" office:value-type="float" office:value="29865.4" calcext:value-type="float">
            <text:p>29865.4</text:p>
          </table:table-cell>
          <table:table-cell table:formula="of:=[.Y61]/131246" office:value-type="float" office:value="0.227552839705591" calcext:value-type="float">
            <text:p>0.2275528397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892938" calcext:value-type="float">
            <text:p>0.892938</text:p>
          </table:table-cell>
          <table:table-cell office:value-type="float" office:value="0.833713" calcext:value-type="float">
            <text:p>0.833713</text:p>
          </table:table-cell>
          <table:table-cell office:value-type="float" office:value="0.810934" calcext:value-type="float">
            <text:p>0.810934</text:p>
          </table:table-cell>
          <table:table-cell office:value-type="float" office:value="0.940774" calcext:value-type="float">
            <text:p>0.940774</text:p>
          </table:table-cell>
          <table:table-cell office:value-type="float" office:value="0.85877" calcext:value-type="float">
            <text:p>0.85877</text:p>
          </table:table-cell>
          <table:table-cell office:value-type="float" office:value="0.927107" calcext:value-type="float">
            <text:p>0.927107</text:p>
          </table:table-cell>
          <table:table-cell office:value-type="float" office:value="0.690205" calcext:value-type="float">
            <text:p>0.690205</text:p>
          </table:table-cell>
          <table:table-cell office:value-type="float" office:value="0.861048" calcext:value-type="float">
            <text:p>0.861048</text:p>
          </table:table-cell>
          <table:table-cell office:value-type="float" office:value="0.842825" calcext:value-type="float">
            <text:p>0.842825</text:p>
          </table:table-cell>
          <table:table-cell office:value-type="float" office:value="0.920273" calcext:value-type="float">
            <text:p>0.920273</text:p>
          </table:table-cell>
          <table:table-cell table:formula="of:=AVERAGE([.D62:.M62])" office:value-type="float" office:value="0.8578587" calcext:value-type="float">
            <text:p>0.8578587</text:p>
          </table:table-cell>
          <table:table-cell office:value-type="float" office:value="29140" calcext:value-type="float">
            <text:p>29140</text:p>
          </table:table-cell>
          <table:table-cell office:value-type="float" office:value="29529" calcext:value-type="float">
            <text:p>29529</text:p>
          </table:table-cell>
          <table:table-cell office:value-type="float" office:value="27376" calcext:value-type="float">
            <text:p>27376</text:p>
          </table:table-cell>
          <table:table-cell office:value-type="float" office:value="30910" calcext:value-type="float">
            <text:p>30910</text:p>
          </table:table-cell>
          <table:table-cell office:value-type="float" office:value="27870" calcext:value-type="float">
            <text:p>27870</text:p>
          </table:table-cell>
          <table:table-cell office:value-type="float" office:value="28454" calcext:value-type="float">
            <text:p>28454</text:p>
          </table:table-cell>
          <table:table-cell office:value-type="float" office:value="28145" calcext:value-type="float">
            <text:p>28145</text:p>
          </table:table-cell>
          <table:table-cell office:value-type="float" office:value="29229" calcext:value-type="float">
            <text:p>29229</text:p>
          </table:table-cell>
          <table:table-cell office:value-type="float" office:value="28864" calcext:value-type="float">
            <text:p>28864</text:p>
          </table:table-cell>
          <table:table-cell office:value-type="float" office:value="30817" calcext:value-type="float">
            <text:p>30817</text:p>
          </table:table-cell>
          <table:table-cell table:formula="of:=AVERAGE([.O62:.X62])" office:value-type="float" office:value="29033.4" calcext:value-type="float">
            <text:p>29033.4</text:p>
          </table:table-cell>
          <table:table-cell table:formula="of:=[.Y62]/131246" office:value-type="float" office:value="0.221213598890633" calcext:value-type="float">
            <text:p>0.2212135989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884393" calcext:value-type="float">
            <text:p>0.884393</text:p>
          </table:table-cell>
          <table:table-cell office:value-type="float" office:value="0.947977" calcext:value-type="float">
            <text:p>0.947977</text:p>
          </table:table-cell>
          <table:table-cell office:value-type="float" office:value="0.872832" calcext:value-type="float">
            <text:p>0.872832</text:p>
          </table:table-cell>
          <table:table-cell office:value-type="float" office:value="0.953757" calcext:value-type="float">
            <text:p>0.953757</text:p>
          </table:table-cell>
          <table:table-cell office:value-type="float" office:value="0.936416" calcext:value-type="float">
            <text:p>0.936416</text:p>
          </table:table-cell>
          <table:table-cell office:value-type="float" office:value="0.809249" calcext:value-type="float">
            <text:p>0.809249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890173" calcext:value-type="float">
            <text:p>0.890173</text:p>
          </table:table-cell>
          <table:table-cell office:value-type="float" office:value="0.930636" calcext:value-type="float">
            <text:p>0.930636</text:p>
          </table:table-cell>
          <table:table-cell table:formula="of:=AVERAGE([.D63:.M63])" office:value-type="float" office:value="0.916185" calcext:value-type="float">
            <text:p>0.916185</text:p>
          </table:table-cell>
          <table:table-cell office:value-type="float" office:value="29270" calcext:value-type="float">
            <text:p>29270</text:p>
          </table:table-cell>
          <table:table-cell office:value-type="float" office:value="29219" calcext:value-type="float">
            <text:p>29219</text:p>
          </table:table-cell>
          <table:table-cell office:value-type="float" office:value="31245" calcext:value-type="float">
            <text:p>31245</text:p>
          </table:table-cell>
          <table:table-cell office:value-type="float" office:value="28819" calcext:value-type="float">
            <text:p>28819</text:p>
          </table:table-cell>
          <table:table-cell office:value-type="float" office:value="30352" calcext:value-type="float">
            <text:p>30352</text:p>
          </table:table-cell>
          <table:table-cell office:value-type="float" office:value="26180" calcext:value-type="float">
            <text:p>26180</text:p>
          </table:table-cell>
          <table:table-cell office:value-type="float" office:value="30980" calcext:value-type="float">
            <text:p>30980</text:p>
          </table:table-cell>
          <table:table-cell office:value-type="float" office:value="29034" calcext:value-type="float">
            <text:p>29034</text:p>
          </table:table-cell>
          <table:table-cell office:value-type="float" office:value="29535" calcext:value-type="float">
            <text:p>29535</text:p>
          </table:table-cell>
          <table:table-cell office:value-type="float" office:value="28781" calcext:value-type="float">
            <text:p>28781</text:p>
          </table:table-cell>
          <table:table-cell table:formula="of:=AVERAGE([.O63:.X63])" office:value-type="float" office:value="29341.5" calcext:value-type="float">
            <text:p>29341.5</text:p>
          </table:table-cell>
          <table:table-cell table:formula="of:=[.Y63]/131246" office:value-type="float" office:value="0.223561099004922" calcext:value-type="float">
            <text:p>0.223561099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table:number-columns-repeated="2" office:value-type="float" office:value="0.648084" calcext:value-type="float">
            <text:p>0.648084</text:p>
          </table:table-cell>
          <table:table-cell office:value-type="float" office:value="0.583624" calcext:value-type="float">
            <text:p>0.583624</text:p>
          </table:table-cell>
          <table:table-cell office:value-type="float" office:value="0.552265" calcext:value-type="float">
            <text:p>0.552265</text:p>
          </table:table-cell>
          <table:table-cell office:value-type="float" office:value="0.705575" calcext:value-type="float">
            <text:p>0.705575</text:p>
          </table:table-cell>
          <table:table-cell office:value-type="float" office:value="0.65331" calcext:value-type="float">
            <text:p>0.65331</text:p>
          </table:table-cell>
          <table:table-cell office:value-type="float" office:value="0.731707" calcext:value-type="float">
            <text:p>0.731707</text:p>
          </table:table-cell>
          <table:table-cell office:value-type="float" office:value="0.627178" calcext:value-type="float">
            <text:p>0.627178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20209" calcext:value-type="float">
            <text:p>0.620209</text:p>
          </table:table-cell>
          <table:table-cell table:formula="of:=AVERAGE([.D64:.M64])" office:value-type="float" office:value="0.6416377" calcext:value-type="float">
            <text:p>0.6416377</text:p>
          </table:table-cell>
          <table:table-cell office:value-type="float" office:value="28642" calcext:value-type="float">
            <text:p>28642</text:p>
          </table:table-cell>
          <table:table-cell office:value-type="float" office:value="26538" calcext:value-type="float">
            <text:p>26538</text:p>
          </table:table-cell>
          <table:table-cell office:value-type="float" office:value="28476" calcext:value-type="float">
            <text:p>28476</text:p>
          </table:table-cell>
          <table:table-cell office:value-type="float" office:value="28232" calcext:value-type="float">
            <text:p>28232</text:p>
          </table:table-cell>
          <table:table-cell office:value-type="float" office:value="28714" calcext:value-type="float">
            <text:p>28714</text:p>
          </table:table-cell>
          <table:table-cell office:value-type="float" office:value="29676" calcext:value-type="float">
            <text:p>29676</text:p>
          </table:table-cell>
          <table:table-cell office:value-type="float" office:value="30256" calcext:value-type="float">
            <text:p>30256</text:p>
          </table:table-cell>
          <table:table-cell office:value-type="float" office:value="26542" calcext:value-type="float">
            <text:p>26542</text:p>
          </table:table-cell>
          <table:table-cell office:value-type="float" office:value="29211" calcext:value-type="float">
            <text:p>29211</text:p>
          </table:table-cell>
          <table:table-cell office:value-type="float" office:value="27897" calcext:value-type="float">
            <text:p>27897</text:p>
          </table:table-cell>
          <table:table-cell table:formula="of:=AVERAGE([.O64:.X64])" office:value-type="float" office:value="28418.4" calcext:value-type="float">
            <text:p>28418.4</text:p>
          </table:table-cell>
          <table:table-cell table:formula="of:=[.Y64]/131246" office:value-type="float" office:value="0.216527741797845" calcext:value-type="float">
            <text:p>0.216527741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3000, number of hash tables: 15</text:p>
          </table:table-cell>
          <table:covered-table-cell table:number-columns-repeated="14" table:style-name="ce2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2"/>
        </table:table-row>
        <table:table-row table:style-name="ro1">
          <table:table-cell table:style-name="Default"/>
          <table:table-cell table:style-name="Default" office:value-type="float" office:value="2536" calcext:value-type="float">
            <text:p>2536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2536" calcext:value-type="float">
            <text:p>2536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9565" calcext:value-type="float">
            <text:p>956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1151" calcext:value-type="float">
            <text:p>115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1660" calcext:value-type="float">
            <text:p>31660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2505" calcext:value-type="float">
            <text:p>3250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4041" calcext:value-type="float">
            <text:p>404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7243" calcext:value-type="float">
            <text:p>7243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2536" calcext:value-type="float">
            <text:p>2536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9565" calcext:value-type="float">
            <text:p>956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1151" calcext:value-type="float">
            <text:p>115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1660" calcext:value-type="float">
            <text:p>31660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2505" calcext:value-type="float">
            <text:p>3250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4041" calcext:value-type="float">
            <text:p>404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7243" calcext:value-type="float">
            <text:p>7243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</table:table>
      <table:table table:name="工作表3" table:style-name="ta1">
        <table:table-column table:style-name="co1" table:number-columns-repeated="14" table:default-cell-style-name="Default"/>
        <table:table-row table:style-name="ro1">
          <table:table-cell office:value-type="float" office:value="96390" calcext:value-type="float">
            <text:p>9639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507_05</text:p>
          </table:table-cell>
          <table:table-cell/>
          <table:table-cell table:style-name="ce5" office:value-type="float" office:value="2536" calcext:value-type="float">
            <text:p>2536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1H16M00.000000012S" calcext:value-type="time">
            <text:p>25191:16:00</text:p>
          </table:table-cell>
          <table:table-cell table:style-name="ce5" office:value-type="float" office:value="706495" calcext:value-type="float">
            <text:p>706495</text:p>
          </table:table-cell>
          <table:table-cell office:value-type="float" office:value="0.719821" calcext:value-type="float">
            <text:p>0.719821</text:p>
          </table:table-cell>
          <table:table-cell table:formula="of:=[.I3]*[.I3]" office:value-type="float" office:value="0.518142272041" calcext:value-type="float">
            <text:p>0.518142272</text:p>
          </table:table-cell>
          <table:table-cell table:number-columns-repeated="2"/>
          <table:table-cell table:formula="of:=[.I3]/[.K11]" office:value-type="float" office:value="0.39879841090472" calcext:value-type="float">
            <text:p>0.3987984109</text:p>
          </table:table-cell>
          <table:table-cell/>
        </table:table-row>
        <table:table-row table:style-name="ro1">
          <table:table-cell office:value-type="float" office:value="89168" calcext:value-type="float">
            <text:p>8916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2H15M59.999999986S" calcext:value-type="time">
            <text:p>25192:16:00</text:p>
          </table:table-cell>
          <table:table-cell table:style-name="ce5" office:value-type="float" office:value="706496" calcext:value-type="float">
            <text:p>706496</text:p>
          </table:table-cell>
          <table:table-cell office:value-type="float" office:value="0.448" calcext:value-type="float">
            <text:p>0.448</text:p>
          </table:table-cell>
          <table:table-cell table:formula="of:=[.I4]*[.I4]" office:value-type="float" office:value="0.200704" calcext:value-type="float">
            <text:p>0.200704</text:p>
          </table:table-cell>
          <table:table-cell table:number-columns-repeated="2"/>
          <table:table-cell table:formula="of:=[.I4]/[.K11]" office:value-type="float" office:value="0.248202939460386" calcext:value-type="float">
            <text:p>0.248202939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3H15M59.999999999S" calcext:value-type="time">
            <text:p>25193:16:00</text:p>
          </table:table-cell>
          <table:table-cell table:style-name="ce5" office:value-type="float" office:value="706497" calcext:value-type="float">
            <text:p>706497</text:p>
          </table:table-cell>
          <table:table-cell office:value-type="float" office:value="0.228153" calcext:value-type="float">
            <text:p>0.228153</text:p>
          </table:table-cell>
          <table:table-cell table:formula="of:=[.I5]*[.I5]" office:value-type="float" office:value="0.052053791409" calcext:value-type="float">
            <text:p>0.0520537914</text:p>
          </table:table-cell>
          <table:table-cell table:number-columns-repeated="2"/>
          <table:table-cell table:formula="of:=[.I5]/[.K11]" office:value-type="float" office:value="0.126402333139967" calcext:value-type="float">
            <text:p>0.1264023331</text:p>
          </table:table-cell>
          <table:table-cell/>
        </table:table-row>
        <table:table-row table:style-name="ro1">
          <table:table-cell office:value-type="float" office:value="81552" calcext:value-type="float">
            <text:p>815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4H16M00.000000012S" calcext:value-type="time">
            <text:p>25194:16:00</text:p>
          </table:table-cell>
          <table:table-cell table:style-name="ce5" office:value-type="float" office:value="707726" calcext:value-type="float">
            <text:p>707726</text:p>
          </table:table-cell>
          <table:table-cell office:value-type="float" office:value="1" calcext:value-type="float">
            <text:p>1</text:p>
          </table:table-cell>
          <table:table-cell table:formula="of:=[.I6]*[.I6]" office:value-type="float" office:value="1" calcext:value-type="float">
            <text:p>1</text:p>
          </table:table-cell>
          <table:table-cell table:number-columns-repeated="2"/>
          <table:table-cell table:formula="of:=[.I6]/[.K11]" office:value-type="float" office:value="0.554024418438361" calcext:value-type="float">
            <text:p>0.5540244184</text:p>
          </table:table-cell>
          <table:table-cell/>
        </table:table-row>
        <table:table-row table:style-name="ro1">
          <table:table-cell office:value-type="float" office:value="76279" calcext:value-type="float">
            <text:p>7627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5H15M59.999999986S" calcext:value-type="time">
            <text:p>25195:16:00</text:p>
          </table:table-cell>
          <table:table-cell table:style-name="ce5" office:value-type="float" office:value="707727" calcext:value-type="float">
            <text:p>707727</text:p>
          </table:table-cell>
          <table:table-cell office:value-type="float" office:value="1" calcext:value-type="float">
            <text:p>1</text:p>
          </table:table-cell>
          <table:table-cell table:formula="of:=[.I7]*[.I7]" office:value-type="float" office:value="1" calcext:value-type="float">
            <text:p>1</text:p>
          </table:table-cell>
          <table:table-cell table:number-columns-repeated="2"/>
          <table:table-cell table:formula="of:=[.I7]/[.K11]" office:value-type="float" office:value="0.554024418438361" calcext:value-type="float">
            <text:p>0.554024418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6H15M59.999999999S" calcext:value-type="time">
            <text:p>25196:16:00</text:p>
          </table:table-cell>
          <table:table-cell table:style-name="ce5" office:value-type="float" office:value="708955" calcext:value-type="float">
            <text:p>708955</text:p>
          </table:table-cell>
          <table:table-cell office:value-type="float" office:value="0.585575" calcext:value-type="float">
            <text:p>0.585575</text:p>
          </table:table-cell>
          <table:table-cell table:formula="of:=[.I8]*[.I8]" office:value-type="float" office:value="0.342898080625" calcext:value-type="float">
            <text:p>0.3428980806</text:p>
          </table:table-cell>
          <table:table-cell table:number-columns-repeated="2"/>
          <table:table-cell table:formula="of:=[.I8]/[.K11]" office:value-type="float" office:value="0.324422848827044" calcext:value-type="float">
            <text:p>0.3244228488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7H16M00.000000012S" calcext:value-type="time">
            <text:p>25197:16:00</text:p>
          </table:table-cell>
          <table:table-cell table:style-name="ce5" office:value-type="float" office:value="708956" calcext:value-type="float">
            <text:p>708956</text:p>
          </table:table-cell>
          <table:table-cell office:value-type="float" office:value="0.337265" calcext:value-type="float">
            <text:p>0.337265</text:p>
          </table:table-cell>
          <table:table-cell table:formula="of:=[.I9]*[.I9]" office:value-type="float" office:value="0.113747680225" calcext:value-type="float">
            <text:p>0.1137476802</text:p>
          </table:table-cell>
          <table:table-cell table:number-columns-repeated="2"/>
          <table:table-cell table:formula="of:=[.I9]/[.K11]" office:value-type="float" office:value="0.186853045484614" calcext:value-type="float">
            <text:p>0.1868530455</text:p>
          </table:table-cell>
          <table:table-cell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8H15M59.999999986S" calcext:value-type="time">
            <text:p>25198:16:00</text:p>
          </table:table-cell>
          <table:table-cell table:style-name="ce5" office:value-type="float" office:value="708957" calcext:value-type="float">
            <text:p>708957</text:p>
          </table:table-cell>
          <table:table-cell office:value-type="float" office:value="0.17432" calcext:value-type="float">
            <text:p>0.17432</text:p>
          </table:table-cell>
          <table:table-cell table:formula="of:=[.I10]*[.I10]" office:value-type="float" office:value="0.0303874624" calcext:value-type="float">
            <text:p>0.0303874624</text:p>
          </table:table-cell>
          <table:table-cell table:number-columns-repeated="2"/>
          <table:table-cell table:formula="of:=[.I10]/[.K11]" office:value-type="float" office:value="0.0965775366221752" calcext:value-type="float">
            <text:p>0.0965775366</text:p>
          </table:table-cell>
          <table:table-cell/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J3:.J10])" office:value-type="float" office:value="3.2579332867" calcext:value-type="float">
            <text:p>3.2579332867</text:p>
          </table:table-cell>
          <table:table-cell table:formula="of:=SQRT([.J11])" office:value-type="float" office:value="1.80497459447495" calcext:value-type="float">
            <text:p>1.8049745945</text:p>
          </table:table-cell>
          <table:table-cell table:number-columns-repeated="3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6390" calcext:value-type="float">
            <text:p>96390</text:p>
          </table:table-cell>
          <table:table-cell table:number-columns-repeated="2"/>
          <table:table-cell table:formula="of:=[.I12]*[.I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1H14M00.000000014S" calcext:value-type="time">
            <text:p>44691:14:00</text:p>
          </table:table-cell>
          <table:table-cell table:style-name="ce5" office:value-type="float" office:value="706495" calcext:value-type="float">
            <text:p>706495</text:p>
          </table:table-cell>
          <table:table-cell office:value-type="float" office:value="0.727644" calcext:value-type="float">
            <text:p>0.727644</text:p>
          </table:table-cell>
          <table:table-cell table:formula="of:=[.I13]*[.I13]" office:value-type="float" office:value="0.529465790736" calcext:value-type="float">
            <text:p>0.5294657907</text:p>
          </table:table-cell>
          <table:table-cell table:number-columns-repeated="2"/>
          <table:table-cell table:formula="of:=[.I13]/[.K27]" office:value-type="float" office:value="0.253343197179855" calcext:value-type="float">
            <text:p>0.2533431972</text:p>
          </table:table-cell>
          <table:table-cell table:formula="of:=[.M13]*[.M13]" office:value-type="float" office:value="0.0641827755573107" calcext:value-type="float">
            <text:p>0.0641827756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2H13M59.999999988S" calcext:value-type="time">
            <text:p>44692:14:00</text:p>
          </table:table-cell>
          <table:table-cell table:style-name="ce5" office:value-type="float" office:value="706496" calcext:value-type="float">
            <text:p>706496</text:p>
          </table:table-cell>
          <table:table-cell office:value-type="float" office:value="0.853651" calcext:value-type="float">
            <text:p>0.853651</text:p>
          </table:table-cell>
          <table:table-cell table:formula="of:=[.I14]*[.I14]" office:value-type="float" office:value="0.728720029801" calcext:value-type="float">
            <text:p>0.7287200298</text:p>
          </table:table-cell>
          <table:table-cell table:number-columns-repeated="2"/>
          <table:table-cell table:formula="of:=[.I14]/[.K27]" office:value-type="float" office:value="0.297214947990748" calcext:value-type="float">
            <text:p>0.297214948</text:p>
          </table:table-cell>
          <table:table-cell table:formula="of:=[.M14]*[.M14]" office:value-type="float" office:value="0.0883367253091433" calcext:value-type="float">
            <text:p>0.0883367253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3H14M00.000000014S" calcext:value-type="time">
            <text:p>44693:14:00</text:p>
          </table:table-cell>
          <table:table-cell table:style-name="ce5" office:value-type="float" office:value="706497" calcext:value-type="float">
            <text:p>706497</text:p>
          </table:table-cell>
          <table:table-cell office:value-type="float" office:value="0.588" calcext:value-type="float">
            <text:p>0.588</text:p>
          </table:table-cell>
          <table:table-cell table:formula="of:=[.I15]*[.I15]" office:value-type="float" office:value="0.345744" calcext:value-type="float">
            <text:p>0.345744</text:p>
          </table:table-cell>
          <table:table-cell table:number-columns-repeated="2"/>
          <table:table-cell table:formula="of:=[.I15]/[.K27]" office:value-type="float" office:value="0.204723463591749" calcext:value-type="float">
            <text:p>0.2047234636</text:p>
          </table:table-cell>
          <table:table-cell table:formula="of:=[.M15]*[.M15]" office:value-type="float" office:value="0.0419116965450022" calcext:value-type="float">
            <text:p>0.0419116965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4H14M00.000000014S" calcext:value-type="time">
            <text:p>44694:14:00</text:p>
          </table:table-cell>
          <table:table-cell office:value-type="float" office:value="706498" calcext:value-type="float">
            <text:p>706498</text:p>
          </table:table-cell>
          <table:table-cell office:value-type="float" office:value="0.592" calcext:value-type="float">
            <text:p>0.592</text:p>
          </table:table-cell>
          <table:table-cell table:formula="of:=[.I16]*[.I16]" office:value-type="float" office:value="0.350464" calcext:value-type="float">
            <text:p>0.350464</text:p>
          </table:table-cell>
          <table:table-cell table:number-columns-repeated="2"/>
          <table:table-cell table:formula="of:=[.I16]/[.K27]" office:value-type="float" office:value="0.206116140214822" calcext:value-type="float">
            <text:p>0.2061161402</text:p>
          </table:table-cell>
          <table:table-cell table:formula="of:=[.M16]*[.M16]" office:value-type="float" office:value="0.0424838632570562" calcext:value-type="float">
            <text:p>0.042483863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5H13M59.999999988S" calcext:value-type="time">
            <text:p>44695:14:00</text:p>
          </table:table-cell>
          <table:table-cell table:style-name="ce5" office:value-type="float" office:value="707726" calcext:value-type="float">
            <text:p>707726</text:p>
          </table:table-cell>
          <table:table-cell office:value-type="float" office:value="1" calcext:value-type="float">
            <text:p>1</text:p>
          </table:table-cell>
          <table:table-cell table:formula="of:=[.I17]*[.I17]" office:value-type="float" office:value="1" calcext:value-type="float">
            <text:p>1</text:p>
          </table:table-cell>
          <table:table-cell table:number-columns-repeated="2"/>
          <table:table-cell table:formula="of:=[.I17]/[.K27]" office:value-type="float" office:value="0.348169155768281" calcext:value-type="float">
            <text:p>0.3481691558</text:p>
          </table:table-cell>
          <table:table-cell table:formula="of:=[.M17]*[.M17]" office:value-type="float" office:value="0.121221761028397" calcext:value-type="float">
            <text:p>0.121221761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6H14M00.000000014S" calcext:value-type="time">
            <text:p>44696:14:00</text:p>
          </table:table-cell>
          <table:table-cell table:style-name="ce5" office:value-type="float" office:value="707727" calcext:value-type="float">
            <text:p>707727</text:p>
          </table:table-cell>
          <table:table-cell office:value-type="float" office:value="1" calcext:value-type="float">
            <text:p>1</text:p>
          </table:table-cell>
          <table:table-cell table:formula="of:=[.I18]*[.I18]" office:value-type="float" office:value="1" calcext:value-type="float">
            <text:p>1</text:p>
          </table:table-cell>
          <table:table-cell table:number-columns-repeated="2"/>
          <table:table-cell table:formula="of:=[.I18]/[.K27]" office:value-type="float" office:value="0.348169155768281" calcext:value-type="float">
            <text:p>0.3481691558</text:p>
          </table:table-cell>
          <table:table-cell table:formula="of:=[.M18]*[.M18]" office:value-type="float" office:value="0.121221761028397" calcext:value-type="float">
            <text:p>0.121221761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7H14M00.000000014S" calcext:value-type="time">
            <text:p>44697:14:00</text:p>
          </table:table-cell>
          <table:table-cell office:value-type="float" office:value="707728" calcext:value-type="float">
            <text:p>707728</text:p>
          </table:table-cell>
          <table:table-cell office:value-type="float" office:value="1" calcext:value-type="float">
            <text:p>1</text:p>
          </table:table-cell>
          <table:table-cell table:formula="of:=[.I19]*[.I19]" office:value-type="float" office:value="1" calcext:value-type="float">
            <text:p>1</text:p>
          </table:table-cell>
          <table:table-cell table:number-columns-repeated="2"/>
          <table:table-cell table:formula="of:=[.I19]/[.K27]" office:value-type="float" office:value="0.348169155768281" calcext:value-type="float">
            <text:p>0.3481691558</text:p>
          </table:table-cell>
          <table:table-cell table:formula="of:=[.M19]*[.M19]" office:value-type="float" office:value="0.121221761028397" calcext:value-type="float">
            <text:p>0.121221761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8H13M59.999999988S" calcext:value-type="time">
            <text:p>44698:14:00</text:p>
          </table:table-cell>
          <table:table-cell table:style-name="ce5" office:value-type="float" office:value="708955" calcext:value-type="float">
            <text:p>708955</text:p>
          </table:table-cell>
          <table:table-cell office:value-type="float" office:value="0.565834" calcext:value-type="float">
            <text:p>0.565834</text:p>
          </table:table-cell>
          <table:table-cell table:formula="of:=[.I20]*[.I20]" office:value-type="float" office:value="0.320168115556" calcext:value-type="float">
            <text:p>0.3201681156</text:p>
          </table:table-cell>
          <table:table-cell table:number-columns-repeated="2"/>
          <table:table-cell table:formula="of:=[.I20]/[.K27]" office:value-type="float" office:value="0.197005946084989" calcext:value-type="float">
            <text:p>0.1970059461</text:p>
          </table:table-cell>
          <table:table-cell table:formula="of:=[.M20]*[.M20]" office:value-type="float" office:value="0.0388113427928417" calcext:value-type="float">
            <text:p>0.0388113428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9H14M00.000000014S" calcext:value-type="time">
            <text:p>44699:14:00</text:p>
          </table:table-cell>
          <table:table-cell table:style-name="ce5" office:value-type="float" office:value="708956" calcext:value-type="float">
            <text:p>708956</text:p>
          </table:table-cell>
          <table:table-cell office:value-type="float" office:value="0.445621" calcext:value-type="float">
            <text:p>0.445621</text:p>
          </table:table-cell>
          <table:table-cell table:formula="of:=[.I21]*[.I21]" office:value-type="float" office:value="0.198578075641" calcext:value-type="float">
            <text:p>0.1985780756</text:p>
          </table:table-cell>
          <table:table-cell table:number-columns-repeated="2"/>
          <table:table-cell table:formula="of:=[.I21]/[.K27]" office:value-type="float" office:value="0.155151487362617" calcext:value-type="float">
            <text:p>0.1551514874</text:p>
          </table:table-cell>
          <table:table-cell table:formula="of:=[.M21]*[.M21]" office:value-type="float" office:value="0.0240719840308323" calcext:value-type="float">
            <text:p>0.024071984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0H14M00.000000014S" calcext:value-type="time">
            <text:p>44700:14:00</text:p>
          </table:table-cell>
          <table:table-cell table:style-name="ce5" office:value-type="float" office:value="708957" calcext:value-type="float">
            <text:p>708957</text:p>
          </table:table-cell>
          <table:table-cell office:value-type="float" office:value="0.585614" calcext:value-type="float">
            <text:p>0.585614</text:p>
          </table:table-cell>
          <table:table-cell table:formula="of:=[.I22]*[.I22]" office:value-type="float" office:value="0.342943756996" calcext:value-type="float">
            <text:p>0.342943757</text:p>
          </table:table-cell>
          <table:table-cell table:number-columns-repeated="2"/>
          <table:table-cell table:formula="of:=[.I22]/[.K27]" office:value-type="float" office:value="0.203892731986086" calcext:value-type="float">
            <text:p>0.203892732</text:p>
          </table:table-cell>
          <table:table-cell table:formula="of:=[.M22]*[.M22]" office:value-type="float" office:value="0.0415722461567498" calcext:value-type="float">
            <text:p>0.041572246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1H13M59.999999988S" calcext:value-type="time">
            <text:p>44701:14:00</text:p>
          </table:table-cell>
          <table:table-cell office:value-type="float" office:value="708958" calcext:value-type="float">
            <text:p>708958</text:p>
          </table:table-cell>
          <table:table-cell office:value-type="float" office:value="1" calcext:value-type="float">
            <text:p>1</text:p>
          </table:table-cell>
          <table:table-cell table:formula="of:=[.I23]*[.I23]" office:value-type="float" office:value="1" calcext:value-type="float">
            <text:p>1</text:p>
          </table:table-cell>
          <table:table-cell table:number-columns-repeated="2"/>
          <table:table-cell table:formula="of:=[.I23]/[.K27]" office:value-type="float" office:value="0.348169155768281" calcext:value-type="float">
            <text:p>0.3481691558</text:p>
          </table:table-cell>
          <table:table-cell table:formula="of:=[.M23]*[.M23]" office:value-type="float" office:value="0.121221761028397" calcext:value-type="float">
            <text:p>0.121221761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2H14M00.000000014S" calcext:value-type="time">
            <text:p>44702:14:00</text:p>
          </table:table-cell>
          <table:table-cell office:value-type="float" office:value="710187" calcext:value-type="float">
            <text:p>710187</text:p>
          </table:table-cell>
          <table:table-cell office:value-type="float" office:value="0.585539" calcext:value-type="float">
            <text:p>0.585539</text:p>
          </table:table-cell>
          <table:table-cell table:formula="of:=[.I24]*[.I24]" office:value-type="float" office:value="0.342855920521" calcext:value-type="float">
            <text:p>0.3428559205</text:p>
          </table:table-cell>
          <table:table-cell table:number-columns-repeated="2"/>
          <table:table-cell table:formula="of:=[.I24]/[.K27]" office:value-type="float" office:value="0.203866619299403" calcext:value-type="float">
            <text:p>0.2038666193</text:p>
          </table:table-cell>
          <table:table-cell table:formula="of:=[.M24]*[.M24]" office:value-type="float" office:value="0.0415615984645678" calcext:value-type="float">
            <text:p>0.041561598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3H14M00.000000014S" calcext:value-type="time">
            <text:p>44703:14:00</text:p>
          </table:table-cell>
          <table:table-cell office:value-type="float" office:value="710188" calcext:value-type="float">
            <text:p>710188</text:p>
          </table:table-cell>
          <table:table-cell office:value-type="float" office:value="1" calcext:value-type="float">
            <text:p>1</text:p>
          </table:table-cell>
          <table:table-cell table:formula="of:=[.I25]*[.I25]" office:value-type="float" office:value="1" calcext:value-type="float">
            <text:p>1</text:p>
          </table:table-cell>
          <table:table-cell table:number-columns-repeated="2"/>
          <table:table-cell table:formula="of:=[.I25]/[.K27]" office:value-type="float" office:value="0.348169155768281" calcext:value-type="float">
            <text:p>0.3481691558</text:p>
          </table:table-cell>
          <table:table-cell table:formula="of:=[.M25]*[.M25]" office:value-type="float" office:value="0.121221761028397" calcext:value-type="float">
            <text:p>0.121221761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4H13M59.999999988S" calcext:value-type="time">
            <text:p>44704:14:00</text:p>
          </table:table-cell>
          <table:table-cell office:value-type="float" office:value="711417" calcext:value-type="float">
            <text:p>711417</text:p>
          </table:table-cell>
          <table:table-cell office:value-type="float" office:value="0.300673" calcext:value-type="float">
            <text:p>0.300673</text:p>
          </table:table-cell>
          <table:table-cell table:formula="of:=[.I26]*[.I26]" office:value-type="float" office:value="0.090404252929" calcext:value-type="float">
            <text:p>0.0904042529</text:p>
          </table:table-cell>
          <table:table-cell table:number-columns-repeated="2"/>
          <table:table-cell table:formula="of:=[.I26]/[.K27]" office:value-type="float" office:value="0.104685064572316" calcext:value-type="float">
            <text:p>0.1046850646</text:p>
          </table:table-cell>
          <table:table-cell table:formula="of:=[.M26]*[.M26]" office:value-type="float" office:value="0.01095896274451" calcext:value-type="float">
            <text:p>0.0109589627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J13:.J26])" office:value-type="float" office:value="8.24934394218" calcext:value-type="float">
            <text:p>8.2493439422</text:p>
          </table:table-cell>
          <table:table-cell table:formula="of:=SQRT([.J27])" office:value-type="float" office:value="2.87216711599099" calcext:value-type="float">
            <text:p>2.872167116</text:p>
          </table:table-cell>
          <table:table-cell table:formula="of:=[.K27]*[.K11]" office:value-type="float" office:value="5.18418867545012" calcext:value-type="float">
            <text:p>5.1841886755</text:p>
          </table:table-cell>
          <table:table-cell/>
          <table:table-cell table:formula="of:=SUM([.N13:.N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M3]*[.M13]+[.M4]*[.M14]+[.M5]*[.M15]+[.M6]*[.M17]+[.M7]*[.M18]+[.M8]*[.M20]+[.M9]*[.M21]+[.M10]*[.M22]" office:value-type="float" office:value="0.699063655703916" calcext:value-type="float">
            <text:p>0.699063655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3529" calcext:value-type="float">
            <text:p>435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8845" calcext:value-type="float">
            <text:p>3884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921" calcext:value-type="float">
            <text:p>379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876" calcext:value-type="float">
            <text:p>3787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850" calcext:value-type="float">
            <text:p>378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785" calcext:value-type="float">
            <text:p>3778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699" calcext:value-type="float">
            <text:p>3769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571" calcext:value-type="float">
            <text:p>3757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556" calcext:value-type="float">
            <text:p>3755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499" calcext:value-type="float">
            <text:p>3749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889" calcext:value-type="float">
            <text:p>358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705" calcext:value-type="float">
            <text:p>357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673" calcext:value-type="float">
            <text:p>3567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989" calcext:value-type="float">
            <text:p>349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976" calcext:value-type="float">
            <text:p>3497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270" calcext:value-type="float">
            <text:p>3427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202" calcext:value-type="float">
            <text:p>3420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402" calcext:value-type="float">
            <text:p>3240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133" calcext:value-type="float">
            <text:p>3213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493" calcext:value-type="float">
            <text:p>3049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7089" calcext:value-type="float">
            <text:p>270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993" calcext:value-type="float">
            <text:p>2699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775" calcext:value-type="float">
            <text:p>2677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734" calcext:value-type="float">
            <text:p>267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857" calcext:value-type="float">
            <text:p>208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741" calcext:value-type="float">
            <text:p>197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542" calcext:value-type="float">
            <text:p>1954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416" calcext:value-type="float">
            <text:p>194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163" calcext:value-type="float">
            <text:p>1916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657" calcext:value-type="float">
            <text:p>186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655" calcext:value-type="float">
            <text:p>1865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995" calcext:value-type="float">
            <text:p>1699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299" calcext:value-type="float">
            <text:p>1629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082" calcext:value-type="float">
            <text:p>1608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619" calcext:value-type="float">
            <text:p>146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519" calcext:value-type="float">
            <text:p>145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694" calcext:value-type="float">
            <text:p>136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177" calcext:value-type="float">
            <text:p>1317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1084" calcext:value-type="float">
            <text:p>13108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1078" calcext:value-type="float">
            <text:p>13107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1064" calcext:value-type="float">
            <text:p>13106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952" calcext:value-type="float">
            <text:p>13095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917" calcext:value-type="float">
            <text:p>13091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896" calcext:value-type="float">
            <text:p>13089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785" calcext:value-type="float">
            <text:p>13078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608" calcext:value-type="float">
            <text:p>13060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468" calcext:value-type="float">
            <text:p>13046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444" calcext:value-type="float">
            <text:p>1304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434" calcext:value-type="float">
            <text:p>1304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305" calcext:value-type="float">
            <text:p>1303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110" calcext:value-type="float">
            <text:p>1301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931" calcext:value-type="float">
            <text:p>1299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480" calcext:value-type="float">
            <text:p>12948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231" calcext:value-type="float">
            <text:p>1292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218" calcext:value-type="float">
            <text:p>1292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179" calcext:value-type="float">
            <text:p>12917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129" calcext:value-type="float">
            <text:p>1291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091" calcext:value-type="float">
            <text:p>12909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993" calcext:value-type="float">
            <text:p>12899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850" calcext:value-type="float">
            <text:p>1288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660" calcext:value-type="float">
            <text:p>12866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560" calcext:value-type="float">
            <text:p>12856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367" calcext:value-type="float">
            <text:p>12836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290" calcext:value-type="float">
            <text:p>12829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254" calcext:value-type="float">
            <text:p>12825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062" calcext:value-type="float">
            <text:p>12806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531" calcext:value-type="float">
            <text:p>1275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488" calcext:value-type="float">
            <text:p>1274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478" calcext:value-type="float">
            <text:p>12747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416" calcext:value-type="float">
            <text:p>1274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364" calcext:value-type="float">
            <text:p>12736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318" calcext:value-type="float">
            <text:p>1273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199" calcext:value-type="float">
            <text:p>12719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137" calcext:value-type="float">
            <text:p>1271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079" calcext:value-type="float">
            <text:p>12707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992" calcext:value-type="float">
            <text:p>12699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913" calcext:value-type="float">
            <text:p>12691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844" calcext:value-type="float">
            <text:p>1268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775" calcext:value-type="float">
            <text:p>12677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546" calcext:value-type="float">
            <text:p>12654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236" calcext:value-type="float">
            <text:p>1262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074" calcext:value-type="float">
            <text:p>12607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065" calcext:value-type="float">
            <text:p>12606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930" calcext:value-type="float">
            <text:p>1259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762" calcext:value-type="float">
            <text:p>12576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734" calcext:value-type="float">
            <text:p>1257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720" calcext:value-type="float">
            <text:p>1257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713" calcext:value-type="float">
            <text:p>12571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330" calcext:value-type="float">
            <text:p>1253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296" calcext:value-type="float">
            <text:p>12529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4574" calcext:value-type="float">
            <text:p>12457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4561" calcext:value-type="float">
            <text:p>12456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4073" calcext:value-type="float">
            <text:p>12407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1902" calcext:value-type="float">
            <text:p>12190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1598" calcext:value-type="float">
            <text:p>12159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1184" calcext:value-type="float">
            <text:p>12118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9185" calcext:value-type="float">
            <text:p>11918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6374" calcext:value-type="float">
            <text:p>11637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5659" calcext:value-type="float">
            <text:p>11565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5628" calcext:value-type="float">
            <text:p>1156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957" calcext:value-type="float">
            <text:p>1149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877" calcext:value-type="float">
            <text:p>11487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218" calcext:value-type="float">
            <text:p>1142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141" calcext:value-type="float">
            <text:p>1141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121" calcext:value-type="float">
            <text:p>1141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040" calcext:value-type="float">
            <text:p>1140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957" calcext:value-type="float">
            <text:p>1139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818" calcext:value-type="float">
            <text:p>1138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797" calcext:value-type="float">
            <text:p>11379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737" calcext:value-type="float">
            <text:p>1137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720" calcext:value-type="float">
            <text:p>1137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630" calcext:value-type="float">
            <text:p>1136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604" calcext:value-type="float">
            <text:p>1136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601" calcext:value-type="float">
            <text:p>11360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375" calcext:value-type="float">
            <text:p>11337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2051" calcext:value-type="float">
            <text:p>11205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0988" calcext:value-type="float">
            <text:p>1109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8928" calcext:value-type="float">
            <text:p>1089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8888" calcext:value-type="float">
            <text:p>1088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8056" calcext:value-type="float">
            <text:p>10805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7310" calcext:value-type="float">
            <text:p>1073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7241" calcext:value-type="float">
            <text:p>1072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7215" calcext:value-type="float">
            <text:p>1072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7173" calcext:value-type="float">
            <text:p>10717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7071" calcext:value-type="float">
            <text:p>10707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6788" calcext:value-type="float">
            <text:p>1067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6728" calcext:value-type="float">
            <text:p>1067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6716" calcext:value-type="float">
            <text:p>1067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6464" calcext:value-type="float">
            <text:p>10646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5694" calcext:value-type="float">
            <text:p>1056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5323" calcext:value-type="float">
            <text:p>10532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5131" calcext:value-type="float">
            <text:p>1051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4119" calcext:value-type="float">
            <text:p>1041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4114" calcext:value-type="float">
            <text:p>1041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00／00／00</text:date>, <text:time style:data-style-name="N2" text:time-value="16:25:51.84185447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5:49:40.509145717</meta:creation-date>
    <meta:editing-duration>PT1H33S</meta:editing-duration>
    <meta:editing-cycles>8</meta:editing-cycles>
    <meta:generator>LibreOffice/4.2.8.2$Linux_X86_64 LibreOffice_project/420m0$Build-2</meta:generator>
    <dc:date>2015-12-31T18:15:19.890779061</dc:date>
    <meta:document-statistic meta:table-count="3" meta:cell-count="2174" meta:object-count="0"/>
  </office:meta>
</office:document-meta>
</file>